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09mm"/>
    </style:style>
    <style:style style:name="co2" style:family="table-column">
      <style:table-column-properties fo:break-before="auto" style:column-width="30.48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2.31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2.03mm"/>
    </style:style>
    <style:style style:name="co9" style:family="table-column">
      <style:table-column-properties fo:break-before="auto" style:column-width="21.6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61">
      <style:table-cell-properties style:cell-protect="protected" style:print-content="true" fo:background-color="transparent" fo:padding="0.71mm"/>
    </style:style>
    <style:style style:name="ce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61">
      <style:table-cell-properties style:cell-protect="protected" style:print-content="true" fo:padding="0.71mm"/>
    </style:style>
    <style:style style:name="ce8" style:family="table-cell" style:parent-style-name="Default" style:data-style-name="N0">
      <style:table-cell-properties style:glyph-orientation-vertical="0" fo:background-color="#ccffcc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61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61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61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 fo:padding="0.71mm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ccffcc" fo:padding="0.71mm"/>
    </style:style>
    <style:style style:name="ce32" style:family="table-cell" style:parent-style-name="Default">
      <style:table-cell-properties style:diagonal-bl-tr="none" style:diagonal-tl-br="none" fo:border="none" fo:padding="0.71mm" style:rotation-align="non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="Arial" style:font-style-asian="italic" style:font-weight-complex="normal" style:font-weight-asian="normal" style:font-size-complex="10pt" style:font-size-asian="10pt" style:font-name-complex="Arial" fo:text-shadow="non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2" style:family="text">
      <style:text-properties style:text-position="0% 100%" style:font-weight-complex="normal" style:font-weight-asian="normal" style:font-size-complex="10pt" style:font-size-asian="10pt" fo:text-shadow="none" style:text-outline="false" style:text-line-through-type="none" style:text-underline-style="none" style:text-underline-color="font-color" fo:font-weight="normal" fo:font-size="10pt" style:font-name="Arial" fo:font-style="normal" style:font-name-complex="Arial" style:font-style-asian="normal" style:font-style-complex="normal"/>
    </style:style>
  </office:automatic-styles>
  <office:body>
    <office:spreadsheet>
      <table:calculation-settings table:automatic-find-labels="false"/>
      <table:table table:name="model" table:style-name="ta1">
        <table:shapes>
          <draw:frame draw:z-index="0" draw:style-name="gr1" draw:text-style-name="P1" svg:width="159.99mm" svg:height="89.99mm" svg:x="111.84mm" svg:y="55.95mm">
            <loext:p draw:notify-on-update-of-ranges="model.A11:model.A11 model.A12:model.A162 model.B11:model.B11 model.B12:model.B162 model.A11:model.A11 model.A12:model.A162 model.C11:model.C11 model.C12:model.C162 model.A11:model.A11 model.A12:model.A162 model.D11:model.D11 model.D12:model.D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7" table:default-cell-style-name="ce3"/>
        <table:table-column table:style-name="co5" table:default-cell-style-name="ce3"/>
        <table:table-column table:style-name="co3" table:number-columns-repeated="5" table:default-cell-style-name="ce3"/>
        <table:table-column table:style-name="co9" table:number-columns-repeated="1000" table:default-cell-style-name="Default"/>
        <table:table-row table:style-name="ro1">
          <table:table-cell table:style-name="ce1" office:value-type="string" calcext:value-type="string">
            <text:p>Input Data:</text:p>
          </table:table-cell>
          <table:table-cell table:style-name="ce2"/>
          <table:table-cell/>
          <table:table-cell table:style-name="ce2" table:number-columns-repeated="2"/>
          <table:table-cell table:style-name="ce1" office:value-type="string" calcext:value-type="string">
            <text:p>Intermediate Results:</text:p>
          </table:table-cell>
          <table:table-cell table:style-name="ce2" table:number-columns-repeated="2"/>
          <table:table-cell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initial concentr.</text:p>
          </table:table-cell>
          <table:table-cell table:style-name="ce2" office:value-type="string" calcext:value-type="string">
            <text:p>[M/L³]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IF(OR([.$C$2]=&quot;&quot;;[.$C$2]&lt;=0);&quot;&lt;-- value &gt; 0 required&quot;;&quot;&quot;)">
            <text:p/>
          </table:table-cell>
          <table:table-cell table:style-name="ce2"/>
          <table:table-cell/>
          <table:table-cell table:style-name="ce11" office:value-type="string" calcext:value-type="string">
            <text:p>Michaelis-Menten</text:p>
          </table:table-cell>
          <table:table-cell table:number-columns-repeated="2"/>
          <table:table-cell table:style-name="ce2"/>
          <table:table-cell table:style-name="ce7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shape parameter</text:p>
          </table:table-cell>
          <table:table-cell table:style-name="ce2" office:value-type="string" calcext:value-type="string">
            <text:p>[M/L³]</text:p>
          </table:table-cell>
          <table:table-cell table:style-name="ce8" office:value-type="float" office:value="3" calcext:value-type="float">
            <text:p>3</text:p>
          </table:table-cell>
          <table:table-cell table:style-name="ce12" table:formula="of:=IF(OR([.$C$3]=&quot;&quot;;[.$C$3]&lt;0);&quot;&lt;-- value &gt;= 0 required&quot;;&quot;&quot;)">
            <text:p/>
          </table:table-cell>
          <table:table-cell table:style-name="ce2"/>
          <table:table-cell table:style-name="ce2" office:value-type="string" calcext:value-type="string">
            <text:p>rate constant</text:p>
          </table:table-cell>
          <table:table-cell table:style-name="ce2" office:value-type="string" calcext:value-type="string">
            <text:p>[M/L³/T]</text:p>
          </table:table-cell>
          <table:table-cell table:style-name="ce7" table:formula="of:=IF(OR([.$D$2]&lt;&gt;&quot;&quot;;[.$D$3]&lt;&gt;&quot;&quot;;[.$D$4]&lt;&gt;&quot;&quot;);&quot;&quot;;(0.5*[.$C$2]+[.$C$3]*LN(2))/[.$C$4])" office:value-type="float" office:value="0.00859813847226612" calcext:value-type="float">
            <text:p>8.60E-03</text:p>
          </table:table-cell>
          <table:table-cell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half-life</text:p>
          </table:table-cell>
          <table:table-cell table:style-name="ce2" office:value-type="string" calcext:value-type="string">
            <text:p>[T]</text:p>
          </table:table-cell>
          <table:table-cell table:style-name="ce8" office:value-type="float" office:value="300" calcext:value-type="float">
            <text:p>300</text:p>
          </table:table-cell>
          <table:table-cell table:style-name="ce12" table:formula="of:=IF(OR([.$C$4]=&quot;&quot;;[.$C$4]&lt;=0);&quot;&lt;-- value &gt; 0 required&quot;;&quot;&quot;)">
            <text:p/>
          </table:table-cell>
          <table:table-cell table:style-name="ce2" table:number-columns-repeated="3"/>
          <table:table-cell table:style-name="ce18"/>
          <table:table-cell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9"/>
          <table:table-cell table:style-name="ce12"/>
          <table:table-cell table:style-name="ce2"/>
          <table:table-cell/>
          <table:table-cell table:style-name="ce17" office:value-type="string" calcext:value-type="string">
            <text:p>zero-order</text:p>
          </table:table-cell>
          <table:table-cell table:style-name="ce19"/>
          <table:table-cell table:number-columns-repeated="2"/>
          <table:table-cell table:style-name="ce21" office:value-type="string" calcext:value-type="string">
            <text:p>first-order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reduction factor</text:p>
          </table:table-cell>
          <table:table-cell table:style-name="ce2" office:value-type="string" calcext:value-type="string">
            <text:p>[-]</text:p>
          </table:table-cell>
          <table:table-cell table:style-name="ce8" office:value-type="float" office:value="0.97" calcext:value-type="float">
            <text:p>0.97</text:p>
          </table:table-cell>
          <table:table-cell table:style-name="ce12" table:formula="of:=IF(OR([.$C$6]=&quot;&quot;;[.$C$6]&lt;=0);&quot;&lt;-- value &gt; 0 required&quot;;IF([.$C$6]&gt;=1;&quot;&lt;-- value &lt; 1 required&quot;;&quot;&quot;))">
            <text:p/>
          </table:table-cell>
          <table:table-cell table:style-name="ce2"/>
          <table:table-cell table:style-name="ce2" office:value-type="string" calcext:value-type="string">
            <text:p>rate constant</text:p>
          </table:table-cell>
          <table:table-cell table:style-name="ce2" office:value-type="string" calcext:value-type="string">
            <text:p>[M/L³/T]</text:p>
          </table:table-cell>
          <table:table-cell table:style-name="ce7" table:formula="of:=IF(OR([.$D$2]&lt;&gt;&quot;&quot;;[.$D$3]&lt;&gt;&quot;&quot;;[.$H$3]=&quot;&quot;);&quot;&quot;;[.$H$3]*[.$C$2]/([.$C$3]+[.$C$2]))" office:value-type="float" office:value="0.00214953461806653" calcext:value-type="float">
            <text:p>2.15E-03</text:p>
          </table:table-cell>
          <table:table-cell/>
          <table:table-cell table:style-name="ce2" office:value-type="string" calcext:value-type="string">
            <text:p>rate constant</text:p>
          </table:table-cell>
          <table:table-cell table:style-name="ce2" office:value-type="string" calcext:value-type="string">
            <text:p>[1/T]</text:p>
          </table:table-cell>
          <table:table-cell table:style-name="ce7" table:formula="of:=IF(OR([.$C$3]=0;[.$D$3]&lt;&gt;&quot;&quot;;[.$H$3]=&quot;&quot;);&quot;&quot;;[.$H$3]/[.$C$3])" office:value-type="float" office:value="0.00286604615742204" calcext:value-type="float">
            <text:p>2.87E-03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style-name="ce2" office:value-type="string" calcext:value-type="string">
            <text:p>half-life</text:p>
          </table:table-cell>
          <table:table-cell table:style-name="ce2" office:value-type="string" calcext:value-type="string">
            <text:p>[T]</text:p>
          </table:table-cell>
          <table:table-cell table:style-name="ce7" table:formula="of:=IF(OR([.$D$2]&lt;&gt;&quot;&quot;;[.$H$6]=&quot;&quot;);&quot;&quot;;0.5*[.$C$2]/[.$H$6])" office:value-type="float" office:value="232.608489203929" calcext:value-type="float">
            <text:p>2.33E+02</text:p>
          </table:table-cell>
          <table:table-cell/>
          <table:table-cell table:style-name="ce2" office:value-type="string" calcext:value-type="string">
            <text:p>half-life</text:p>
          </table:table-cell>
          <table:table-cell table:style-name="ce2" office:value-type="string" calcext:value-type="string">
            <text:p>[T]</text:p>
          </table:table-cell>
          <table:table-cell table:style-name="ce7" table:formula="of:=IF([.$L$6]=&quot;&quot;;&quot;&quot;;LN(2)/[.$L$6])" office:value-type="float" office:value="241.847877699018" calcext:value-type="float">
            <text:p>2.42E+02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0"/>
          <table:table-cell table:style-name="ce12"/>
          <table:table-cell table:style-name="ce2"/>
          <table:table-cell table:style-name="ce2" office:value-type="string" calcext:value-type="string">
            <text:p>time to reach <text:span text:style-name="T1">c</text:span><text:span text:style-name="T2"> = 0</text:span></text:p>
          </table:table-cell>
          <table:table-cell table:style-name="ce2" office:value-type="string" calcext:value-type="string">
            <text:p>[T]</text:p>
          </table:table-cell>
          <table:table-cell table:style-name="ce7" table:formula="of:=IF([.$H$7]=&quot;&quot;;&quot;&quot;;2*[.$H$7])" office:value-type="float" office:value="465.216978407858" calcext:value-type="float">
            <text:p>4.65E+02</text:p>
          </table:table-cell>
          <table:table-cell/>
          <table:table-cell table:style-name="ce2" office:value-type="string" calcext:value-type="string">
            <text:p>initial conc.</text:p>
          </table:table-cell>
          <table:table-cell table:style-name="ce22" office:value-type="string" calcext:value-type="string">
            <text:p>[M/L³]</text:p>
          </table:table-cell>
          <table:table-cell table:style-name="ce7" table:formula="of:=IF(OR([.$D$2]&lt;&gt;&quot;&quot;;[.$D$3]&lt;&gt;&quot;&quot;;[.$C$3]=0);&quot;&quot;;[.$C$2]*EXP([.$C$2]/[.$C$3]))" office:value-type="float" office:value="1.39561242508609" calcext:value-type="float">
            <text:p>1.40E+00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7"/>
          <table:table-cell/>
          <table:table-cell table:style-name="ce20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Model Output:</text:p>
          </table:table-cell>
          <table:table-cell table:style-name="ce2"/>
          <table:table-cell table:style-name="ce4" office:value-type="string" calcext:value-type="string">
            <text:p>concentration [M/L³]</text:p>
          </table:table-cell>
          <table:table-cell table:style-name="ce2"/>
          <table:table-cell table:style-name="ce14"/>
          <table:table-cell table:number-columns-repeated="3"/>
          <table:table-cell table:style-name="ce2"/>
          <table:table-cell table:style-name="ce18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4" office:value-type="string" calcext:value-type="string">
            <text:p>time [T]</text:p>
          </table:table-cell>
          <table:table-cell table:style-name="ce6" office:value-type="string" calcext:value-type="string">
            <text:p>Michaelis-Menten</text:p>
          </table:table-cell>
          <table:table-cell table:style-name="ce11" office:value-type="string" calcext:value-type="string">
            <text:p>zero-order</text:p>
          </table:table-cell>
          <table:table-cell table:style-name="ce13" office:value-type="string" calcext:value-type="string">
            <text:p>first-order</text:p>
          </table:table-cell>
          <table:table-cell table:style-name="ce15"/>
          <table: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]=&quot;&quot;);&quot;&quot;;([.$C$2]-[.B12])/[.$H$3]-[.$C$3]/[.$H$3]*LN([.B12]/[.$C$2]))" office:value-type="float" office:value="0" calcext:value-type="float">
            <text:p>0.00E+00</text:p>
          </table:table-cell>
          <table:table-cell table:style-name="ce7" table:formula="of:=IF([.$D$2]&lt;&gt;&quot;&quot;;&quot;&quot;;[.$C$2])" office:value-type="float" office:value="1" calcext:value-type="float">
            <text:p>1.00E+00</text:p>
          </table:table-cell>
          <table:table-cell table:style-name="ce7" table:formula="of:=IF(OR([.$D$2]&lt;&gt;&quot;&quot;;[.$H$6]=&quot;&quot;;[.$H$8]=&quot;&quot;;[.$A12]=&quot;&quot;);&quot;&quot;;IF([.$A12]&gt;=[.$H$8];0;[.$C$2]-[.$H$6]*[.$A12]))" office:value-type="float" office:value="1" calcext:value-type="float">
            <text:p>1.00E+00</text:p>
          </table:table-cell>
          <table:table-cell table:style-name="ce7" table:formula="of:=IF(OR([.$L$6]=&quot;&quot;;[.$L$8]=&quot;&quot;;[.$A12]=&quot;&quot;);&quot;&quot;;[.$L$8]*EXP(-[.$L$6]*[.$A12]))" office:value-type="float" office:value="1.39561242508609" calcext:value-type="float">
            <text:p>1.40E+00</text:p>
          </table:table-cell>
          <table:table-cell table:style-name="ce7"/>
          <table:table-cell table:number-columns-repeated="3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]=&quot;&quot;);&quot;&quot;;([.$C$2]-[.B13])/[.$H$3]-[.$C$3]/[.$H$3]*LN([.B13]/[.$C$2]))" office:value-type="float" office:value="14.1167326911095" calcext:value-type="float">
            <text:p>1.41E+01</text:p>
          </table:table-cell>
          <table:table-cell table:style-name="ce7" table:formula="of:=IF(OR([.$D$2]&lt;&gt;&quot;&quot;;[.$D$6]&lt;&gt;&quot;&quot;);&quot;&quot;;[.B12]*[.$C$6])" office:value-type="float" office:value="0.97" calcext:value-type="float">
            <text:p>9.70E-01</text:p>
          </table:table-cell>
          <table:table-cell table:style-name="ce7" table:formula="of:=IF(OR([.$D$2]&lt;&gt;&quot;&quot;;[.$H$6]=&quot;&quot;;[.$H$8]=&quot;&quot;;[.$A13]=&quot;&quot;);&quot;&quot;;IF([.$A13]&gt;=[.$H$8];0;[.$C$2]-[.$H$6]*[.$A13]))" office:value-type="float" office:value="0.969655594386468" calcext:value-type="float">
            <text:p>9.70E-01</text:p>
          </table:table-cell>
          <table:table-cell table:style-name="ce7" table:formula="of:=IF(OR([.$L$6]=&quot;&quot;;[.$L$8]=&quot;&quot;;[.$A13]=&quot;&quot;);&quot;&quot;;[.$L$8]*EXP(-[.$L$6]*[.$A13]))" office:value-type="float" office:value="1.34027407395171" calcext:value-type="float">
            <text:p>1.34E+00</text:p>
          </table:table-cell>
          <table:table-cell table:style-name="ce16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]=&quot;&quot;);&quot;&quot;;([.$C$2]-[.B14])/[.$H$3]-[.$C$3]/[.$H$3]*LN([.B14]/[.$C$2]))" office:value-type="float" office:value="28.1287915620773" calcext:value-type="float">
            <text:p>2.81E+01</text:p>
          </table:table-cell>
          <table:table-cell table:style-name="ce7" table:formula="of:=IF(OR([.$D$2]&lt;&gt;&quot;&quot;;[.$D$6]&lt;&gt;&quot;&quot;);&quot;&quot;;[.B13]*[.$C$6])" office:value-type="float" office:value="0.9409" calcext:value-type="float">
            <text:p>9.41E-01</text:p>
          </table:table-cell>
          <table:table-cell table:style-name="ce7" table:formula="of:=IF(OR([.$D$2]&lt;&gt;&quot;&quot;;[.$H$6]=&quot;&quot;;[.$H$8]=&quot;&quot;;[.$A14]=&quot;&quot;);&quot;&quot;;IF([.$A14]&gt;=[.$H$8];0;[.$C$2]-[.$H$6]*[.$A14]))" office:value-type="float" office:value="0.939536188772937" calcext:value-type="float">
            <text:p>9.40E-01</text:p>
          </table:table-cell>
          <table:table-cell table:style-name="ce7" table:formula="of:=IF(OR([.$L$6]=&quot;&quot;;[.$L$8]=&quot;&quot;;[.$A14]=&quot;&quot;);&quot;&quot;;[.$L$8]*EXP(-[.$L$6]*[.$A14]))" office:value-type="float" office:value="1.28751617729214" calcext:value-type="float">
            <text:p>1.29E+00</text:p>
          </table:table-cell>
          <table:table-cell table:style-name="ce16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]=&quot;&quot;);&quot;&quot;;([.$C$2]-[.B15])/[.$H$3]-[.$C$3]/[.$H$3]*LN([.B15]/[.$C$2]))" office:value-type="float" office:value="42.0393168275075" calcext:value-type="float">
            <text:p>4.20E+01</text:p>
          </table:table-cell>
          <table:table-cell table:style-name="ce7" table:formula="of:=IF(OR([.$D$2]&lt;&gt;&quot;&quot;;[.$D$6]&lt;&gt;&quot;&quot;);&quot;&quot;;[.B14]*[.$C$6])" office:value-type="float" office:value="0.912673" calcext:value-type="float">
            <text:p>9.13E-01</text:p>
          </table:table-cell>
          <table:table-cell table:style-name="ce7" table:formula="of:=IF(OR([.$D$2]&lt;&gt;&quot;&quot;;[.$H$6]=&quot;&quot;;[.$H$8]=&quot;&quot;;[.$A15]=&quot;&quot;);&quot;&quot;;IF([.$A15]&gt;=[.$H$8];0;[.$C$2]-[.$H$6]*[.$A15]))" office:value-type="float" office:value="0.909635033159406" calcext:value-type="float">
            <text:p>9.10E-01</text:p>
          </table:table-cell>
          <table:table-cell table:style-name="ce7" table:formula="of:=IF(OR([.$L$6]=&quot;&quot;;[.$L$8]=&quot;&quot;;[.$A15]=&quot;&quot;);&quot;&quot;;[.$L$8]*EXP(-[.$L$6]*[.$A15]))" office:value-type="float" office:value="1.23719498817534" calcext:value-type="float">
            <text:p>1.24E+00</text:p>
          </table:table-cell>
          <table:table-cell table:style-name="ce16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6]=&quot;&quot;);&quot;&quot;;([.$C$2]-[.B16])/[.$H$3]-[.$C$3]/[.$H$3]*LN([.B16]/[.$C$2]))" office:value-type="float" office:value="55.8513544955664" calcext:value-type="float">
            <text:p>5.59E+01</text:p>
          </table:table-cell>
          <table:table-cell table:style-name="ce7" table:formula="of:=IF(OR([.$D$2]&lt;&gt;&quot;&quot;;[.$D$6]&lt;&gt;&quot;&quot;);&quot;&quot;;[.B15]*[.$C$6])" office:value-type="float" office:value="0.88529281" calcext:value-type="float">
            <text:p>8.85E-01</text:p>
          </table:table-cell>
          <table:table-cell table:style-name="ce7" table:formula="of:=IF(OR([.$D$2]&lt;&gt;&quot;&quot;;[.$H$6]=&quot;&quot;;[.$H$8]=&quot;&quot;;[.$A16]=&quot;&quot;);&quot;&quot;;IF([.$A16]&gt;=[.$H$8];0;[.$C$2]-[.$H$6]*[.$A16]))" office:value-type="float" office:value="0.879945580045874" calcext:value-type="float">
            <text:p>8.80E-01</text:p>
          </table:table-cell>
          <table:table-cell table:style-name="ce7" table:formula="of:=IF(OR([.$L$6]=&quot;&quot;;[.$L$8]=&quot;&quot;;[.$A16]=&quot;&quot;);&quot;&quot;;[.$L$8]*EXP(-[.$L$6]*[.$A16]))" office:value-type="float" office:value="1.18917617016046" calcext:value-type="float">
            <text:p>1.19E+00</text:p>
          </table:table-cell>
          <table:table-cell table:style-name="ce16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7]=&quot;&quot;);&quot;&quot;;([.$C$2]-[.B17])/[.$H$3]-[.$C$3]/[.$H$3]*LN([.B17]/[.$C$2]))" office:value-type="float" office:value="69.567859194175" calcext:value-type="float">
            <text:p>6.96E+01</text:p>
          </table:table-cell>
          <table:table-cell table:style-name="ce7" table:formula="of:=IF(OR([.$D$2]&lt;&gt;&quot;&quot;;[.$D$6]&lt;&gt;&quot;&quot;);&quot;&quot;;[.B16]*[.$C$6])" office:value-type="float" office:value="0.8587340257" calcext:value-type="float">
            <text:p>8.59E-01</text:p>
          </table:table-cell>
          <table:table-cell table:style-name="ce7" table:formula="of:=IF(OR([.$D$2]&lt;&gt;&quot;&quot;;[.$H$6]=&quot;&quot;;[.$H$8]=&quot;&quot;;[.$A17]=&quot;&quot;);&quot;&quot;;IF([.$A17]&gt;=[.$H$8];0;[.$C$2]-[.$H$6]*[.$A17]))" office:value-type="float" office:value="0.850461478357343" calcext:value-type="float">
            <text:p>8.50E-01</text:p>
          </table:table-cell>
          <table:table-cell table:style-name="ce7" table:formula="of:=IF(OR([.$L$6]=&quot;&quot;;[.$L$8]=&quot;&quot;;[.$A17]=&quot;&quot;);&quot;&quot;;[.$L$8]*EXP(-[.$L$6]*[.$A17]))" office:value-type="float" office:value="1.14333409399331" calcext:value-type="float">
            <text:p>1.14E+00</text:p>
          </table:table-cell>
          <table:table-cell table:style-name="ce16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8]=&quot;&quot;);&quot;&quot;;([.$C$2]-[.B18])/[.$H$3]-[.$C$3]/[.$H$3]*LN([.B18]/[.$C$2]))" office:value-type="float" office:value="83.1916969124169" calcext:value-type="float">
            <text:p>8.32E+01</text:p>
          </table:table-cell>
          <table:table-cell table:style-name="ce7" table:formula="of:=IF(OR([.$D$2]&lt;&gt;&quot;&quot;;[.$D$6]&lt;&gt;&quot;&quot;);&quot;&quot;;[.B17]*[.$C$6])" office:value-type="float" office:value="0.832972004929" calcext:value-type="float">
            <text:p>8.33E-01</text:p>
          </table:table-cell>
          <table:table-cell table:style-name="ce7" table:formula="of:=IF(OR([.$D$2]&lt;&gt;&quot;&quot;;[.$H$6]=&quot;&quot;;[.$H$8]=&quot;&quot;;[.$A18]=&quot;&quot;);&quot;&quot;;IF([.$A18]&gt;=[.$H$8];0;[.$C$2]-[.$H$6]*[.$A18]))" office:value-type="float" office:value="0.821176567551061" calcext:value-type="float">
            <text:p>8.21E-01</text:p>
          </table:table-cell>
          <table:table-cell table:style-name="ce7" table:formula="of:=IF(OR([.$L$6]=&quot;&quot;;[.$L$8]=&quot;&quot;;[.$A18]=&quot;&quot;);&quot;&quot;;[.$L$8]*EXP(-[.$L$6]*[.$A18]))" office:value-type="float" office:value="1.09955119287315" calcext:value-type="float">
            <text:p>1.10E+00</text:p>
          </table:table-cell>
          <table:table-cell table:style-name="ce16"/>
          <table:table-cell table:style-name="ce7"/>
          <table:table-cell table:style-name="ce2" table:number-columns-repeated="15"/>
          <table:table-cell table:style-name="ce2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9]=&quot;&quot;);&quot;&quot;;([.$C$2]-[.B19])/[.$H$3]-[.$C$3]/[.$H$3]*LN([.B19]/[.$C$2]))" office:value-type="float" office:value="96.725647659703" calcext:value-type="float">
            <text:p>9.67E+01</text:p>
          </table:table-cell>
          <table:table-cell table:style-name="ce7" table:formula="of:=IF(OR([.$D$2]&lt;&gt;&quot;&quot;;[.$D$6]&lt;&gt;&quot;&quot;);&quot;&quot;;[.B18]*[.$C$6])" office:value-type="float" office:value="0.80798284478113" calcext:value-type="float">
            <text:p>8.08E-01</text:p>
          </table:table-cell>
          <table:table-cell table:style-name="ce7" table:formula="of:=IF(OR([.$D$2]&lt;&gt;&quot;&quot;;[.$H$6]=&quot;&quot;;[.$H$8]=&quot;&quot;;[.$A19]=&quot;&quot;);&quot;&quot;;IF([.$A19]&gt;=[.$H$8];0;[.$C$2]-[.$H$6]*[.$A19]))" office:value-type="float" office:value="0.792084871900563" calcext:value-type="float">
            <text:p>7.92E-01</text:p>
          </table:table-cell>
          <table:table-cell table:style-name="ce7" table:formula="of:=IF(OR([.$L$6]=&quot;&quot;;[.$L$8]=&quot;&quot;;[.$A19]=&quot;&quot;);&quot;&quot;;[.$L$8]*EXP(-[.$L$6]*[.$A19]))" office:value-type="float" office:value="1.05771737094247" calcext:value-type="float">
            <text:p>1.06E+00</text:p>
          </table:table-cell>
          <table:table-cell table:style-name="ce16"/>
          <table:table-cell table:style-name="ce7"/>
          <table:table-cell table:style-name="ce2" table:number-columns-repeated="14"/>
          <table:table-cell table:style-name="ce23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0]=&quot;&quot;);&quot;&quot;;([.$C$2]-[.B20])/[.$H$3]-[.$C$3]/[.$H$3]*LN([.B20]/[.$C$2]))" office:value-type="float" office:value="110.172408045162" calcext:value-type="float">
            <text:p>1.10E+02</text:p>
          </table:table-cell>
          <table:table-cell table:style-name="ce7" table:formula="of:=IF(OR([.$D$2]&lt;&gt;&quot;&quot;;[.$D$6]&lt;&gt;&quot;&quot;);&quot;&quot;;[.B19]*[.$C$6])" office:value-type="float" office:value="0.783743359437696" calcext:value-type="float">
            <text:p>7.84E-01</text:p>
          </table:table-cell>
          <table:table-cell table:style-name="ce7" table:formula="of:=IF(OR([.$D$2]&lt;&gt;&quot;&quot;;[.$H$6]=&quot;&quot;;[.$H$8]=&quot;&quot;;[.$A20]=&quot;&quot;);&quot;&quot;;IF([.$A20]&gt;=[.$H$8];0;[.$C$2]-[.$H$6]*[.$A20]))" office:value-type="float" office:value="0.763180594951173" calcext:value-type="float">
            <text:p>7.63E-01</text:p>
          </table:table-cell>
          <table:table-cell table:style-name="ce7" table:formula="of:=IF(OR([.$L$6]=&quot;&quot;;[.$L$8]=&quot;&quot;;[.$A20]=&quot;&quot;);&quot;&quot;;[.$L$8]*EXP(-[.$L$6]*[.$A20]))" office:value-type="float" office:value="1.01772946018094" calcext:value-type="float">
            <text:p>1.02E+00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4" table:number-columns-repeated="9"/>
          <table:table-cell table:style-name="ce24" table:number-columns-repeated="998"/>
        </table:table-row>
        <table:table-row table:style-name="ro1">
          <table:table-cell table:style-name="ce5" table:formula="of:=IF(OR([.$D$2]&gt;&quot;&quot;;[.$D$3]&lt;&gt;&quot;&quot;;[.$H$3]=&quot;&quot;;[.B21]=&quot;&quot;);&quot;&quot;;([.$C$2]-[.B21])/[.$H$3]-[.$C$3]/[.$H$3]*LN([.B21]/[.$C$2]))" office:value-type="float" office:value="123.534593779649" calcext:value-type="float">
            <text:p>1.24E+02</text:p>
          </table:table-cell>
          <table:table-cell table:style-name="ce7" table:formula="of:=IF(OR([.$D$2]&lt;&gt;&quot;&quot;;[.$D$6]&lt;&gt;&quot;&quot;);&quot;&quot;;[.B20]*[.$C$6])" office:value-type="float" office:value="0.760231058654565" calcext:value-type="float">
            <text:p>7.60E-01</text:p>
          </table:table-cell>
          <table:table-cell table:style-name="ce7" table:formula="of:=IF(OR([.$D$2]&lt;&gt;&quot;&quot;;[.$H$6]=&quot;&quot;;[.$H$8]=&quot;&quot;;[.$A21]=&quot;&quot;);&quot;&quot;;IF([.$A21]&gt;=[.$H$8];0;[.$C$2]-[.$H$6]*[.$A21]))" office:value-type="float" office:value="0.734458114141858" calcext:value-type="float">
            <text:p>7.34E-01</text:p>
          </table:table-cell>
          <table:table-cell table:style-name="ce7" table:formula="of:=IF(OR([.$L$6]=&quot;&quot;;[.$L$8]=&quot;&quot;;[.$A21]=&quot;&quot;);&quot;&quot;;[.$L$8]*EXP(-[.$L$6]*[.$A21]))" office:value-type="float" office:value="0.979490721358007" calcext:value-type="float">
            <text:p>9.7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2]=&quot;&quot;);&quot;&quot;;([.$C$2]-[.B22])/[.$H$3]-[.$C$3]/[.$H$3]*LN([.B22]/[.$C$2]))" office:value-type="float" office:value="136.814742102693" calcext:value-type="float">
            <text:p>1.37E+02</text:p>
          </table:table-cell>
          <table:table-cell table:style-name="ce7" table:formula="of:=IF(OR([.$D$2]&lt;&gt;&quot;&quot;;[.$D$6]&lt;&gt;&quot;&quot;);&quot;&quot;;[.B21]*[.$C$6])" office:value-type="float" office:value="0.737424126894928" calcext:value-type="float">
            <text:p>7.37E-01</text:p>
          </table:table-cell>
          <table:table-cell table:style-name="ce7" table:formula="of:=IF(OR([.$D$2]&lt;&gt;&quot;&quot;;[.$H$6]=&quot;&quot;;[.$H$8]=&quot;&quot;;[.$A22]=&quot;&quot;);&quot;&quot;;IF([.$A22]&gt;=[.$H$8];0;[.$C$2]-[.$H$6]*[.$A22]))" office:value-type="float" office:value="0.705911975588418" calcext:value-type="float">
            <text:p>7.06E-01</text:p>
          </table:table-cell>
          <table:table-cell table:style-name="ce7" table:formula="of:=IF(OR([.$L$6]=&quot;&quot;;[.$L$8]=&quot;&quot;;[.$A22]=&quot;&quot;);&quot;&quot;;[.$L$8]*EXP(-[.$L$6]*[.$A22]))" office:value-type="float" office:value="0.942910385121705" calcext:value-type="float">
            <text:p>9.4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3]=&quot;&quot;);&quot;&quot;;([.$C$2]-[.B23])/[.$H$3]-[.$C$3]/[.$H$3]*LN([.B23]/[.$C$2]))" office:value-type="float" office:value="150.015314136637" calcext:value-type="float">
            <text:p>1.50E+02</text:p>
          </table:table-cell>
          <table:table-cell table:style-name="ce7" table:formula="of:=IF(OR([.$D$2]&lt;&gt;&quot;&quot;;[.$D$6]&lt;&gt;&quot;&quot;);&quot;&quot;;[.B22]*[.$C$6])" office:value-type="float" office:value="0.71530140308808" calcext:value-type="float">
            <text:p>7.15E-01</text:p>
          </table:table-cell>
          <table:table-cell table:style-name="ce7" table:formula="of:=IF(OR([.$D$2]&lt;&gt;&quot;&quot;;[.$H$6]=&quot;&quot;;[.$H$8]=&quot;&quot;;[.$A23]=&quot;&quot;);&quot;&quot;;IF([.$A23]&gt;=[.$H$8];0;[.$C$2]-[.$H$6]*[.$A23]))" office:value-type="float" office:value="0.677536889023174" calcext:value-type="float">
            <text:p>6.78E-01</text:p>
          </table:table-cell>
          <table:table-cell table:style-name="ce7" table:formula="of:=IF(OR([.$L$6]=&quot;&quot;;[.$L$8]=&quot;&quot;;[.$A23]=&quot;&quot;);&quot;&quot;;[.$L$8]*EXP(-[.$L$6]*[.$A23]))" office:value-type="float" office:value="0.907903229680222" calcext:value-type="float">
            <text:p>9.08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4]=&quot;&quot;);&quot;&quot;;([.$C$2]-[.B24])/[.$H$3]-[.$C$3]/[.$H$3]*LN([.B24]/[.$C$2]))" office:value-type="float" office:value="163.138697170154" calcext:value-type="float">
            <text:p>1.63E+02</text:p>
          </table:table-cell>
          <table:table-cell table:style-name="ce7" table:formula="of:=IF(OR([.$D$2]&lt;&gt;&quot;&quot;;[.$D$6]&lt;&gt;&quot;&quot;);&quot;&quot;;[.B23]*[.$C$6])" office:value-type="float" office:value="0.693842360995438" calcext:value-type="float">
            <text:p>6.94E-01</text:p>
          </table:table-cell>
          <table:table-cell table:style-name="ce7" table:formula="of:=IF(OR([.$D$2]&lt;&gt;&quot;&quot;;[.$H$6]=&quot;&quot;;[.$H$8]=&quot;&quot;;[.$A24]=&quot;&quot;);&quot;&quot;;IF([.$A24]&gt;=[.$H$8];0;[.$C$2]-[.$H$6]*[.$A24]))" office:value-type="float" office:value="0.649327722886482" calcext:value-type="float">
            <text:p>6.49E-01</text:p>
          </table:table-cell>
          <table:table-cell table:style-name="ce7" table:formula="of:=IF(OR([.$L$6]=&quot;&quot;;[.$L$8]=&quot;&quot;;[.$A24]=&quot;&quot;);&quot;&quot;;[.$L$8]*EXP(-[.$L$6]*[.$A24]))" office:value-type="float" office:value="0.874389191872279" calcext:value-type="float">
            <text:p>8.74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5]=&quot;&quot;);&quot;&quot;;([.$C$2]-[.B25])/[.$H$3]-[.$C$3]/[.$H$3]*LN([.B25]/[.$C$2]))" office:value-type="float" office:value="176.187206873257" calcext:value-type="float">
            <text:p>1.76E+02</text:p>
          </table:table-cell>
          <table:table-cell table:style-name="ce7" table:formula="of:=IF(OR([.$D$2]&lt;&gt;&quot;&quot;;[.$D$6]&lt;&gt;&quot;&quot;);&quot;&quot;;[.B24]*[.$C$6])" office:value-type="float" office:value="0.673027090165575" calcext:value-type="float">
            <text:p>6.73E-01</text:p>
          </table:table-cell>
          <table:table-cell table:style-name="ce7" table:formula="of:=IF(OR([.$D$2]&lt;&gt;&quot;&quot;;[.$H$6]=&quot;&quot;;[.$H$8]=&quot;&quot;;[.$A25]=&quot;&quot;);&quot;&quot;;IF([.$A25]&gt;=[.$H$8];0;[.$C$2]-[.$H$6]*[.$A25]))" office:value-type="float" office:value="0.621279499565485" calcext:value-type="float">
            <text:p>6.21E-01</text:p>
          </table:table-cell>
          <table:table-cell table:style-name="ce7" table:formula="of:=IF(OR([.$L$6]=&quot;&quot;;[.$L$8]=&quot;&quot;;[.$A25]=&quot;&quot;);&quot;&quot;;[.$L$8]*EXP(-[.$L$6]*[.$A25]))" office:value-type="float" office:value="0.842293008726867" calcext:value-type="float">
            <text:p>8.4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6]=&quot;&quot;);&quot;&quot;;([.$C$2]-[.B26])/[.$H$3]-[.$C$3]/[.$H$3]*LN([.B26]/[.$C$2]))" office:value-type="float" office:value="189.163089445858" calcext:value-type="float">
            <text:p>1.89E+02</text:p>
          </table:table-cell>
          <table:table-cell table:style-name="ce7" table:formula="of:=IF(OR([.$D$2]&lt;&gt;&quot;&quot;;[.$D$6]&lt;&gt;&quot;&quot;);&quot;&quot;;[.B25]*[.$C$6])" office:value-type="float" office:value="0.652836277460607" calcext:value-type="float">
            <text:p>6.53E-01</text:p>
          </table:table-cell>
          <table:table-cell table:style-name="ce7" table:formula="of:=IF(OR([.$D$2]&lt;&gt;&quot;&quot;;[.$H$6]=&quot;&quot;;[.$H$8]=&quot;&quot;;[.$A26]=&quot;&quot;);&quot;&quot;;IF([.$A26]&gt;=[.$H$8];0;[.$C$2]-[.$H$6]*[.$A26]))" office:value-type="float" office:value="0.593387390775712" calcext:value-type="float">
            <text:p>5.93E-01</text:p>
          </table:table-cell>
          <table:table-cell table:style-name="ce7" table:formula="of:=IF(OR([.$L$6]=&quot;&quot;;[.$L$8]=&quot;&quot;;[.$A26]=&quot;&quot;);&quot;&quot;;[.$L$8]*EXP(-[.$L$6]*[.$A26]))" office:value-type="float" office:value="0.811543886886314" calcext:value-type="float">
            <text:p>8.1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7]=&quot;&quot;);&quot;&quot;;([.$C$2]-[.B27])/[.$H$3]-[.$C$3]/[.$H$3]*LN([.B27]/[.$C$2]))" office:value-type="float" office:value="202.068523701873" calcext:value-type="float">
            <text:p>2.02E+02</text:p>
          </table:table-cell>
          <table:table-cell table:style-name="ce7" table:formula="of:=IF(OR([.$D$2]&lt;&gt;&quot;&quot;;[.$D$6]&lt;&gt;&quot;&quot;);&quot;&quot;;[.B26]*[.$C$6])" office:value-type="float" office:value="0.633251189136789" calcext:value-type="float">
            <text:p>6.33E-01</text:p>
          </table:table-cell>
          <table:table-cell table:style-name="ce7" table:formula="of:=IF(OR([.$D$2]&lt;&gt;&quot;&quot;;[.$H$6]=&quot;&quot;;[.$H$8]=&quot;&quot;;[.$A27]=&quot;&quot;);&quot;&quot;;IF([.$A27]&gt;=[.$H$8];0;[.$C$2]-[.$H$6]*[.$A27]))" office:value-type="float" office:value="0.565646713081226" calcext:value-type="float">
            <text:p>5.66E-01</text:p>
          </table:table-cell>
          <table:table-cell table:style-name="ce7" table:formula="of:=IF(OR([.$L$6]=&quot;&quot;;[.$L$8]=&quot;&quot;;[.$A27]=&quot;&quot;);&quot;&quot;;[.$L$8]*EXP(-[.$L$6]*[.$A27]))" office:value-type="float" office:value="0.78207519751224" calcext:value-type="float">
            <text:p>7.8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8]=&quot;&quot;);&quot;&quot;;([.$C$2]-[.B28])/[.$H$3]-[.$C$3]/[.$H$3]*LN([.B28]/[.$C$2]))" office:value-type="float" office:value="214.9056230908" calcext:value-type="float">
            <text:p>2.15E+02</text:p>
          </table:table-cell>
          <table:table-cell table:style-name="ce7" table:formula="of:=IF(OR([.$D$2]&lt;&gt;&quot;&quot;;[.$D$6]&lt;&gt;&quot;&quot;);&quot;&quot;;[.B27]*[.$C$6])" office:value-type="float" office:value="0.614253653462686" calcext:value-type="float">
            <text:p>6.14E-01</text:p>
          </table:table-cell>
          <table:table-cell table:style-name="ce7" table:formula="of:=IF(OR([.$D$2]&lt;&gt;&quot;&quot;;[.$H$6]=&quot;&quot;;[.$H$8]=&quot;&quot;;[.$A28]=&quot;&quot;);&quot;&quot;;IF([.$A28]&gt;=[.$H$8];0;[.$C$2]-[.$H$6]*[.$A28]))" office:value-type="float" office:value="0.538052923549169" calcext:value-type="float">
            <text:p>5.38E-01</text:p>
          </table:table-cell>
          <table:table-cell table:style-name="ce7" table:formula="of:=IF(OR([.$L$6]=&quot;&quot;;[.$L$8]=&quot;&quot;;[.$A28]=&quot;&quot;);&quot;&quot;;[.$L$8]*EXP(-[.$L$6]*[.$A28]))" office:value-type="float" office:value="0.753824194514885" calcext:value-type="float">
            <text:p>7.54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29]=&quot;&quot;);&quot;&quot;;([.$C$2]-[.B29])/[.$H$3]-[.$C$3]/[.$H$3]*LN([.B29]/[.$C$2]))" office:value-type="float" office:value="227.676437658649" calcext:value-type="float">
            <text:p>2.28E+02</text:p>
          </table:table-cell>
          <table:table-cell table:style-name="ce7" table:formula="of:=IF(OR([.$D$2]&lt;&gt;&quot;&quot;;[.$D$6]&lt;&gt;&quot;&quot;);&quot;&quot;;[.B28]*[.$C$6])" office:value-type="float" office:value="0.595826043858805" calcext:value-type="float">
            <text:p>5.96E-01</text:p>
          </table:table-cell>
          <table:table-cell table:style-name="ce7" table:formula="of:=IF(OR([.$D$2]&lt;&gt;&quot;&quot;;[.$H$6]=&quot;&quot;;[.$H$8]=&quot;&quot;;[.$A29]=&quot;&quot;);&quot;&quot;;IF([.$A29]&gt;=[.$H$8];0;[.$C$2]-[.$H$6]*[.$A29]))" office:value-type="float" office:value="0.510601615534667" calcext:value-type="float">
            <text:p>5.11E-01</text:p>
          </table:table-cell>
          <table:table-cell table:style-name="ce7" table:formula="of:=IF(OR([.$L$6]=&quot;&quot;;[.$L$8]=&quot;&quot;;[.$A29]=&quot;&quot;);&quot;&quot;;[.$L$8]*EXP(-[.$L$6]*[.$A29]))" office:value-type="float" office:value="0.726731754145123" calcext:value-type="float">
            <text:p>7.2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0]=&quot;&quot;);&quot;&quot;;([.$C$2]-[.B30])/[.$H$3]-[.$C$3]/[.$H$3]*LN([.B30]/[.$C$2]))" office:value-type="float" office:value="240.382955950055" calcext:value-type="float">
            <text:p>2.40E+02</text:p>
          </table:table-cell>
          <table:table-cell table:style-name="ce7" table:formula="of:=IF(OR([.$D$2]&lt;&gt;&quot;&quot;;[.$D$6]&lt;&gt;&quot;&quot;);&quot;&quot;;[.B29]*[.$C$6])" office:value-type="float" office:value="0.577951262543041" calcext:value-type="float">
            <text:p>5.78E-01</text:p>
          </table:table-cell>
          <table:table-cell table:style-name="ce7" table:formula="of:=IF(OR([.$D$2]&lt;&gt;&quot;&quot;;[.$H$6]=&quot;&quot;;[.$H$8]=&quot;&quot;;[.$A30]=&quot;&quot;);&quot;&quot;;IF([.$A30]&gt;=[.$H$8];0;[.$C$2]-[.$H$6]*[.$A30]))" office:value-type="float" office:value="0.483288514592195" calcext:value-type="float">
            <text:p>4.83E-01</text:p>
          </table:table-cell>
          <table:table-cell table:style-name="ce7" table:formula="of:=IF(OR([.$L$6]=&quot;&quot;;[.$L$8]=&quot;&quot;;[.$A30]=&quot;&quot;);&quot;&quot;;[.$L$8]*EXP(-[.$L$6]*[.$A30]))" office:value-type="float" office:value="0.700742134167558" calcext:value-type="float">
            <text:p>7.01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1]=&quot;&quot;);&quot;&quot;;([.$C$2]-[.B31])/[.$H$3]-[.$C$3]/[.$H$3]*LN([.B31]/[.$C$2]))" office:value-type="float" office:value="253.02710685331" calcext:value-type="float">
            <text:p>2.53E+02</text:p>
          </table:table-cell>
          <table:table-cell table:style-name="ce7" table:formula="of:=IF(OR([.$D$2]&lt;&gt;&quot;&quot;;[.$D$6]&lt;&gt;&quot;&quot;);&quot;&quot;;[.B30]*[.$C$6])" office:value-type="float" office:value="0.56061272466675" calcext:value-type="float">
            <text:p>5.61E-01</text:p>
          </table:table-cell>
          <table:table-cell table:style-name="ce7" table:formula="of:=IF(OR([.$D$2]&lt;&gt;&quot;&quot;;[.$H$6]=&quot;&quot;;[.$H$8]=&quot;&quot;;[.$A31]=&quot;&quot;);&quot;&quot;;IF([.$A31]&gt;=[.$H$8];0;[.$C$2]-[.$H$6]*[.$A31]))" office:value-type="float" office:value="0.456109474509591" calcext:value-type="float">
            <text:p>4.56E-01</text:p>
          </table:table-cell>
          <table:table-cell table:style-name="ce7" table:formula="of:=IF(OR([.$L$6]=&quot;&quot;;[.$L$8]=&quot;&quot;;[.$A31]=&quot;&quot;);&quot;&quot;;[.$L$8]*EXP(-[.$L$6]*[.$A31]))" office:value-type="float" office:value="0.675802750994617" calcext:value-type="float">
            <text:p>6.7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2]=&quot;&quot;);&quot;&quot;;([.$C$2]-[.B32])/[.$H$3]-[.$C$3]/[.$H$3]*LN([.B32]/[.$C$2]))" office:value-type="float" office:value="265.610761390059" calcext:value-type="float">
            <text:p>2.66E+02</text:p>
          </table:table-cell>
          <table:table-cell table:style-name="ce7" table:formula="of:=IF(OR([.$D$2]&lt;&gt;&quot;&quot;;[.$D$6]&lt;&gt;&quot;&quot;);&quot;&quot;;[.B31]*[.$C$6])" office:value-type="float" office:value="0.543794342926747" calcext:value-type="float">
            <text:p>5.44E-01</text:p>
          </table:table-cell>
          <table:table-cell table:style-name="ce7" table:formula="of:=IF(OR([.$D$2]&lt;&gt;&quot;&quot;;[.$H$6]=&quot;&quot;;[.$H$8]=&quot;&quot;;[.$A32]=&quot;&quot;);&quot;&quot;;IF([.$A32]&gt;=[.$H$8];0;[.$C$2]-[.$H$6]*[.$A32]))" office:value-type="float" office:value="0.429060473461058" calcext:value-type="float">
            <text:p>4.29E-01</text:p>
          </table:table-cell>
          <table:table-cell table:style-name="ce7" table:formula="of:=IF(OR([.$L$6]=&quot;&quot;;[.$L$8]=&quot;&quot;;[.$A32]=&quot;&quot;);&quot;&quot;;[.$L$8]*EXP(-[.$L$6]*[.$A32]))" office:value-type="float" office:value="0.651863973307247" calcext:value-type="float">
            <text:p>6.5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3]=&quot;&quot;);&quot;&quot;;([.$C$2]-[.B33])/[.$H$3]-[.$C$3]/[.$H$3]*LN([.B33]/[.$C$2]))" office:value-type="float" office:value="278.135734451298" calcext:value-type="float">
            <text:p>2.78E+02</text:p>
          </table:table-cell>
          <table:table-cell table:style-name="ce7" table:formula="of:=IF(OR([.$D$2]&lt;&gt;&quot;&quot;;[.$D$6]&lt;&gt;&quot;&quot;);&quot;&quot;;[.B32]*[.$C$6])" office:value-type="float" office:value="0.527480512638945" calcext:value-type="float">
            <text:p>5.27E-01</text:p>
          </table:table-cell>
          <table:table-cell table:style-name="ce7" table:formula="of:=IF(OR([.$D$2]&lt;&gt;&quot;&quot;;[.$H$6]=&quot;&quot;;[.$H$8]=&quot;&quot;;[.$A33]=&quot;&quot;);&quot;&quot;;IF([.$A33]&gt;=[.$H$8];0;[.$C$2]-[.$H$6]*[.$A33]))" office:value-type="float" office:value="0.402137610275576" calcext:value-type="float">
            <text:p>4.02E-01</text:p>
          </table:table-cell>
          <table:table-cell table:style-name="ce7" table:formula="of:=IF(OR([.$L$6]=&quot;&quot;;[.$L$8]=&quot;&quot;;[.$A33]=&quot;&quot;);&quot;&quot;;[.$L$8]*EXP(-[.$L$6]*[.$A33]))" office:value-type="float" office:value="0.628878930819426" calcext:value-type="float">
            <text:p>6.2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4]=&quot;&quot;);&quot;&quot;;([.$C$2]-[.B34])/[.$H$3]-[.$C$3]/[.$H$3]*LN([.B34]/[.$C$2]))" office:value-type="float" office:value="290.60378648129" calcext:value-type="float">
            <text:p>2.91E+02</text:p>
          </table:table-cell>
          <table:table-cell table:style-name="ce7" table:formula="of:=IF(OR([.$D$2]&lt;&gt;&quot;&quot;;[.$D$6]&lt;&gt;&quot;&quot;);&quot;&quot;;[.B33]*[.$C$6])" office:value-type="float" office:value="0.511656097259776" calcext:value-type="float">
            <text:p>5.12E-01</text:p>
          </table:table-cell>
          <table:table-cell table:style-name="ce7" table:formula="of:=IF(OR([.$D$2]&lt;&gt;&quot;&quot;;[.$H$6]=&quot;&quot;;[.$H$8]=&quot;&quot;;[.$A34]=&quot;&quot;);&quot;&quot;;IF([.$A34]&gt;=[.$H$8];0;[.$C$2]-[.$H$6]*[.$A34]))" office:value-type="float" office:value="0.375337100817253" calcext:value-type="float">
            <text:p>3.75E-01</text:p>
          </table:table-cell>
          <table:table-cell table:style-name="ce7" table:formula="of:=IF(OR([.$L$6]=&quot;&quot;;[.$L$8]=&quot;&quot;;[.$A34]=&quot;&quot;);&quot;&quot;;[.$L$8]*EXP(-[.$L$6]*[.$A34]))" office:value-type="float" office:value="0.606803336962629" calcext:value-type="float">
            <text:p>6.0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5]=&quot;&quot;);&quot;&quot;;([.$C$2]-[.B35])/[.$H$3]-[.$C$3]/[.$H$3]*LN([.B35]/[.$C$2]))" office:value-type="float" office:value="303.016625110974" calcext:value-type="float">
            <text:p>3.03E+02</text:p>
          </table:table-cell>
          <table:table-cell table:style-name="ce7" table:formula="of:=IF(OR([.$D$2]&lt;&gt;&quot;&quot;;[.$D$6]&lt;&gt;&quot;&quot;);&quot;&quot;;[.B34]*[.$C$6])" office:value-type="float" office:value="0.496306414341983" calcext:value-type="float">
            <text:p>4.96E-01</text:p>
          </table:table-cell>
          <table:table-cell table:style-name="ce7" table:formula="of:=IF(OR([.$D$2]&lt;&gt;&quot;&quot;;[.$H$6]=&quot;&quot;;[.$H$8]=&quot;&quot;;[.$A35]=&quot;&quot;);&quot;&quot;;IF([.$A35]&gt;=[.$H$8];0;[.$C$2]-[.$H$6]*[.$A35]))" office:value-type="float" office:value="0.348655274474273" calcext:value-type="float">
            <text:p>3.49E-01</text:p>
          </table:table-cell>
          <table:table-cell table:style-name="ce7" table:formula="of:=IF(OR([.$L$6]=&quot;&quot;;[.$L$8]=&quot;&quot;;[.$A35]=&quot;&quot;);&quot;&quot;;[.$L$8]*EXP(-[.$L$6]*[.$A35]))" office:value-type="float" office:value="0.585595324373975" calcext:value-type="float">
            <text:p>5.8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6]=&quot;&quot;);&quot;&quot;;([.$C$2]-[.B36])/[.$H$3]-[.$C$3]/[.$H$3]*LN([.B36]/[.$C$2]))" office:value-type="float" office:value="315.37590674236" calcext:value-type="float">
            <text:p>3.15E+02</text:p>
          </table:table-cell>
          <table:table-cell table:style-name="ce7" table:formula="of:=IF(OR([.$D$2]&lt;&gt;&quot;&quot;;[.$D$6]&lt;&gt;&quot;&quot;);&quot;&quot;;[.B35]*[.$C$6])" office:value-type="float" office:value="0.481417221911724" calcext:value-type="float">
            <text:p>4.81E-01</text:p>
          </table:table-cell>
          <table:table-cell table:style-name="ce7" table:formula="of:=IF(OR([.$D$2]&lt;&gt;&quot;&quot;;[.$H$6]=&quot;&quot;;[.$H$8]=&quot;&quot;;[.$A36]=&quot;&quot;);&quot;&quot;;IF([.$A36]&gt;=[.$H$8];0;[.$C$2]-[.$H$6]*[.$A36]))" office:value-type="float" office:value="0.322088570753177" calcext:value-type="float">
            <text:p>3.22E-01</text:p>
          </table:table-cell>
          <table:table-cell table:style-name="ce7" table:formula="of:=IF(OR([.$L$6]=&quot;&quot;;[.$L$8]=&quot;&quot;;[.$A36]=&quot;&quot;);&quot;&quot;;[.$L$8]*EXP(-[.$L$6]*[.$A36]))" office:value-type="float" office:value="0.565215292169146" calcext:value-type="float">
            <text:p>5.6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7]=&quot;&quot;);&quot;&quot;;([.$C$2]-[.B37])/[.$H$3]-[.$C$3]/[.$H$3]*LN([.B37]/[.$C$2]))" office:value-type="float" office:value="327.683238085395" calcext:value-type="float">
            <text:p>3.28E+02</text:p>
          </table:table-cell>
          <table:table-cell table:style-name="ce7" table:formula="of:=IF(OR([.$D$2]&lt;&gt;&quot;&quot;;[.$D$6]&lt;&gt;&quot;&quot;);&quot;&quot;;[.B36]*[.$C$6])" office:value-type="float" office:value="0.466974705254372" calcext:value-type="float">
            <text:p>4.67E-01</text:p>
          </table:table-cell>
          <table:table-cell table:style-name="ce7" table:formula="of:=IF(OR([.$D$2]&lt;&gt;&quot;&quot;;[.$H$6]=&quot;&quot;;[.$H$8]=&quot;&quot;;[.$A37]=&quot;&quot;);&quot;&quot;;IF([.$A37]&gt;=[.$H$8];0;[.$C$2]-[.$H$6]*[.$A37]))" office:value-type="float" office:value="0.295633535975307" calcext:value-type="float">
            <text:p>2.96E-01</text:p>
          </table:table-cell>
          <table:table-cell table:style-name="ce7" table:formula="of:=IF(OR([.$L$6]=&quot;&quot;;[.$L$8]=&quot;&quot;;[.$A37]=&quot;&quot;);&quot;&quot;;[.$L$8]*EXP(-[.$L$6]*[.$A37]))" office:value-type="float" office:value="0.545625764069421" calcext:value-type="float">
            <text:p>5.4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8]=&quot;&quot;);&quot;&quot;;([.$C$2]-[.B38])/[.$H$3]-[.$C$3]/[.$H$3]*LN([.B38]/[.$C$2]))" office:value-type="float" office:value="339.94017764873" calcext:value-type="float">
            <text:p>3.40E+02</text:p>
          </table:table-cell>
          <table:table-cell table:style-name="ce7" table:formula="of:=IF(OR([.$D$2]&lt;&gt;&quot;&quot;;[.$D$6]&lt;&gt;&quot;&quot;);&quot;&quot;;[.B37]*[.$C$6])" office:value-type="float" office:value="0.452965464096741" calcext:value-type="float">
            <text:p>4.53E-01</text:p>
          </table:table-cell>
          <table:table-cell table:style-name="ce7" table:formula="of:=IF(OR([.$D$2]&lt;&gt;&quot;&quot;;[.$H$6]=&quot;&quot;;[.$H$8]=&quot;&quot;;[.$A38]=&quot;&quot;);&quot;&quot;;IF([.$A38]&gt;=[.$H$8];0;[.$C$2]-[.$H$6]*[.$A38]))" office:value-type="float" office:value="0.269286820072368" calcext:value-type="float">
            <text:p>2.69E-01</text:p>
          </table:table-cell>
          <table:table-cell table:style-name="ce7" table:formula="of:=IF(OR([.$L$6]=&quot;&quot;;[.$L$8]=&quot;&quot;;[.$A38]=&quot;&quot;);&quot;&quot;;[.$L$8]*EXP(-[.$L$6]*[.$A38]))" office:value-type="float" office:value="0.526791256532126" calcext:value-type="float">
            <text:p>5.2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39]=&quot;&quot;);&quot;&quot;;([.$C$2]-[.B39])/[.$H$3]-[.$C$3]/[.$H$3]*LN([.B39]/[.$C$2]))" office:value-type="float" office:value="352.148237185757" calcext:value-type="float">
            <text:p>3.52E+02</text:p>
          </table:table-cell>
          <table:table-cell table:style-name="ce7" table:formula="of:=IF(OR([.$D$2]&lt;&gt;&quot;&quot;;[.$D$6]&lt;&gt;&quot;&quot;);&quot;&quot;;[.B38]*[.$C$6])" office:value-type="float" office:value="0.439376500173838" calcext:value-type="float">
            <text:p>4.39E-01</text:p>
          </table:table-cell>
          <table:table-cell table:style-name="ce7" table:formula="of:=IF(OR([.$D$2]&lt;&gt;&quot;&quot;;[.$H$6]=&quot;&quot;;[.$H$8]=&quot;&quot;;[.$A39]=&quot;&quot;);&quot;&quot;;IF([.$A39]&gt;=[.$H$8];0;[.$C$2]-[.$H$6]*[.$A39]))" office:value-type="float" office:value="0.243045173478111" calcext:value-type="float">
            <text:p>2.43E-01</text:p>
          </table:table-cell>
          <table:table-cell table:style-name="ce7" table:formula="of:=IF(OR([.$L$6]=&quot;&quot;;[.$L$8]=&quot;&quot;;[.$A39]=&quot;&quot;);&quot;&quot;;[.$L$8]*EXP(-[.$L$6]*[.$A39]))" office:value-type="float" office:value="0.508678156106372" calcext:value-type="float">
            <text:p>5.0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0]=&quot;&quot;);&quot;&quot;;([.$C$2]-[.B40])/[.$H$3]-[.$C$3]/[.$H$3]*LN([.B40]/[.$C$2]))" office:value-type="float" office:value="364.308883097265" calcext:value-type="float">
            <text:p>3.64E+02</text:p>
          </table:table-cell>
          <table:table-cell table:style-name="ce7" table:formula="of:=IF(OR([.$D$2]&lt;&gt;&quot;&quot;;[.$D$6]&lt;&gt;&quot;&quot;);&quot;&quot;;[.B39]*[.$C$6])" office:value-type="float" office:value="0.426195205168623" calcext:value-type="float">
            <text:p>4.26E-01</text:p>
          </table:table-cell>
          <table:table-cell table:style-name="ce7" table:formula="of:=IF(OR([.$D$2]&lt;&gt;&quot;&quot;;[.$H$6]=&quot;&quot;;[.$H$8]=&quot;&quot;;[.$A40]=&quot;&quot;);&quot;&quot;;IF([.$A40]&gt;=[.$H$8];0;[.$C$2]-[.$H$6]*[.$A40]))" office:value-type="float" office:value="0.216905444113276" calcext:value-type="float">
            <text:p>2.17E-01</text:p>
          </table:table-cell>
          <table:table-cell table:style-name="ce7" table:formula="of:=IF(OR([.$L$6]=&quot;&quot;;[.$L$8]=&quot;&quot;;[.$A40]=&quot;&quot;);&quot;&quot;;[.$L$8]*EXP(-[.$L$6]*[.$A40]))" office:value-type="float" office:value="0.491254605301877" calcext:value-type="float">
            <text:p>4.91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1]=&quot;&quot;);&quot;&quot;;([.$C$2]-[.B41])/[.$H$3]-[.$C$3]/[.$H$3]*LN([.B41]/[.$C$2]))" office:value-type="float" office:value="376.423537792019" calcext:value-type="float">
            <text:p>3.76E+02</text:p>
          </table:table-cell>
          <table:table-cell table:style-name="ce7" table:formula="of:=IF(OR([.$D$2]&lt;&gt;&quot;&quot;;[.$D$6]&lt;&gt;&quot;&quot;);&quot;&quot;;[.B40]*[.$C$6])" office:value-type="float" office:value="0.413409349013565" calcext:value-type="float">
            <text:p>4.13E-01</text:p>
          </table:table-cell>
          <table:table-cell table:style-name="ce7" table:formula="of:=IF(OR([.$D$2]&lt;&gt;&quot;&quot;;[.$H$6]=&quot;&quot;;[.$H$8]=&quot;&quot;;[.$A41]=&quot;&quot;);&quot;&quot;;IF([.$A41]&gt;=[.$H$8];0;[.$C$2]-[.$H$6]*[.$A41]))" office:value-type="float" office:value="0.19086457446098" calcext:value-type="float">
            <text:p>1.91E-01</text:p>
          </table:table-cell>
          <table:table-cell table:style-name="ce7" table:formula="of:=IF(OR([.$L$6]=&quot;&quot;;[.$L$8]=&quot;&quot;;[.$A41]=&quot;&quot;);&quot;&quot;;[.$L$8]*EXP(-[.$L$6]*[.$A41]))" office:value-type="float" office:value="0.474490396318476" calcext:value-type="float">
            <text:p>4.74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2]=&quot;&quot;);&quot;&quot;;([.$C$2]-[.B42])/[.$H$3]-[.$C$3]/[.$H$3]*LN([.B42]/[.$C$2]))" office:value-type="float" office:value="388.493581006522" calcext:value-type="float">
            <text:p>3.88E+02</text:p>
          </table:table-cell>
          <table:table-cell table:style-name="ce7" table:formula="of:=IF(OR([.$D$2]&lt;&gt;&quot;&quot;;[.$D$6]&lt;&gt;&quot;&quot;);&quot;&quot;;[.B41]*[.$C$6])" office:value-type="float" office:value="0.401007068543158" calcext:value-type="float">
            <text:p>4.01E-01</text:p>
          </table:table-cell>
          <table:table-cell table:style-name="ce7" table:formula="of:=IF(OR([.$D$2]&lt;&gt;&quot;&quot;;[.$H$6]=&quot;&quot;;[.$H$8]=&quot;&quot;;[.$A42]=&quot;&quot;);&quot;&quot;;IF([.$A42]&gt;=[.$H$8];0;[.$C$2]-[.$H$6]*[.$A42]))" office:value-type="float" office:value="0.164919598729847" calcext:value-type="float">
            <text:p>1.65E-01</text:p>
          </table:table-cell>
          <table:table-cell table:style-name="ce7" table:formula="of:=IF(OR([.$L$6]=&quot;&quot;;[.$L$8]=&quot;&quot;;[.$A42]=&quot;&quot;);&quot;&quot;;[.$L$8]*EXP(-[.$L$6]*[.$A42]))" office:value-type="float" office:value="0.458356872038437" calcext:value-type="float">
            <text:p>4.58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3]=&quot;&quot;);&quot;&quot;;([.$C$2]-[.B43])/[.$H$3]-[.$C$3]/[.$H$3]*LN([.B43]/[.$C$2]))" office:value-type="float" office:value="400.520351085182" calcext:value-type="float">
            <text:p>4.01E+02</text:p>
          </table:table-cell>
          <table:table-cell table:style-name="ce7" table:formula="of:=IF(OR([.$D$2]&lt;&gt;&quot;&quot;;[.$D$6]&lt;&gt;&quot;&quot;);&quot;&quot;;[.B42]*[.$C$6])" office:value-type="float" office:value="0.388976856486863" calcext:value-type="float">
            <text:p>3.89E-01</text:p>
          </table:table-cell>
          <table:table-cell table:style-name="ce7" table:formula="of:=IF(OR([.$D$2]&lt;&gt;&quot;&quot;;[.$H$6]=&quot;&quot;;[.$H$8]=&quot;&quot;;[.$A43]=&quot;&quot;);&quot;&quot;;IF([.$A43]&gt;=[.$H$8];0;[.$C$2]-[.$H$6]*[.$A43]))" office:value-type="float" office:value="0.139067640102242" calcext:value-type="float">
            <text:p>1.39E-01</text:p>
          </table:table-cell>
          <table:table-cell table:style-name="ce7" table:formula="of:=IF(OR([.$L$6]=&quot;&quot;;[.$L$8]=&quot;&quot;;[.$A43]=&quot;&quot;);&quot;&quot;;[.$L$8]*EXP(-[.$L$6]*[.$A43]))" office:value-type="float" office:value="0.442826833733176" calcext:value-type="float">
            <text:p>4.4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4]=&quot;&quot;);&quot;&quot;;([.$C$2]-[.B44])/[.$H$3]-[.$C$3]/[.$H$3]*LN([.B44]/[.$C$2]))" office:value-type="float" office:value="412.505146222073" calcext:value-type="float">
            <text:p>4.13E+02</text:p>
          </table:table-cell>
          <table:table-cell table:style-name="ce7" table:formula="of:=IF(OR([.$D$2]&lt;&gt;&quot;&quot;;[.$D$6]&lt;&gt;&quot;&quot;);&quot;&quot;;[.B43]*[.$C$6])" office:value-type="float" office:value="0.377307550792257" calcext:value-type="float">
            <text:p>3.77E-01</text:p>
          </table:table-cell>
          <table:table-cell table:style-name="ce7" table:formula="of:=IF(OR([.$D$2]&lt;&gt;&quot;&quot;;[.$H$6]=&quot;&quot;;[.$H$8]=&quot;&quot;;[.$A44]=&quot;&quot;);&quot;&quot;;IF([.$A44]&gt;=[.$H$8];0;[.$C$2]-[.$H$6]*[.$A44]))" office:value-type="float" office:value="0.113305908065059" calcext:value-type="float">
            <text:p>1.13E-01</text:p>
          </table:table-cell>
          <table:table-cell table:style-name="ce7" table:formula="of:=IF(OR([.$L$6]=&quot;&quot;;[.$L$8]=&quot;&quot;;[.$A44]=&quot;&quot;);&quot;&quot;;[.$L$8]*EXP(-[.$L$6]*[.$A44]))" office:value-type="float" office:value="0.427874454981102" calcext:value-type="float">
            <text:p>4.28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5]=&quot;&quot;);&quot;&quot;;([.$C$2]-[.B45])/[.$H$3]-[.$C$3]/[.$H$3]*LN([.B45]/[.$C$2]))" office:value-type="float" office:value="424.449225665449" calcext:value-type="float">
            <text:p>4.24E+02</text:p>
          </table:table-cell>
          <table:table-cell table:style-name="ce7" table:formula="of:=IF(OR([.$D$2]&lt;&gt;&quot;&quot;;[.$D$6]&lt;&gt;&quot;&quot;);&quot;&quot;;[.B44]*[.$C$6])" office:value-type="float" office:value="0.365988324268489" calcext:value-type="float">
            <text:p>3.66E-01</text:p>
          </table:table-cell>
          <table:table-cell table:style-name="ce7" table:formula="of:=IF(OR([.$D$2]&lt;&gt;&quot;&quot;;[.$H$6]=&quot;&quot;;[.$H$8]=&quot;&quot;;[.$A45]=&quot;&quot;);&quot;&quot;;IF([.$A45]&gt;=[.$H$8];0;[.$C$2]-[.$H$6]*[.$A45]))" office:value-type="float" office:value="0.0876316958205855" calcext:value-type="float">
            <text:p>8.76E-02</text:p>
          </table:table-cell>
          <table:table-cell table:style-name="ce7" table:formula="of:=IF(OR([.$L$6]=&quot;&quot;;[.$L$8]=&quot;&quot;;[.$A45]=&quot;&quot;);&quot;&quot;;[.$L$8]*EXP(-[.$L$6]*[.$A45]))" office:value-type="float" office:value="0.413475201334421" calcext:value-type="float">
            <text:p>4.1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6]=&quot;&quot;);&quot;&quot;;([.$C$2]-[.B46])/[.$H$3]-[.$C$3]/[.$H$3]*LN([.B46]/[.$C$2]))" office:value-type="float" office:value="436.353810886115" calcext:value-type="float">
            <text:p>4.36E+02</text:p>
          </table:table-cell>
          <table:table-cell table:style-name="ce7" table:formula="of:=IF(OR([.$D$2]&lt;&gt;&quot;&quot;;[.$D$6]&lt;&gt;&quot;&quot;);&quot;&quot;;[.B45]*[.$C$6])" office:value-type="float" office:value="0.355008674540435" calcext:value-type="float">
            <text:p>3.55E-01</text:p>
          </table:table-cell>
          <table:table-cell table:style-name="ce7" table:formula="of:=IF(OR([.$D$2]&lt;&gt;&quot;&quot;;[.$H$6]=&quot;&quot;;[.$H$8]=&quot;&quot;;[.$A46]=&quot;&quot;);&quot;&quot;;IF([.$A46]&gt;=[.$H$8];0;[.$C$2]-[.$H$6]*[.$A46]))" office:value-type="float" office:value="0.0620423777750403" calcext:value-type="float">
            <text:p>6.20E-02</text:p>
          </table:table-cell>
          <table:table-cell table:style-name="ce7" table:formula="of:=IF(OR([.$L$6]=&quot;&quot;;[.$L$8]=&quot;&quot;;[.$A46]=&quot;&quot;);&quot;&quot;;[.$L$8]*EXP(-[.$L$6]*[.$A46]))" office:value-type="float" office:value="0.399605755310199" calcext:value-type="float">
            <text:p>4.00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7]=&quot;&quot;);&quot;&quot;;([.$C$2]-[.B47])/[.$H$3]-[.$C$3]/[.$H$3]*LN([.B47]/[.$C$2]))" office:value-type="float" office:value="448.220086710753" calcext:value-type="float">
            <text:p>4.48E+02</text:p>
          </table:table-cell>
          <table:table-cell table:style-name="ce7" table:formula="of:=IF(OR([.$D$2]&lt;&gt;&quot;&quot;;[.$D$6]&lt;&gt;&quot;&quot;);&quot;&quot;;[.B46]*[.$C$6])" office:value-type="float" office:value="0.344358414304221" calcext:value-type="float">
            <text:p>3.44E-01</text:p>
          </table:table-cell>
          <table:table-cell table:style-name="ce7" table:formula="of:=IF(OR([.$D$2]&lt;&gt;&quot;&quot;;[.$H$6]=&quot;&quot;;[.$H$8]=&quot;&quot;;[.$A47]=&quot;&quot;);&quot;&quot;;IF([.$A47]&gt;=[.$H$8];0;[.$C$2]-[.$H$6]*[.$A47]))" office:value-type="float" office:value="0.0365354071024555" calcext:value-type="float">
            <text:p>3.65E-02</text:p>
          </table:table-cell>
          <table:table-cell table:style-name="ce7" table:formula="of:=IF(OR([.$L$6]=&quot;&quot;;[.$L$8]=&quot;&quot;;[.$A47]=&quot;&quot;);&quot;&quot;;[.$L$8]*EXP(-[.$L$6]*[.$A47]))" office:value-type="float" office:value="0.386243946315187" calcext:value-type="float">
            <text:p>3.8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8]=&quot;&quot;);&quot;&quot;;([.$C$2]-[.B48])/[.$H$3]-[.$C$3]/[.$H$3]*LN([.B48]/[.$C$2]))" office:value-type="float" office:value="460.049202421243" calcext:value-type="float">
            <text:p>4.60E+02</text:p>
          </table:table-cell>
          <table:table-cell table:style-name="ce7" table:formula="of:=IF(OR([.$D$2]&lt;&gt;&quot;&quot;;[.$D$6]&lt;&gt;&quot;&quot;);&quot;&quot;;[.B47]*[.$C$6])" office:value-type="float" office:value="0.334027661875095" calcext:value-type="float">
            <text:p>3.34E-01</text:p>
          </table:table-cell>
          <table:table-cell table:style-name="ce7" table:formula="of:=IF(OR([.$D$2]&lt;&gt;&quot;&quot;;[.$H$6]=&quot;&quot;;[.$H$8]=&quot;&quot;;[.$A48]=&quot;&quot;);&quot;&quot;;IF([.$A48]&gt;=[.$H$8];0;[.$C$2]-[.$H$6]*[.$A48]))" office:value-type="float" office:value="0.0111083133816424" calcext:value-type="float">
            <text:p>1.11E-02</text:p>
          </table:table-cell>
          <table:table-cell table:style-name="ce7" table:formula="of:=IF(OR([.$L$6]=&quot;&quot;;[.$L$8]=&quot;&quot;;[.$A48]=&quot;&quot;);&quot;&quot;;[.$L$8]*EXP(-[.$L$6]*[.$A48]))" office:value-type="float" office:value="0.37336868514512" calcext:value-type="float">
            <text:p>3.7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49]=&quot;&quot;);&quot;&quot;;([.$C$2]-[.B49])/[.$H$3]-[.$C$3]/[.$H$3]*LN([.B49]/[.$C$2]))" office:value-type="float" office:value="471.84227282101" calcext:value-type="float">
            <text:p>4.72E+02</text:p>
          </table:table-cell>
          <table:table-cell table:style-name="ce7" table:formula="of:=IF(OR([.$D$2]&lt;&gt;&quot;&quot;;[.$D$6]&lt;&gt;&quot;&quot;);&quot;&quot;;[.B48]*[.$C$6])" office:value-type="float" office:value="0.324006832018842" calcext:value-type="float">
            <text:p>3.24E-01</text:p>
          </table:table-cell>
          <table:table-cell table:style-name="ce7" table:formula="of:=IF(OR([.$D$2]&lt;&gt;&quot;&quot;;[.$H$6]=&quot;&quot;;[.$H$8]=&quot;&quot;;[.$A49]=&quot;&quot;);&quot;&quot;;IF([.$A49]&gt;=[.$H$8];0;[.$C$2]-[.$H$6]*[.$A49]))" office:value-type="float" office:value="0" calcext:value-type="float">
            <text:p>0.00E+00</text:p>
          </table:table-cell>
          <table:table-cell table:style-name="ce7" table:formula="of:=IF(OR([.$L$6]=&quot;&quot;;[.$L$8]=&quot;&quot;;[.$A49]=&quot;&quot;);&quot;&quot;;[.$L$8]*EXP(-[.$L$6]*[.$A49]))" office:value-type="float" office:value="0.360959902727752" calcext:value-type="float">
            <text:p>3.61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0]=&quot;&quot;);&quot;&quot;;([.$C$2]-[.B50])/[.$H$3]-[.$C$3]/[.$H$3]*LN([.B50]/[.$C$2]))" office:value-type="float" office:value="483.600379269375" calcext:value-type="float">
            <text:p>4.84E+02</text:p>
          </table:table-cell>
          <table:table-cell table:style-name="ce7" table:formula="of:=IF(OR([.$D$2]&lt;&gt;&quot;&quot;;[.$D$6]&lt;&gt;&quot;&quot;);&quot;&quot;;[.B49]*[.$C$6])" office:value-type="float" office:value="0.314286627058277" calcext:value-type="float">
            <text:p>3.14E-01</text:p>
          </table:table-cell>
          <table:table-cell table:style-name="ce7" table:formula="of:=IF(OR([.$D$2]&lt;&gt;&quot;&quot;;[.$H$6]=&quot;&quot;;[.$H$8]=&quot;&quot;;[.$A50]=&quot;&quot;);&quot;&quot;;IF([.$A50]&gt;=[.$H$8];0;[.$C$2]-[.$H$6]*[.$A50]))" office:value-type="float" office:value="0" calcext:value-type="float">
            <text:p>0.00E+00</text:p>
          </table:table-cell>
          <table:table-cell table:style-name="ce7" table:formula="of:=IF(OR([.$L$6]=&quot;&quot;;[.$L$8]=&quot;&quot;;[.$A50]=&quot;&quot;);&quot;&quot;;[.$L$8]*EXP(-[.$L$6]*[.$A50]))" office:value-type="float" office:value="0.348998492804948" calcext:value-type="float">
            <text:p>3.4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1]=&quot;&quot;);&quot;&quot;;([.$C$2]-[.B51])/[.$H$3]-[.$C$3]/[.$H$3]*LN([.B51]/[.$C$2]))" office:value-type="float" office:value="495.324570684881" calcext:value-type="float">
            <text:p>4.95E+02</text:p>
          </table:table-cell>
          <table:table-cell table:style-name="ce7" table:formula="of:=IF(OR([.$D$2]&lt;&gt;&quot;&quot;;[.$D$6]&lt;&gt;&quot;&quot;);&quot;&quot;;[.B50]*[.$C$6])" office:value-type="float" office:value="0.304858028246528" calcext:value-type="float">
            <text:p>3.05E-01</text:p>
          </table:table-cell>
          <table:table-cell table:style-name="ce7" table:formula="of:=IF(OR([.$D$2]&lt;&gt;&quot;&quot;;[.$H$6]=&quot;&quot;;[.$H$8]=&quot;&quot;;[.$A51]=&quot;&quot;);&quot;&quot;;IF([.$A51]&gt;=[.$H$8];0;[.$C$2]-[.$H$6]*[.$A51]))" office:value-type="float" office:value="0" calcext:value-type="float">
            <text:p>0.00E+00</text:p>
          </table:table-cell>
          <table:table-cell table:style-name="ce7" table:formula="of:=IF(OR([.$L$6]=&quot;&quot;;[.$L$8]=&quot;&quot;;[.$A51]=&quot;&quot;);&quot;&quot;;[.$L$8]*EXP(-[.$L$6]*[.$A51]))" office:value-type="float" office:value="0.337466258273017" calcext:value-type="float">
            <text:p>3.3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2]=&quot;&quot;);&quot;&quot;;([.$C$2]-[.B52])/[.$H$3]-[.$C$3]/[.$H$3]*LN([.B52]/[.$C$2]))" office:value-type="float" office:value="507.015864518513" calcext:value-type="float">
            <text:p>5.07E+02</text:p>
          </table:table-cell>
          <table:table-cell table:style-name="ce7" table:formula="of:=IF(OR([.$D$2]&lt;&gt;&quot;&quot;;[.$D$6]&lt;&gt;&quot;&quot;);&quot;&quot;;[.B51]*[.$C$6])" office:value-type="float" office:value="0.295712287399133" calcext:value-type="float">
            <text:p>2.96E-01</text:p>
          </table:table-cell>
          <table:table-cell table:style-name="ce7" table:formula="of:=IF(OR([.$D$2]&lt;&gt;&quot;&quot;;[.$H$6]=&quot;&quot;;[.$H$8]=&quot;&quot;;[.$A52]=&quot;&quot;);&quot;&quot;;IF([.$A52]&gt;=[.$H$8];0;[.$C$2]-[.$H$6]*[.$A52]))" office:value-type="float" office:value="0" calcext:value-type="float">
            <text:p>0.00E+00</text:p>
          </table:table-cell>
          <table:table-cell table:style-name="ce7" table:formula="of:=IF(OR([.$L$6]=&quot;&quot;;[.$L$8]=&quot;&quot;;[.$A52]=&quot;&quot;);&quot;&quot;;[.$L$8]*EXP(-[.$L$6]*[.$A52]))" office:value-type="float" office:value="0.326345860922327" calcext:value-type="float">
            <text:p>3.2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3]=&quot;&quot;);&quot;&quot;;([.$C$2]-[.B53])/[.$H$3]-[.$C$3]/[.$H$3]*LN([.B53]/[.$C$2]))" office:value-type="float" office:value="518.675247697728" calcext:value-type="float">
            <text:p>5.19E+02</text:p>
          </table:table-cell>
          <table:table-cell table:style-name="ce7" table:formula="of:=IF(OR([.$D$2]&lt;&gt;&quot;&quot;;[.$D$6]&lt;&gt;&quot;&quot;);&quot;&quot;;[.B52]*[.$C$6])" office:value-type="float" office:value="0.286840918777159" calcext:value-type="float">
            <text:p>2.87E-01</text:p>
          </table:table-cell>
          <table:table-cell table:style-name="ce7" table:formula="of:=IF(OR([.$D$2]&lt;&gt;&quot;&quot;;[.$H$6]=&quot;&quot;;[.$H$8]=&quot;&quot;;[.$A53]=&quot;&quot;);&quot;&quot;;IF([.$A53]&gt;=[.$H$8];0;[.$C$2]-[.$H$6]*[.$A53]))" office:value-type="float" office:value="0" calcext:value-type="float">
            <text:p>0.00E+00</text:p>
          </table:table-cell>
          <table:table-cell table:style-name="ce7" table:formula="of:=IF(OR([.$L$6]=&quot;&quot;;[.$L$8]=&quot;&quot;;[.$A53]=&quot;&quot;);&quot;&quot;;[.$L$8]*EXP(-[.$L$6]*[.$A53]))" office:value-type="float" office:value="0.315620774337214" calcext:value-type="float">
            <text:p>3.1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4]=&quot;&quot;);&quot;&quot;;([.$C$2]-[.B54])/[.$H$3]-[.$C$3]/[.$H$3]*LN([.B54]/[.$C$2]))" office:value-type="float" office:value="530.303677542158" calcext:value-type="float">
            <text:p>5.30E+02</text:p>
          </table:table-cell>
          <table:table-cell table:style-name="ce7" table:formula="of:=IF(OR([.$D$2]&lt;&gt;&quot;&quot;;[.$D$6]&lt;&gt;&quot;&quot;);&quot;&quot;;[.B53]*[.$C$6])" office:value-type="float" office:value="0.278235691213844" calcext:value-type="float">
            <text:p>2.78E-01</text:p>
          </table:table-cell>
          <table:table-cell table:style-name="ce7" table:formula="of:=IF(OR([.$D$2]&lt;&gt;&quot;&quot;;[.$H$6]=&quot;&quot;;[.$H$8]=&quot;&quot;;[.$A54]=&quot;&quot;);&quot;&quot;;IF([.$A54]&gt;=[.$H$8];0;[.$C$2]-[.$H$6]*[.$A54]))" office:value-type="float" office:value="0" calcext:value-type="float">
            <text:p>0.00E+00</text:p>
          </table:table-cell>
          <table:table-cell table:style-name="ce7" table:formula="of:=IF(OR([.$L$6]=&quot;&quot;;[.$L$8]=&quot;&quot;;[.$A54]=&quot;&quot;);&quot;&quot;;[.$L$8]*EXP(-[.$L$6]*[.$A54]))" office:value-type="float" office:value="0.305275239735576" calcext:value-type="float">
            <text:p>3.0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5]=&quot;&quot;);&quot;&quot;;([.$C$2]-[.B55])/[.$H$3]-[.$C$3]/[.$H$3]*LN([.B55]/[.$C$2]))" office:value-type="float" office:value="541.902082651847" calcext:value-type="float">
            <text:p>5.42E+02</text:p>
          </table:table-cell>
          <table:table-cell table:style-name="ce7" table:formula="of:=IF(OR([.$D$2]&lt;&gt;&quot;&quot;;[.$D$6]&lt;&gt;&quot;&quot;);&quot;&quot;;[.B54]*[.$C$6])" office:value-type="float" office:value="0.269888620477428" calcext:value-type="float">
            <text:p>2.70E-01</text:p>
          </table:table-cell>
          <table:table-cell table:style-name="ce7" table:formula="of:=IF(OR([.$D$2]&lt;&gt;&quot;&quot;;[.$H$6]=&quot;&quot;;[.$H$8]=&quot;&quot;;[.$A55]=&quot;&quot;);&quot;&quot;;IF([.$A55]&gt;=[.$H$8];0;[.$C$2]-[.$H$6]*[.$A55]))" office:value-type="float" office:value="0" calcext:value-type="float">
            <text:p>0.00E+00</text:p>
          </table:table-cell>
          <table:table-cell table:style-name="ce7" table:formula="of:=IF(OR([.$L$6]=&quot;&quot;;[.$L$8]=&quot;&quot;;[.$A55]=&quot;&quot;);&quot;&quot;;[.$L$8]*EXP(-[.$L$6]*[.$A55]))" office:value-type="float" office:value="0.295294224544312" calcext:value-type="float">
            <text:p>2.9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6]=&quot;&quot;);&quot;&quot;;([.$C$2]-[.B56])/[.$H$3]-[.$C$3]/[.$H$3]*LN([.B56]/[.$C$2]))" office:value-type="float" office:value="553.471363768836" calcext:value-type="float">
            <text:p>5.53E+02</text:p>
          </table:table-cell>
          <table:table-cell table:style-name="ce7" table:formula="of:=IF(OR([.$D$2]&lt;&gt;&quot;&quot;;[.$D$6]&lt;&gt;&quot;&quot;);&quot;&quot;;[.B55]*[.$C$6])" office:value-type="float" office:value="0.261791961863106" calcext:value-type="float">
            <text:p>2.62E-01</text:p>
          </table:table-cell>
          <table:table-cell table:style-name="ce7" table:formula="of:=IF(OR([.$D$2]&lt;&gt;&quot;&quot;;[.$H$6]=&quot;&quot;;[.$H$8]=&quot;&quot;;[.$A56]=&quot;&quot;);&quot;&quot;;IF([.$A56]&gt;=[.$H$8];0;[.$C$2]-[.$H$6]*[.$A56]))" office:value-type="float" office:value="0" calcext:value-type="float">
            <text:p>0.00E+00</text:p>
          </table:table-cell>
          <table:table-cell table:style-name="ce7" table:formula="of:=IF(OR([.$L$6]=&quot;&quot;;[.$L$8]=&quot;&quot;;[.$A56]=&quot;&quot;);&quot;&quot;;[.$L$8]*EXP(-[.$L$6]*[.$A56]))" office:value-type="float" office:value="0.285663383522245" calcext:value-type="float">
            <text:p>2.8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7]=&quot;&quot;);&quot;&quot;;([.$C$2]-[.B57])/[.$H$3]-[.$C$3]/[.$H$3]*LN([.B57]/[.$C$2]))" office:value-type="float" office:value="565.012394612907" calcext:value-type="float">
            <text:p>5.65E+02</text:p>
          </table:table-cell>
          <table:table-cell table:style-name="ce7" table:formula="of:=IF(OR([.$D$2]&lt;&gt;&quot;&quot;;[.$D$6]&lt;&gt;&quot;&quot;);&quot;&quot;;[.B56]*[.$C$6])" office:value-type="float" office:value="0.253938203007212" calcext:value-type="float">
            <text:p>2.54E-01</text:p>
          </table:table-cell>
          <table:table-cell table:style-name="ce7" table:formula="of:=IF(OR([.$D$2]&lt;&gt;&quot;&quot;;[.$H$6]=&quot;&quot;;[.$H$8]=&quot;&quot;;[.$A57]=&quot;&quot;);&quot;&quot;;IF([.$A57]&gt;=[.$H$8];0;[.$C$2]-[.$H$6]*[.$A57]))" office:value-type="float" office:value="0" calcext:value-type="float">
            <text:p>0.00E+00</text:p>
          </table:table-cell>
          <table:table-cell table:style-name="ce7" table:formula="of:=IF(OR([.$L$6]=&quot;&quot;;[.$L$8]=&quot;&quot;;[.$A57]=&quot;&quot;);&quot;&quot;;[.$L$8]*EXP(-[.$L$6]*[.$A57]))" office:value-type="float" office:value="0.276369022256278" calcext:value-type="float">
            <text:p>2.7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8]=&quot;&quot;);&quot;&quot;;([.$C$2]-[.B58])/[.$H$3]-[.$C$3]/[.$H$3]*LN([.B58]/[.$C$2]))" office:value-type="float" office:value="576.526022692248" calcext:value-type="float">
            <text:p>5.77E+02</text:p>
          </table:table-cell>
          <table:table-cell table:style-name="ce7" table:formula="of:=IF(OR([.$D$2]&lt;&gt;&quot;&quot;;[.$D$6]&lt;&gt;&quot;&quot;);&quot;&quot;;[.B57]*[.$C$6])" office:value-type="float" office:value="0.246320056916996" calcext:value-type="float">
            <text:p>2.46E-01</text:p>
          </table:table-cell>
          <table:table-cell table:style-name="ce7" table:formula="of:=IF(OR([.$D$2]&lt;&gt;&quot;&quot;;[.$H$6]=&quot;&quot;;[.$H$8]=&quot;&quot;;[.$A58]=&quot;&quot;);&quot;&quot;;IF([.$A58]&gt;=[.$H$8];0;[.$C$2]-[.$H$6]*[.$A58]))" office:value-type="float" office:value="0" calcext:value-type="float">
            <text:p>0.00E+00</text:p>
          </table:table-cell>
          <table:table-cell table:style-name="ce7" table:formula="of:=IF(OR([.$L$6]=&quot;&quot;;[.$L$8]=&quot;&quot;;[.$A58]=&quot;&quot;);&quot;&quot;;[.$L$8]*EXP(-[.$L$6]*[.$A58]))" office:value-type="float" office:value="0.267398062869618" calcext:value-type="float">
            <text:p>2.6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59]=&quot;&quot;);&quot;&quot;;([.$C$2]-[.B59])/[.$H$3]-[.$C$3]/[.$H$3]*LN([.B59]/[.$C$2]))" office:value-type="float" office:value="588.0130700898" calcext:value-type="float">
            <text:p>5.88E+02</text:p>
          </table:table-cell>
          <table:table-cell table:style-name="ce7" table:formula="of:=IF(OR([.$D$2]&lt;&gt;&quot;&quot;;[.$D$6]&lt;&gt;&quot;&quot;);&quot;&quot;;[.B58]*[.$C$6])" office:value-type="float" office:value="0.238930455209486" calcext:value-type="float">
            <text:p>2.39E-01</text:p>
          </table:table-cell>
          <table:table-cell table:style-name="ce7" table:formula="of:=IF(OR([.$D$2]&lt;&gt;&quot;&quot;;[.$H$6]=&quot;&quot;;[.$H$8]=&quot;&quot;;[.$A59]=&quot;&quot;);&quot;&quot;;IF([.$A59]&gt;=[.$H$8];0;[.$C$2]-[.$H$6]*[.$A59]))" office:value-type="float" office:value="0" calcext:value-type="float">
            <text:p>0.00E+00</text:p>
          </table:table-cell>
          <table:table-cell table:style-name="ce7" table:formula="of:=IF(OR([.$L$6]=&quot;&quot;;[.$L$8]=&quot;&quot;;[.$A59]=&quot;&quot;);&quot;&quot;;[.$L$8]*EXP(-[.$L$6]*[.$A59]))" office:value-type="float" office:value="0.258738011792791" calcext:value-type="float">
            <text:p>2.5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0]=&quot;&quot;);&quot;&quot;;([.$C$2]-[.B60])/[.$H$3]-[.$C$3]/[.$H$3]*LN([.B60]/[.$C$2]))" office:value-type="float" office:value="599.474334226017" calcext:value-type="float">
            <text:p>5.99E+02</text:p>
          </table:table-cell>
          <table:table-cell table:style-name="ce7" table:formula="of:=IF(OR([.$D$2]&lt;&gt;&quot;&quot;;[.$D$6]&lt;&gt;&quot;&quot;);&quot;&quot;;[.B59]*[.$C$6])" office:value-type="float" office:value="0.231762541553202" calcext:value-type="float">
            <text:p>2.32E-01</text:p>
          </table:table-cell>
          <table:table-cell table:style-name="ce7" table:formula="of:=IF(OR([.$D$2]&lt;&gt;&quot;&quot;;[.$H$6]=&quot;&quot;;[.$H$8]=&quot;&quot;;[.$A60]=&quot;&quot;);&quot;&quot;;IF([.$A60]&gt;=[.$H$8];0;[.$C$2]-[.$H$6]*[.$A60]))" office:value-type="float" office:value="0" calcext:value-type="float">
            <text:p>0.00E+00</text:p>
          </table:table-cell>
          <table:table-cell table:style-name="ce7" table:formula="of:=IF(OR([.$L$6]=&quot;&quot;;[.$L$8]=&quot;&quot;;[.$A60]=&quot;&quot;);&quot;&quot;;[.$L$8]*EXP(-[.$L$6]*[.$A60]))" office:value-type="float" office:value="0.250376929459247" calcext:value-type="float">
            <text:p>2.50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1]=&quot;&quot;);&quot;&quot;;([.$C$2]-[.B61])/[.$H$3]-[.$C$3]/[.$H$3]*LN([.B61]/[.$C$2]))" office:value-type="float" office:value="610.910588598739" calcext:value-type="float">
            <text:p>6.11E+02</text:p>
          </table:table-cell>
          <table:table-cell table:style-name="ce7" table:formula="of:=IF(OR([.$D$2]&lt;&gt;&quot;&quot;;[.$D$6]&lt;&gt;&quot;&quot;);&quot;&quot;;[.B60]*[.$C$6])" office:value-type="float" office:value="0.224809665306606" calcext:value-type="float">
            <text:p>2.25E-01</text:p>
          </table:table-cell>
          <table:table-cell table:style-name="ce7" table:formula="of:=IF(OR([.$D$2]&lt;&gt;&quot;&quot;;[.$H$6]=&quot;&quot;;[.$H$8]=&quot;&quot;;[.$A61]=&quot;&quot;);&quot;&quot;;IF([.$A61]&gt;=[.$H$8];0;[.$C$2]-[.$H$6]*[.$A61]))" office:value-type="float" office:value="0" calcext:value-type="float">
            <text:p>0.00E+00</text:p>
          </table:table-cell>
          <table:table-cell table:style-name="ce7" table:formula="of:=IF(OR([.$L$6]=&quot;&quot;;[.$L$8]=&quot;&quot;;[.$A61]=&quot;&quot;);&quot;&quot;;[.$L$8]*EXP(-[.$L$6]*[.$A61]))" office:value-type="float" office:value="0.242303401797429" calcext:value-type="float">
            <text:p>2.4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2]=&quot;&quot;);&quot;&quot;;([.$C$2]-[.B62])/[.$H$3]-[.$C$3]/[.$H$3]*LN([.B62]/[.$C$2]))" office:value-type="float" office:value="622.32258350087" calcext:value-type="float">
            <text:p>6.22E+02</text:p>
          </table:table-cell>
          <table:table-cell table:style-name="ce7" table:formula="of:=IF(OR([.$D$2]&lt;&gt;&quot;&quot;;[.$D$6]&lt;&gt;&quot;&quot;);&quot;&quot;;[.B61]*[.$C$6])" office:value-type="float" office:value="0.218065375347407" calcext:value-type="float">
            <text:p>2.18E-01</text:p>
          </table:table-cell>
          <table:table-cell table:style-name="ce7" table:formula="of:=IF(OR([.$D$2]&lt;&gt;&quot;&quot;;[.$H$6]=&quot;&quot;;[.$H$8]=&quot;&quot;;[.$A62]=&quot;&quot;);&quot;&quot;;IF([.$A62]&gt;=[.$H$8];0;[.$C$2]-[.$H$6]*[.$A62]))" office:value-type="float" office:value="0" calcext:value-type="float">
            <text:p>0.00E+00</text:p>
          </table:table-cell>
          <table:table-cell table:style-name="ce7" table:formula="of:=IF(OR([.$L$6]=&quot;&quot;;[.$L$8]=&quot;&quot;;[.$A62]=&quot;&quot;);&quot;&quot;;[.$L$8]*EXP(-[.$L$6]*[.$A62]))" office:value-type="float" office:value="0.234506513400536" calcext:value-type="float">
            <text:p>2.3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3]=&quot;&quot;);&quot;&quot;;([.$C$2]-[.B63])/[.$H$3]-[.$C$3]/[.$H$3]*LN([.B63]/[.$C$2]))" office:value-type="float" office:value="633.71104671653" calcext:value-type="float">
            <text:p>6.34E+02</text:p>
          </table:table-cell>
          <table:table-cell table:style-name="ce7" table:formula="of:=IF(OR([.$D$2]&lt;&gt;&quot;&quot;;[.$D$6]&lt;&gt;&quot;&quot;);&quot;&quot;;[.B62]*[.$C$6])" office:value-type="float" office:value="0.211523414086985" calcext:value-type="float">
            <text:p>2.12E-01</text:p>
          </table:table-cell>
          <table:table-cell table:style-name="ce7" table:formula="of:=IF(OR([.$D$2]&lt;&gt;&quot;&quot;;[.$H$6]=&quot;&quot;;[.$H$8]=&quot;&quot;;[.$A63]=&quot;&quot;);&quot;&quot;;IF([.$A63]&gt;=[.$H$8];0;[.$C$2]-[.$H$6]*[.$A63]))" office:value-type="float" office:value="0" calcext:value-type="float">
            <text:p>0.00E+00</text:p>
          </table:table-cell>
          <table:table-cell table:style-name="ce7" table:formula="of:=IF(OR([.$L$6]=&quot;&quot;;[.$L$8]=&quot;&quot;;[.$A63]=&quot;&quot;);&quot;&quot;;[.$L$8]*EXP(-[.$L$6]*[.$A63]))" office:value-type="float" office:value="0.226975822263786" calcext:value-type="float">
            <text:p>2.2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4]=&quot;&quot;);&quot;&quot;;([.$C$2]-[.B64])/[.$H$3]-[.$C$3]/[.$H$3]*LN([.B64]/[.$C$2]))" office:value-type="float" office:value="645.076684196311" calcext:value-type="float">
            <text:p>6.45E+02</text:p>
          </table:table-cell>
          <table:table-cell table:style-name="ce7" table:formula="of:=IF(OR([.$D$2]&lt;&gt;&quot;&quot;;[.$D$6]&lt;&gt;&quot;&quot;);&quot;&quot;;[.B63]*[.$C$6])" office:value-type="float" office:value="0.205177711664376" calcext:value-type="float">
            <text:p>2.05E-01</text:p>
          </table:table-cell>
          <table:table-cell table:style-name="ce7" table:formula="of:=IF(OR([.$D$2]&lt;&gt;&quot;&quot;;[.$H$6]=&quot;&quot;;[.$H$8]=&quot;&quot;;[.$A64]=&quot;&quot;);&quot;&quot;;IF([.$A64]&gt;=[.$H$8];0;[.$C$2]-[.$H$6]*[.$A64]))" office:value-type="float" office:value="0" calcext:value-type="float">
            <text:p>0.00E+00</text:p>
          </table:table-cell>
          <table:table-cell table:style-name="ce7" table:formula="of:=IF(OR([.$L$6]=&quot;&quot;;[.$L$8]=&quot;&quot;;[.$A64]=&quot;&quot;);&quot;&quot;;[.$L$8]*EXP(-[.$L$6]*[.$A64]))" office:value-type="float" office:value="0.219701335986914" calcext:value-type="float">
            <text:p>2.20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5]=&quot;&quot;);&quot;&quot;;([.$C$2]-[.B65])/[.$H$3]-[.$C$3]/[.$H$3]*LN([.B65]/[.$C$2]))" office:value-type="float" office:value="656.42018071229" calcext:value-type="float">
            <text:p>6.56E+02</text:p>
          </table:table-cell>
          <table:table-cell table:style-name="ce7" table:formula="of:=IF(OR([.$D$2]&lt;&gt;&quot;&quot;;[.$D$6]&lt;&gt;&quot;&quot;);&quot;&quot;;[.B64]*[.$C$6])" office:value-type="float" office:value="0.199022380314444" calcext:value-type="float">
            <text:p>1.99E-01</text:p>
          </table:table-cell>
          <table:table-cell table:style-name="ce7" table:formula="of:=IF(OR([.$D$2]&lt;&gt;&quot;&quot;;[.$H$6]=&quot;&quot;;[.$H$8]=&quot;&quot;;[.$A65]=&quot;&quot;);&quot;&quot;;IF([.$A65]&gt;=[.$H$8];0;[.$C$2]-[.$H$6]*[.$A65]))" office:value-type="float" office:value="0" calcext:value-type="float">
            <text:p>0.00E+00</text:p>
          </table:table-cell>
          <table:table-cell table:style-name="ce7" table:formula="of:=IF(OR([.$L$6]=&quot;&quot;;[.$L$8]=&quot;&quot;;[.$A65]=&quot;&quot;);&quot;&quot;;[.$L$8]*EXP(-[.$L$6]*[.$A65]))" office:value-type="float" office:value="0.212673489346934" calcext:value-type="float">
            <text:p>2.1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6]=&quot;&quot;);&quot;&quot;;([.$C$2]-[.B66])/[.$H$3]-[.$C$3]/[.$H$3]*LN([.B66]/[.$C$2]))" office:value-type="float" office:value="667.742200493381" calcext:value-type="float">
            <text:p>6.68E+02</text:p>
          </table:table-cell>
          <table:table-cell table:style-name="ce7" table:formula="of:=IF(OR([.$D$2]&lt;&gt;&quot;&quot;;[.$D$6]&lt;&gt;&quot;&quot;);&quot;&quot;;[.B65]*[.$C$6])" office:value-type="float" office:value="0.193051708905011" calcext:value-type="float">
            <text:p>1.93E-01</text:p>
          </table:table-cell>
          <table:table-cell table:style-name="ce7" table:formula="of:=IF(OR([.$D$2]&lt;&gt;&quot;&quot;;[.$H$6]=&quot;&quot;;[.$H$8]=&quot;&quot;;[.$A66]=&quot;&quot;);&quot;&quot;;IF([.$A66]&gt;=[.$H$8];0;[.$C$2]-[.$H$6]*[.$A66]))" office:value-type="float" office:value="0" calcext:value-type="float">
            <text:p>0.00E+00</text:p>
          </table:table-cell>
          <table:table-cell table:style-name="ce7" table:formula="of:=IF(OR([.$L$6]=&quot;&quot;;[.$L$8]=&quot;&quot;;[.$A66]=&quot;&quot;);&quot;&quot;;[.$L$8]*EXP(-[.$L$6]*[.$A66]))" office:value-type="float" office:value="0.205883123152944" calcext:value-type="float">
            <text:p>2.0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7]=&quot;&quot;);&quot;&quot;;([.$C$2]-[.B67])/[.$H$3]-[.$C$3]/[.$H$3]*LN([.B67]/[.$C$2]))" office:value-type="float" office:value="679.043387841631" calcext:value-type="float">
            <text:p>6.79E+02</text:p>
          </table:table-cell>
          <table:table-cell table:style-name="ce7" table:formula="of:=IF(OR([.$D$2]&lt;&gt;&quot;&quot;;[.$D$6]&lt;&gt;&quot;&quot;);&quot;&quot;;[.B66]*[.$C$6])" office:value-type="float" office:value="0.187260157637861" calcext:value-type="float">
            <text:p>1.87E-01</text:p>
          </table:table-cell>
          <table:table-cell table:style-name="ce7" table:formula="of:=IF(OR([.$D$2]&lt;&gt;&quot;&quot;;[.$H$6]=&quot;&quot;;[.$H$8]=&quot;&quot;;[.$A67]=&quot;&quot;);&quot;&quot;;IF([.$A67]&gt;=[.$H$8];0;[.$C$2]-[.$H$6]*[.$A67]))" office:value-type="float" office:value="0" calcext:value-type="float">
            <text:p>0.00E+00</text:p>
          </table:table-cell>
          <table:table-cell table:style-name="ce7" table:formula="of:=IF(OR([.$L$6]=&quot;&quot;;[.$L$8]=&quot;&quot;;[.$A67]=&quot;&quot;);&quot;&quot;;[.$L$8]*EXP(-[.$L$6]*[.$A67]))" office:value-type="float" office:value="0.199321464300972" calcext:value-type="float">
            <text:p>1.9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8]=&quot;&quot;);&quot;&quot;;([.$C$2]-[.B68])/[.$H$3]-[.$C$3]/[.$H$3]*LN([.B68]/[.$C$2]))" office:value-type="float" office:value="690.324367730025" calcext:value-type="float">
            <text:p>6.90E+02</text:p>
          </table:table-cell>
          <table:table-cell table:style-name="ce7" table:formula="of:=IF(OR([.$D$2]&lt;&gt;&quot;&quot;;[.$D$6]&lt;&gt;&quot;&quot;);&quot;&quot;;[.B67]*[.$C$6])" office:value-type="float" office:value="0.181642352908725" calcext:value-type="float">
            <text:p>1.82E-01</text:p>
          </table:table-cell>
          <table:table-cell table:style-name="ce7" table:formula="of:=IF(OR([.$D$2]&lt;&gt;&quot;&quot;;[.$H$6]=&quot;&quot;;[.$H$8]=&quot;&quot;;[.$A68]=&quot;&quot;);&quot;&quot;;IF([.$A68]&gt;=[.$H$8];0;[.$C$2]-[.$H$6]*[.$A68]))" office:value-type="float" office:value="0" calcext:value-type="float">
            <text:p>0.00E+00</text:p>
          </table:table-cell>
          <table:table-cell table:style-name="ce7" table:formula="of:=IF(OR([.$L$6]=&quot;&quot;;[.$L$8]=&quot;&quot;;[.$A68]=&quot;&quot;);&quot;&quot;;[.$L$8]*EXP(-[.$L$6]*[.$A68]))" office:value-type="float" office:value="0.192980106952594" calcext:value-type="float">
            <text:p>1.9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69]=&quot;&quot;);&quot;&quot;;([.$C$2]-[.B69])/[.$H$3]-[.$C$3]/[.$H$3]*LN([.B69]/[.$C$2]))" office:value-type="float" office:value="701.585746382359" calcext:value-type="float">
            <text:p>7.02E+02</text:p>
          </table:table-cell>
          <table:table-cell table:style-name="ce7" table:formula="of:=IF(OR([.$D$2]&lt;&gt;&quot;&quot;;[.$D$6]&lt;&gt;&quot;&quot;);&quot;&quot;;[.B68]*[.$C$6])" office:value-type="float" office:value="0.176193082321463" calcext:value-type="float">
            <text:p>1.76E-01</text:p>
          </table:table-cell>
          <table:table-cell table:style-name="ce7" table:formula="of:=IF(OR([.$D$2]&lt;&gt;&quot;&quot;;[.$H$6]=&quot;&quot;;[.$H$8]=&quot;&quot;;[.$A69]=&quot;&quot;);&quot;&quot;;IF([.$A69]&gt;=[.$H$8];0;[.$C$2]-[.$H$6]*[.$A69]))" office:value-type="float" office:value="0" calcext:value-type="float">
            <text:p>0.00E+00</text:p>
          </table:table-cell>
          <table:table-cell table:style-name="ce7" table:formula="of:=IF(OR([.$L$6]=&quot;&quot;;[.$L$8]=&quot;&quot;;[.$A69]=&quot;&quot;);&quot;&quot;;[.$L$8]*EXP(-[.$L$6]*[.$A69]))" office:value-type="float" office:value="0.186850994766402" calcext:value-type="float">
            <text:p>1.8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0]=&quot;&quot;);&quot;&quot;;([.$C$2]-[.B70])/[.$H$3]-[.$C$3]/[.$H$3]*LN([.B70]/[.$C$2]))" office:value-type="float" office:value="712.828111835714" calcext:value-type="float">
            <text:p>7.13E+02</text:p>
          </table:table-cell>
          <table:table-cell table:style-name="ce7" table:formula="of:=IF(OR([.$D$2]&lt;&gt;&quot;&quot;;[.$D$6]&lt;&gt;&quot;&quot;);&quot;&quot;;[.B69]*[.$C$6])" office:value-type="float" office:value="0.170907289851819" calcext:value-type="float">
            <text:p>1.71E-01</text:p>
          </table:table-cell>
          <table:table-cell table:style-name="ce7" table:formula="of:=IF(OR([.$D$2]&lt;&gt;&quot;&quot;;[.$H$6]=&quot;&quot;;[.$H$8]=&quot;&quot;;[.$A70]=&quot;&quot;);&quot;&quot;;IF([.$A70]&gt;=[.$H$8];0;[.$C$2]-[.$H$6]*[.$A70]))" office:value-type="float" office:value="0" calcext:value-type="float">
            <text:p>0.00E+00</text:p>
          </table:table-cell>
          <table:table-cell table:style-name="ce7" table:formula="of:=IF(OR([.$L$6]=&quot;&quot;;[.$L$8]=&quot;&quot;;[.$A70]=&quot;&quot;);&quot;&quot;;[.$L$8]*EXP(-[.$L$6]*[.$A70]))" office:value-type="float" office:value="0.18092640411627" calcext:value-type="float">
            <text:p>1.81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1]=&quot;&quot;);&quot;&quot;;([.$C$2]-[.B71])/[.$H$3]-[.$C$3]/[.$H$3]*LN([.B71]/[.$C$2]))" office:value-type="float" office:value="724.05203448606" calcext:value-type="float">
            <text:p>7.24E+02</text:p>
          </table:table-cell>
          <table:table-cell table:style-name="ce7" table:formula="of:=IF(OR([.$D$2]&lt;&gt;&quot;&quot;;[.$D$6]&lt;&gt;&quot;&quot;);&quot;&quot;;[.B70]*[.$C$6])" office:value-type="float" office:value="0.165780071156265" calcext:value-type="float">
            <text:p>1.66E-01</text:p>
          </table:table-cell>
          <table:table-cell table:style-name="ce7" table:formula="of:=IF(OR([.$D$2]&lt;&gt;&quot;&quot;;[.$H$6]=&quot;&quot;;[.$H$8]=&quot;&quot;;[.$A71]=&quot;&quot;);&quot;&quot;;IF([.$A71]&gt;=[.$H$8];0;[.$C$2]-[.$H$6]*[.$A71]))" office:value-type="float" office:value="0" calcext:value-type="float">
            <text:p>0.00E+00</text:p>
          </table:table-cell>
          <table:table-cell table:style-name="ce7" table:formula="of:=IF(OR([.$L$6]=&quot;&quot;;[.$L$8]=&quot;&quot;;[.$A71]=&quot;&quot;);&quot;&quot;;[.$L$8]*EXP(-[.$L$6]*[.$A71]))" office:value-type="float" office:value="0.175198928234938" calcext:value-type="float">
            <text:p>1.7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2]=&quot;&quot;);&quot;&quot;;([.$C$2]-[.B72])/[.$H$3]-[.$C$3]/[.$H$3]*LN([.B72]/[.$C$2]))" office:value-type="float" office:value="735.258067617488" calcext:value-type="float">
            <text:p>7.35E+02</text:p>
          </table:table-cell>
          <table:table-cell table:style-name="ce7" table:formula="of:=IF(OR([.$D$2]&lt;&gt;&quot;&quot;;[.$D$6]&lt;&gt;&quot;&quot;);&quot;&quot;;[.B71]*[.$C$6])" office:value-type="float" office:value="0.160806669021577" calcext:value-type="float">
            <text:p>1.61E-01</text:p>
          </table:table-cell>
          <table:table-cell table:style-name="ce7" table:formula="of:=IF(OR([.$D$2]&lt;&gt;&quot;&quot;;[.$H$6]=&quot;&quot;;[.$H$8]=&quot;&quot;;[.$A72]=&quot;&quot;);&quot;&quot;;IF([.$A72]&gt;=[.$H$8];0;[.$C$2]-[.$H$6]*[.$A72]))" office:value-type="float" office:value="0" calcext:value-type="float">
            <text:p>0.00E+00</text:p>
          </table:table-cell>
          <table:table-cell table:style-name="ce7" table:formula="of:=IF(OR([.$L$6]=&quot;&quot;;[.$L$8]=&quot;&quot;;[.$A72]=&quot;&quot;);&quot;&quot;;[.$L$8]*EXP(-[.$L$6]*[.$A72]))" office:value-type="float" office:value="0.16966146222563" calcext:value-type="float">
            <text:p>1.70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3]=&quot;&quot;);&quot;&quot;;([.$C$2]-[.B73])/[.$H$3]-[.$C$3]/[.$H$3]*LN([.B73]/[.$C$2]))" office:value-type="float" office:value="746.446747915564" calcext:value-type="float">
            <text:p>7.46E+02</text:p>
          </table:table-cell>
          <table:table-cell table:style-name="ce7" table:formula="of:=IF(OR([.$D$2]&lt;&gt;&quot;&quot;;[.$D$6]&lt;&gt;&quot;&quot;);&quot;&quot;;[.B72]*[.$C$6])" office:value-type="float" office:value="0.155982468950929" calcext:value-type="float">
            <text:p>1.56E-01</text:p>
          </table:table-cell>
          <table:table-cell table:style-name="ce7" table:formula="of:=IF(OR([.$D$2]&lt;&gt;&quot;&quot;;[.$H$6]=&quot;&quot;;[.$H$8]=&quot;&quot;;[.$A73]=&quot;&quot;);&quot;&quot;;IF([.$A73]&gt;=[.$H$8];0;[.$C$2]-[.$H$6]*[.$A73]))" office:value-type="float" office:value="0" calcext:value-type="float">
            <text:p>0.00E+00</text:p>
          </table:table-cell>
          <table:table-cell table:style-name="ce7" table:formula="of:=IF(OR([.$L$6]=&quot;&quot;;[.$L$8]=&quot;&quot;;[.$A73]=&quot;&quot;);&quot;&quot;;[.$L$8]*EXP(-[.$L$6]*[.$A73]))" office:value-type="float" office:value="0.164307188888317" calcext:value-type="float">
            <text:p>1.64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4]=&quot;&quot;);&quot;&quot;;([.$C$2]-[.B74])/[.$H$3]-[.$C$3]/[.$H$3]*LN([.B74]/[.$C$2]))" office:value-type="float" office:value="757.618595965289" calcext:value-type="float">
            <text:p>7.58E+02</text:p>
          </table:table-cell>
          <table:table-cell table:style-name="ce7" table:formula="of:=IF(OR([.$D$2]&lt;&gt;&quot;&quot;;[.$D$6]&lt;&gt;&quot;&quot;);&quot;&quot;;[.B73]*[.$C$6])" office:value-type="float" office:value="0.151302994882402" calcext:value-type="float">
            <text:p>1.51E-01</text:p>
          </table:table-cell>
          <table:table-cell table:style-name="ce7" table:formula="of:=IF(OR([.$D$2]&lt;&gt;&quot;&quot;;[.$H$6]=&quot;&quot;;[.$H$8]=&quot;&quot;;[.$A74]=&quot;&quot;);&quot;&quot;;IF([.$A74]&gt;=[.$H$8];0;[.$C$2]-[.$H$6]*[.$A74]))" office:value-type="float" office:value="0" calcext:value-type="float">
            <text:p>0.00E+00</text:p>
          </table:table-cell>
          <table:table-cell table:style-name="ce7" table:formula="of:=IF(OR([.$L$6]=&quot;&quot;;[.$L$8]=&quot;&quot;;[.$A74]=&quot;&quot;);&quot;&quot;;[.$L$8]*EXP(-[.$L$6]*[.$A74]))" office:value-type="float" office:value="0.159129565310835" calcext:value-type="float">
            <text:p>1.5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5]=&quot;&quot;);&quot;&quot;;([.$C$2]-[.B75])/[.$H$3]-[.$C$3]/[.$H$3]*LN([.B75]/[.$C$2]))" office:value-type="float" office:value="768.774116734114" calcext:value-type="float">
            <text:p>7.69E+02</text:p>
          </table:table-cell>
          <table:table-cell table:style-name="ce7" table:formula="of:=IF(OR([.$D$2]&lt;&gt;&quot;&quot;;[.$D$6]&lt;&gt;&quot;&quot;);&quot;&quot;;[.B74]*[.$C$6])" office:value-type="float" office:value="0.146763905035929" calcext:value-type="float">
            <text:p>1.47E-01</text:p>
          </table:table-cell>
          <table:table-cell table:style-name="ce7" table:formula="of:=IF(OR([.$D$2]&lt;&gt;&quot;&quot;;[.$H$6]=&quot;&quot;;[.$H$8]=&quot;&quot;;[.$A75]=&quot;&quot;);&quot;&quot;;IF([.$A75]&gt;=[.$H$8];0;[.$C$2]-[.$H$6]*[.$A75]))" office:value-type="float" office:value="0" calcext:value-type="float">
            <text:p>0.00E+00</text:p>
          </table:table-cell>
          <table:table-cell table:style-name="ce7" table:formula="of:=IF(OR([.$L$6]=&quot;&quot;;[.$L$8]=&quot;&quot;;[.$A75]=&quot;&quot;);&quot;&quot;;[.$L$8]*EXP(-[.$L$6]*[.$A75]))" office:value-type="float" office:value="0.15412231017843" calcext:value-type="float">
            <text:p>1.54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6]=&quot;&quot;);&quot;&quot;;([.$C$2]-[.B76])/[.$H$3]-[.$C$3]/[.$H$3]*LN([.B76]/[.$C$2]))" office:value-type="float" office:value="779.913800040466" calcext:value-type="float">
            <text:p>7.80E+02</text:p>
          </table:table-cell>
          <table:table-cell table:style-name="ce7" table:formula="of:=IF(OR([.$D$2]&lt;&gt;&quot;&quot;;[.$D$6]&lt;&gt;&quot;&quot;);&quot;&quot;;[.B75]*[.$C$6])" office:value-type="float" office:value="0.142360987884852" calcext:value-type="float">
            <text:p>1.42E-01</text:p>
          </table:table-cell>
          <table:table-cell table:style-name="ce7" table:formula="of:=IF(OR([.$D$2]&lt;&gt;&quot;&quot;;[.$H$6]=&quot;&quot;;[.$H$8]=&quot;&quot;;[.$A76]=&quot;&quot;);&quot;&quot;;IF([.$A76]&gt;=[.$H$8];0;[.$C$2]-[.$H$6]*[.$A76]))" office:value-type="float" office:value="0" calcext:value-type="float">
            <text:p>0.00E+00</text:p>
          </table:table-cell>
          <table:table-cell table:style-name="ce7" table:formula="of:=IF(OR([.$L$6]=&quot;&quot;;[.$L$8]=&quot;&quot;;[.$A76]=&quot;&quot;);&quot;&quot;;[.$L$8]*EXP(-[.$L$6]*[.$A76]))" office:value-type="float" office:value="0.149279391758392" calcext:value-type="float">
            <text:p>1.4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7]=&quot;&quot;);&quot;&quot;;([.$C$2]-[.B77])/[.$H$3]-[.$C$3]/[.$H$3]*LN([.B77]/[.$C$2]))" office:value-type="float" office:value="791.038121008218" calcext:value-type="float">
            <text:p>7.91E+02</text:p>
          </table:table-cell>
          <table:table-cell table:style-name="ce7" table:formula="of:=IF(OR([.$D$2]&lt;&gt;&quot;&quot;;[.$D$6]&lt;&gt;&quot;&quot;);&quot;&quot;;[.B76]*[.$C$6])" office:value-type="float" office:value="0.138090158248306" calcext:value-type="float">
            <text:p>1.38E-01</text:p>
          </table:table-cell>
          <table:table-cell table:style-name="ce7" table:formula="of:=IF(OR([.$D$2]&lt;&gt;&quot;&quot;;[.$H$6]=&quot;&quot;;[.$H$8]=&quot;&quot;;[.$A77]=&quot;&quot;);&quot;&quot;;IF([.$A77]&gt;=[.$H$8];0;[.$C$2]-[.$H$6]*[.$A77]))" office:value-type="float" office:value="0" calcext:value-type="float">
            <text:p>0.00E+00</text:p>
          </table:table-cell>
          <table:table-cell table:style-name="ce7" table:formula="of:=IF(OR([.$L$6]=&quot;&quot;;[.$L$8]=&quot;&quot;;[.$A77]=&quot;&quot;);&quot;&quot;;[.$L$8]*EXP(-[.$L$6]*[.$A77]))" office:value-type="float" office:value="0.1445950165193" calcext:value-type="float">
            <text:p>1.4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8]=&quot;&quot;);&quot;&quot;;([.$C$2]-[.B78])/[.$H$3]-[.$C$3]/[.$H$3]*LN([.B78]/[.$C$2]))" office:value-type="float" office:value="802.14754050753" calcext:value-type="float">
            <text:p>8.02E+02</text:p>
          </table:table-cell>
          <table:table-cell table:style-name="ce7" table:formula="of:=IF(OR([.$D$2]&lt;&gt;&quot;&quot;;[.$D$6]&lt;&gt;&quot;&quot;);&quot;&quot;;[.B77]*[.$C$6])" office:value-type="float" office:value="0.133947453500857" calcext:value-type="float">
            <text:p>1.34E-01</text:p>
          </table:table-cell>
          <table:table-cell table:style-name="ce7" table:formula="of:=IF(OR([.$D$2]&lt;&gt;&quot;&quot;;[.$H$6]=&quot;&quot;;[.$H$8]=&quot;&quot;;[.$A78]=&quot;&quot;);&quot;&quot;;IF([.$A78]&gt;=[.$H$8];0;[.$C$2]-[.$H$6]*[.$A78]))" office:value-type="float" office:value="0" calcext:value-type="float">
            <text:p>0.00E+00</text:p>
          </table:table-cell>
          <table:table-cell table:style-name="ce7" table:formula="of:=IF(OR([.$L$6]=&quot;&quot;;[.$L$8]=&quot;&quot;;[.$A78]=&quot;&quot;);&quot;&quot;;[.$L$8]*EXP(-[.$L$6]*[.$A78]))" office:value-type="float" office:value="0.140063618347107" calcext:value-type="float">
            <text:p>1.40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79]=&quot;&quot;);&quot;&quot;;([.$C$2]-[.B79])/[.$H$3]-[.$C$3]/[.$H$3]*LN([.B79]/[.$C$2]))" office:value-type="float" office:value="813.242505582454" calcext:value-type="float">
            <text:p>8.13E+02</text:p>
          </table:table-cell>
          <table:table-cell table:style-name="ce7" table:formula="of:=IF(OR([.$D$2]&lt;&gt;&quot;&quot;;[.$D$6]&lt;&gt;&quot;&quot;);&quot;&quot;;[.B78]*[.$C$6])" office:value-type="float" office:value="0.129929029895831" calcext:value-type="float">
            <text:p>1.30E-01</text:p>
          </table:table-cell>
          <table:table-cell table:style-name="ce7" table:formula="of:=IF(OR([.$D$2]&lt;&gt;&quot;&quot;;[.$H$6]=&quot;&quot;;[.$H$8]=&quot;&quot;;[.$A79]=&quot;&quot;);&quot;&quot;;IF([.$A79]&gt;=[.$H$8];0;[.$C$2]-[.$H$6]*[.$A79]))" office:value-type="float" office:value="0" calcext:value-type="float">
            <text:p>0.00E+00</text:p>
          </table:table-cell>
          <table:table-cell table:style-name="ce7" table:formula="of:=IF(OR([.$L$6]=&quot;&quot;;[.$L$8]=&quot;&quot;;[.$A79]=&quot;&quot;);&quot;&quot;;[.$L$8]*EXP(-[.$L$6]*[.$A79]))" office:value-type="float" office:value="0.135679848322736" calcext:value-type="float">
            <text:p>1.3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0]=&quot;&quot;);&quot;&quot;;([.$C$2]-[.B80])/[.$H$3]-[.$C$3]/[.$H$3]*LN([.B80]/[.$C$2]))" office:value-type="float" office:value="824.323449865721" calcext:value-type="float">
            <text:p>8.24E+02</text:p>
          </table:table-cell>
          <table:table-cell table:style-name="ce7" table:formula="of:=IF(OR([.$D$2]&lt;&gt;&quot;&quot;;[.$D$6]&lt;&gt;&quot;&quot;);&quot;&quot;;[.B79]*[.$C$6])" office:value-type="float" office:value="0.126031158998956" calcext:value-type="float">
            <text:p>1.26E-01</text:p>
          </table:table-cell>
          <table:table-cell table:style-name="ce7" table:formula="of:=IF(OR([.$D$2]&lt;&gt;&quot;&quot;;[.$H$6]=&quot;&quot;;[.$H$8]=&quot;&quot;;[.$A80]=&quot;&quot;);&quot;&quot;;IF([.$A80]&gt;=[.$H$8];0;[.$C$2]-[.$H$6]*[.$A80]))" office:value-type="float" office:value="0" calcext:value-type="float">
            <text:p>0.00E+00</text:p>
          </table:table-cell>
          <table:table-cell table:style-name="ce7" table:formula="of:=IF(OR([.$L$6]=&quot;&quot;;[.$L$8]=&quot;&quot;;[.$A80]=&quot;&quot;);&quot;&quot;;[.$L$8]*EXP(-[.$L$6]*[.$A80]))" office:value-type="float" office:value="0.131438565028185" calcext:value-type="float">
            <text:p>1.31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1]=&quot;&quot;);&quot;&quot;;([.$C$2]-[.B81])/[.$H$3]-[.$C$3]/[.$H$3]*LN([.B81]/[.$C$2]))" office:value-type="float" office:value="835.390793981083" calcext:value-type="float">
            <text:p>8.35E+02</text:p>
          </table:table-cell>
          <table:table-cell table:style-name="ce7" table:formula="of:=IF(OR([.$D$2]&lt;&gt;&quot;&quot;;[.$D$6]&lt;&gt;&quot;&quot;);&quot;&quot;;[.B80]*[.$C$6])" office:value-type="float" office:value="0.122250224228988" calcext:value-type="float">
            <text:p>1.22E-01</text:p>
          </table:table-cell>
          <table:table-cell table:style-name="ce7" table:formula="of:=IF(OR([.$D$2]&lt;&gt;&quot;&quot;;[.$H$6]=&quot;&quot;;[.$H$8]=&quot;&quot;;[.$A81]=&quot;&quot;);&quot;&quot;;IF([.$A81]&gt;=[.$H$8];0;[.$C$2]-[.$H$6]*[.$A81]))" office:value-type="float" office:value="0" calcext:value-type="float">
            <text:p>0.00E+00</text:p>
          </table:table-cell>
          <table:table-cell table:style-name="ce7" table:formula="of:=IF(OR([.$L$6]=&quot;&quot;;[.$L$8]=&quot;&quot;;[.$A81]=&quot;&quot;);&quot;&quot;;[.$L$8]*EXP(-[.$L$6]*[.$A81]))" office:value-type="float" office:value="0.127334825350261" calcext:value-type="float">
            <text:p>1.27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2]=&quot;&quot;);&quot;&quot;;([.$C$2]-[.B82])/[.$H$3]-[.$C$3]/[.$H$3]*LN([.B82]/[.$C$2]))" office:value-type="float" office:value="846.444945933574" calcext:value-type="float">
            <text:p>8.46E+02</text:p>
          </table:table-cell>
          <table:table-cell table:style-name="ce7" table:formula="of:=IF(OR([.$D$2]&lt;&gt;&quot;&quot;;[.$D$6]&lt;&gt;&quot;&quot;);&quot;&quot;;[.B81]*[.$C$6])" office:value-type="float" office:value="0.118582717502118" calcext:value-type="float">
            <text:p>1.19E-01</text:p>
          </table:table-cell>
          <table:table-cell table:style-name="ce7" table:formula="of:=IF(OR([.$D$2]&lt;&gt;&quot;&quot;;[.$H$6]=&quot;&quot;;[.$H$8]=&quot;&quot;;[.$A82]=&quot;&quot;);&quot;&quot;;IF([.$A82]&gt;=[.$H$8];0;[.$C$2]-[.$H$6]*[.$A82]))" office:value-type="float" office:value="0" calcext:value-type="float">
            <text:p>0.00E+00</text:p>
          </table:table-cell>
          <table:table-cell table:style-name="ce7" table:formula="of:=IF(OR([.$L$6]=&quot;&quot;;[.$L$8]=&quot;&quot;;[.$A82]=&quot;&quot;);&quot;&quot;;[.$L$8]*EXP(-[.$L$6]*[.$A82]))" office:value-type="float" office:value="0.123363875753071" calcext:value-type="float">
            <text:p>1.23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3]=&quot;&quot;);&quot;&quot;;([.$C$2]-[.B83])/[.$H$3]-[.$C$3]/[.$H$3]*LN([.B83]/[.$C$2]))" office:value-type="float" office:value="857.486301488083" calcext:value-type="float">
            <text:p>8.57E+02</text:p>
          </table:table-cell>
          <table:table-cell table:style-name="ce7" table:formula="of:=IF(OR([.$D$2]&lt;&gt;&quot;&quot;;[.$D$6]&lt;&gt;&quot;&quot;);&quot;&quot;;[.B82]*[.$C$6])" office:value-type="float" office:value="0.115025235977054" calcext:value-type="float">
            <text:p>1.15E-01</text:p>
          </table:table-cell>
          <table:table-cell table:style-name="ce7" table:formula="of:=IF(OR([.$D$2]&lt;&gt;&quot;&quot;;[.$H$6]=&quot;&quot;;[.$H$8]=&quot;&quot;;[.$A83]=&quot;&quot;);&quot;&quot;;IF([.$A83]&gt;=[.$H$8];0;[.$C$2]-[.$H$6]*[.$A83]))" office:value-type="float" office:value="0" calcext:value-type="float">
            <text:p>0.00E+00</text:p>
          </table:table-cell>
          <table:table-cell table:style-name="ce7" table:formula="of:=IF(OR([.$L$6]=&quot;&quot;;[.$L$8]=&quot;&quot;;[.$A83]=&quot;&quot;);&quot;&quot;;[.$L$8]*EXP(-[.$L$6]*[.$A83]))" office:value-type="float" office:value="0.119521143992231" calcext:value-type="float">
            <text:p>1.20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4]=&quot;&quot;);&quot;&quot;;([.$C$2]-[.B84])/[.$H$3]-[.$C$3]/[.$H$3]*LN([.B84]/[.$C$2]))" office:value-type="float" office:value="868.515244536548" calcext:value-type="float">
            <text:p>8.69E+02</text:p>
          </table:table-cell>
          <table:table-cell table:style-name="ce7" table:formula="of:=IF(OR([.$D$2]&lt;&gt;&quot;&quot;;[.$D$6]&lt;&gt;&quot;&quot;);&quot;&quot;;[.B83]*[.$C$6])" office:value-type="float" office:value="0.111574478897743" calcext:value-type="float">
            <text:p>1.12E-01</text:p>
          </table:table-cell>
          <table:table-cell table:style-name="ce7" table:formula="of:=IF(OR([.$D$2]&lt;&gt;&quot;&quot;;[.$H$6]=&quot;&quot;;[.$H$8]=&quot;&quot;;[.$A84]=&quot;&quot;);&quot;&quot;;IF([.$A84]&gt;=[.$H$8];0;[.$C$2]-[.$H$6]*[.$A84]))" office:value-type="float" office:value="0" calcext:value-type="float">
            <text:p>0.00E+00</text:p>
          </table:table-cell>
          <table:table-cell table:style-name="ce7" table:formula="of:=IF(OR([.$L$6]=&quot;&quot;;[.$L$8]=&quot;&quot;;[.$A84]=&quot;&quot;);&quot;&quot;;[.$L$8]*EXP(-[.$L$6]*[.$A84]))" office:value-type="float" office:value="0.11580223124549" calcext:value-type="float">
            <text:p>1.16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5]=&quot;&quot;);&quot;&quot;;([.$C$2]-[.B85])/[.$H$3]-[.$C$3]/[.$H$3]*LN([.B85]/[.$C$2]))" office:value-type="float" office:value="879.53214745415" calcext:value-type="float">
            <text:p>8.80E+02</text:p>
          </table:table-cell>
          <table:table-cell table:style-name="ce7" table:formula="of:=IF(OR([.$D$2]&lt;&gt;&quot;&quot;;[.$D$6]&lt;&gt;&quot;&quot;);&quot;&quot;;[.B84]*[.$C$6])" office:value-type="float" office:value="0.10822724453081" calcext:value-type="float">
            <text:p>1.08E-01</text:p>
          </table:table-cell>
          <table:table-cell table:style-name="ce7" table:formula="of:=IF(OR([.$D$2]&lt;&gt;&quot;&quot;;[.$H$6]=&quot;&quot;;[.$H$8]=&quot;&quot;;[.$A85]=&quot;&quot;);&quot;&quot;;IF([.$A85]&gt;=[.$H$8];0;[.$C$2]-[.$H$6]*[.$A85]))" office:value-type="float" office:value="0" calcext:value-type="float">
            <text:p>0.00E+00</text:p>
          </table:table-cell>
          <table:table-cell table:style-name="ce7" table:formula="of:=IF(OR([.$L$6]=&quot;&quot;;[.$L$8]=&quot;&quot;;[.$A85]=&quot;&quot;);&quot;&quot;;[.$L$8]*EXP(-[.$L$6]*[.$A85]))" office:value-type="float" office:value="0.112202904636051" calcext:value-type="float">
            <text:p>1.1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6]=&quot;&quot;);&quot;&quot;;([.$C$2]-[.B86])/[.$H$3]-[.$C$3]/[.$H$3]*LN([.B86]/[.$C$2]))" office:value-type="float" office:value="890.537371444816" calcext:value-type="float">
            <text:p>8.91E+02</text:p>
          </table:table-cell>
          <table:table-cell table:style-name="ce7" table:formula="of:=IF(OR([.$D$2]&lt;&gt;&quot;&quot;;[.$D$6]&lt;&gt;&quot;&quot;);&quot;&quot;;[.B85]*[.$C$6])" office:value-type="float" office:value="0.104980427194886" calcext:value-type="float">
            <text:p>1.05E-01</text:p>
          </table:table-cell>
          <table:table-cell table:style-name="ce7" table:formula="of:=IF(OR([.$D$2]&lt;&gt;&quot;&quot;;[.$H$6]=&quot;&quot;;[.$H$8]=&quot;&quot;;[.$A86]=&quot;&quot;);&quot;&quot;;IF([.$A86]&gt;=[.$H$8];0;[.$C$2]-[.$H$6]*[.$A86]))" office:value-type="float" office:value="0" calcext:value-type="float">
            <text:p>0.00E+00</text:p>
          </table:table-cell>
          <table:table-cell table:style-name="ce7" table:formula="of:=IF(OR([.$L$6]=&quot;&quot;;[.$L$8]=&quot;&quot;;[.$A86]=&quot;&quot;);&quot;&quot;;[.$L$8]*EXP(-[.$L$6]*[.$A86]))" office:value-type="float" office:value="0.108719090126393" calcext:value-type="float">
            <text:p>1.09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7]=&quot;&quot;);&quot;&quot;;([.$C$2]-[.B87])/[.$H$3]-[.$C$3]/[.$H$3]*LN([.B87]/[.$C$2]))" office:value-type="float" office:value="901.531266876353" calcext:value-type="float">
            <text:p>9.02E+02</text:p>
          </table:table-cell>
          <table:table-cell table:style-name="ce7" table:formula="of:=IF(OR([.$D$2]&lt;&gt;&quot;&quot;;[.$D$6]&lt;&gt;&quot;&quot;);&quot;&quot;;[.B86]*[.$C$6])" office:value-type="float" office:value="0.10183101437904" calcext:value-type="float">
            <text:p>1.02E-01</text:p>
          </table:table-cell>
          <table:table-cell table:style-name="ce7" table:formula="of:=IF(OR([.$D$2]&lt;&gt;&quot;&quot;;[.$H$6]=&quot;&quot;;[.$H$8]=&quot;&quot;;[.$A87]=&quot;&quot;);&quot;&quot;;IF([.$A87]&gt;=[.$H$8];0;[.$C$2]-[.$H$6]*[.$A87]))" office:value-type="float" office:value="0" calcext:value-type="float">
            <text:p>0.00E+00</text:p>
          </table:table-cell>
          <table:table-cell table:style-name="ce7" table:formula="of:=IF(OR([.$L$6]=&quot;&quot;;[.$L$8]=&quot;&quot;;[.$A87]=&quot;&quot;);&quot;&quot;;[.$L$8]*EXP(-[.$L$6]*[.$A87]))" office:value-type="float" office:value="0.105346865761757" calcext:value-type="float">
            <text:p>1.05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8]=&quot;&quot;);&quot;&quot;;([.$C$2]-[.B88])/[.$H$3]-[.$C$3]/[.$H$3]*LN([.B88]/[.$C$2]))" office:value-type="float" office:value="912.514173605536" calcext:value-type="float">
            <text:p>9.13E+02</text:p>
          </table:table-cell>
          <table:table-cell table:style-name="ce7" table:formula="of:=IF(OR([.$D$2]&lt;&gt;&quot;&quot;;[.$D$6]&lt;&gt;&quot;&quot;);&quot;&quot;;[.B87]*[.$C$6])" office:value-type="float" office:value="0.0987760839476683" calcext:value-type="float">
            <text:p>9.88E-02</text:p>
          </table:table-cell>
          <table:table-cell table:style-name="ce7" table:formula="of:=IF(OR([.$D$2]&lt;&gt;&quot;&quot;;[.$H$6]=&quot;&quot;;[.$H$8]=&quot;&quot;;[.$A88]=&quot;&quot;);&quot;&quot;;IF([.$A88]&gt;=[.$H$8];0;[.$C$2]-[.$H$6]*[.$A88]))" office:value-type="float" office:value="0" calcext:value-type="float">
            <text:p>0.00E+00</text:p>
          </table:table-cell>
          <table:table-cell table:style-name="ce7" table:formula="of:=IF(OR([.$L$6]=&quot;&quot;;[.$L$8]=&quot;&quot;;[.$A88]=&quot;&quot;);&quot;&quot;;[.$L$8]*EXP(-[.$L$6]*[.$A88]))" office:value-type="float" office:value="0.102082455243773" calcext:value-type="float">
            <text:p>1.02E-01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89]=&quot;&quot;);&quot;&quot;;([.$C$2]-[.B89])/[.$H$3]-[.$C$3]/[.$H$3]*LN([.B89]/[.$C$2]))" office:value-type="float" office:value="923.486421293435" calcext:value-type="float">
            <text:p>9.23E+02</text:p>
          </table:table-cell>
          <table:table-cell table:style-name="ce7" table:formula="of:=IF(OR([.$D$2]&lt;&gt;&quot;&quot;;[.$D$6]&lt;&gt;&quot;&quot;);&quot;&quot;;[.B88]*[.$C$6])" office:value-type="float" office:value="0.0958128014292383" calcext:value-type="float">
            <text:p>9.58E-02</text:p>
          </table:table-cell>
          <table:table-cell table:style-name="ce7" table:formula="of:=IF(OR([.$D$2]&lt;&gt;&quot;&quot;;[.$H$6]=&quot;&quot;;[.$H$8]=&quot;&quot;;[.$A89]=&quot;&quot;);&quot;&quot;;IF([.$A89]&gt;=[.$H$8];0;[.$C$2]-[.$H$6]*[.$A89]))" office:value-type="float" office:value="0" calcext:value-type="float">
            <text:p>0.00E+00</text:p>
          </table:table-cell>
          <table:table-cell table:style-name="ce7" table:formula="of:=IF(OR([.$L$6]=&quot;&quot;;[.$L$8]=&quot;&quot;;[.$A89]=&quot;&quot;);&quot;&quot;;[.$L$8]*EXP(-[.$L$6]*[.$A89]))" office:value-type="float" office:value="0.0989222218159076" calcext:value-type="float">
            <text:p>9.8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0]=&quot;&quot;);&quot;&quot;;([.$C$2]-[.B90])/[.$H$3]-[.$C$3]/[.$H$3]*LN([.B90]/[.$C$2]))" office:value-type="float" office:value="934.448329711288" calcext:value-type="float">
            <text:p>9.34E+02</text:p>
          </table:table-cell>
          <table:table-cell table:style-name="ce7" table:formula="of:=IF(OR([.$D$2]&lt;&gt;&quot;&quot;;[.$D$6]&lt;&gt;&quot;&quot;);&quot;&quot;;[.B89]*[.$C$6])" office:value-type="float" office:value="0.0929384173863611" calcext:value-type="float">
            <text:p>9.29E-02</text:p>
          </table:table-cell>
          <table:table-cell table:style-name="ce7" table:formula="of:=IF(OR([.$D$2]&lt;&gt;&quot;&quot;;[.$H$6]=&quot;&quot;;[.$H$8]=&quot;&quot;;[.$A90]=&quot;&quot;);&quot;&quot;;IF([.$A90]&gt;=[.$H$8];0;[.$C$2]-[.$H$6]*[.$A90]))" office:value-type="float" office:value="0" calcext:value-type="float">
            <text:p>0.00E+00</text:p>
          </table:table-cell>
          <table:table-cell table:style-name="ce7" table:formula="of:=IF(OR([.$L$6]=&quot;&quot;;[.$L$8]=&quot;&quot;;[.$A90]=&quot;&quot;);&quot;&quot;;[.$L$8]*EXP(-[.$L$6]*[.$A90]))" office:value-type="float" office:value="0.0958626624435547" calcext:value-type="float">
            <text:p>9.5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1]=&quot;&quot;);&quot;&quot;;([.$C$2]-[.B91])/[.$H$3]-[.$C$3]/[.$H$3]*LN([.B91]/[.$C$2]))" office:value-type="float" office:value="945.400209037198" calcext:value-type="float">
            <text:p>9.45E+02</text:p>
          </table:table-cell>
          <table:table-cell table:style-name="ce7" table:formula="of:=IF(OR([.$D$2]&lt;&gt;&quot;&quot;;[.$D$6]&lt;&gt;&quot;&quot;);&quot;&quot;;[.B90]*[.$C$6])" office:value-type="float" office:value="0.0901502648647703" calcext:value-type="float">
            <text:p>9.02E-02</text:p>
          </table:table-cell>
          <table:table-cell table:style-name="ce7" table:formula="of:=IF(OR([.$D$2]&lt;&gt;&quot;&quot;;[.$H$6]=&quot;&quot;;[.$H$8]=&quot;&quot;;[.$A91]=&quot;&quot;);&quot;&quot;;IF([.$A91]&gt;=[.$H$8];0;[.$C$2]-[.$H$6]*[.$A91]))" office:value-type="float" office:value="0" calcext:value-type="float">
            <text:p>0.00E+00</text:p>
          </table:table-cell>
          <table:table-cell table:style-name="ce7" table:formula="of:=IF(OR([.$L$6]=&quot;&quot;;[.$L$8]=&quot;&quot;;[.$A91]=&quot;&quot;);&quot;&quot;;[.$L$8]*EXP(-[.$L$6]*[.$A91]))" office:value-type="float" office:value="0.0929004022726071" calcext:value-type="float">
            <text:p>9.2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2]=&quot;&quot;);&quot;&quot;;([.$C$2]-[.B92])/[.$H$3]-[.$C$3]/[.$H$3]*LN([.B92]/[.$C$2]))" office:value-type="float" office:value="956.342360143921" calcext:value-type="float">
            <text:p>9.56E+02</text:p>
          </table:table-cell>
          <table:table-cell table:style-name="ce7" table:formula="of:=IF(OR([.$D$2]&lt;&gt;&quot;&quot;;[.$D$6]&lt;&gt;&quot;&quot;);&quot;&quot;;[.B91]*[.$C$6])" office:value-type="float" office:value="0.0874457569188272" calcext:value-type="float">
            <text:p>8.74E-02</text:p>
          </table:table-cell>
          <table:table-cell table:style-name="ce7" table:formula="of:=IF(OR([.$D$2]&lt;&gt;&quot;&quot;;[.$H$6]=&quot;&quot;;[.$H$8]=&quot;&quot;;[.$A92]=&quot;&quot;);&quot;&quot;;IF([.$A92]&gt;=[.$H$8];0;[.$C$2]-[.$H$6]*[.$A92]))" office:value-type="float" office:value="0" calcext:value-type="float">
            <text:p>0.00E+00</text:p>
          </table:table-cell>
          <table:table-cell table:style-name="ce7" table:formula="of:=IF(OR([.$L$6]=&quot;&quot;;[.$L$8]=&quot;&quot;;[.$A92]=&quot;&quot;);&quot;&quot;;[.$L$8]*EXP(-[.$L$6]*[.$A92]))" office:value-type="float" office:value="0.0900321893513724" calcext:value-type="float">
            <text:p>9.0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3]=&quot;&quot;);&quot;&quot;;([.$C$2]-[.B93])/[.$H$3]-[.$C$3]/[.$H$3]*LN([.B93]/[.$C$2]))" office:value-type="float" office:value="967.275074878035" calcext:value-type="float">
            <text:p>9.67E+02</text:p>
          </table:table-cell>
          <table:table-cell table:style-name="ce7" table:formula="of:=IF(OR([.$D$2]&lt;&gt;&quot;&quot;;[.$D$6]&lt;&gt;&quot;&quot;);&quot;&quot;;[.B92]*[.$C$6])" office:value-type="float" office:value="0.0848223842112624" calcext:value-type="float">
            <text:p>8.48E-02</text:p>
          </table:table-cell>
          <table:table-cell table:style-name="ce7" table:formula="of:=IF(OR([.$D$2]&lt;&gt;&quot;&quot;;[.$H$6]=&quot;&quot;;[.$H$8]=&quot;&quot;;[.$A93]=&quot;&quot;);&quot;&quot;;IF([.$A93]&gt;=[.$H$8];0;[.$C$2]-[.$H$6]*[.$A93]))" office:value-type="float" office:value="0" calcext:value-type="float">
            <text:p>0.00E+00</text:p>
          </table:table-cell>
          <table:table-cell table:style-name="ce7" table:formula="of:=IF(OR([.$L$6]=&quot;&quot;;[.$L$8]=&quot;&quot;;[.$A93]=&quot;&quot;);&quot;&quot;;[.$L$8]*EXP(-[.$L$6]*[.$A93]))" office:value-type="float" office:value="0.0872548896015824" calcext:value-type="float">
            <text:p>8.73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4]=&quot;&quot;);&quot;&quot;;([.$C$2]-[.B94])/[.$H$3]-[.$C$3]/[.$H$3]*LN([.B94]/[.$C$2]))" office:value-type="float" office:value="978.198636330716" calcext:value-type="float">
            <text:p>9.78E+02</text:p>
          </table:table-cell>
          <table:table-cell table:style-name="ce7" table:formula="of:=IF(OR([.$D$2]&lt;&gt;&quot;&quot;;[.$D$6]&lt;&gt;&quot;&quot;);&quot;&quot;;[.B93]*[.$C$6])" office:value-type="float" office:value="0.0822777126849245" calcext:value-type="float">
            <text:p>8.23E-02</text:p>
          </table:table-cell>
          <table:table-cell table:style-name="ce7" table:formula="of:=IF(OR([.$D$2]&lt;&gt;&quot;&quot;;[.$H$6]=&quot;&quot;;[.$H$8]=&quot;&quot;;[.$A94]=&quot;&quot;);&quot;&quot;;IF([.$A94]&gt;=[.$H$8];0;[.$C$2]-[.$H$6]*[.$A94]))" office:value-type="float" office:value="0" calcext:value-type="float">
            <text:p>0.00E+00</text:p>
          </table:table-cell>
          <table:table-cell table:style-name="ce7" table:formula="of:=IF(OR([.$L$6]=&quot;&quot;;[.$L$8]=&quot;&quot;;[.$A94]=&quot;&quot;);&quot;&quot;;[.$L$8]*EXP(-[.$L$6]*[.$A94]))" office:value-type="float" office:value="0.0845654820251158" calcext:value-type="float">
            <text:p>8.46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5]=&quot;&quot;);&quot;&quot;;([.$C$2]-[.B95])/[.$H$3]-[.$C$3]/[.$H$3]*LN([.B95]/[.$C$2]))" office:value-type="float" office:value="989.113319100409" calcext:value-type="float">
            <text:p>9.89E+02</text:p>
          </table:table-cell>
          <table:table-cell table:style-name="ce7" table:formula="of:=IF(OR([.$D$2]&lt;&gt;&quot;&quot;;[.$D$6]&lt;&gt;&quot;&quot;);&quot;&quot;;[.B94]*[.$C$6])" office:value-type="float" office:value="0.0798093813043768" calcext:value-type="float">
            <text:p>7.98E-02</text:p>
          </table:table-cell>
          <table:table-cell table:style-name="ce7" table:formula="of:=IF(OR([.$D$2]&lt;&gt;&quot;&quot;;[.$H$6]=&quot;&quot;;[.$H$8]=&quot;&quot;;[.$A95]=&quot;&quot;);&quot;&quot;;IF([.$A95]&gt;=[.$H$8];0;[.$C$2]-[.$H$6]*[.$A95]))" office:value-type="float" office:value="0" calcext:value-type="float">
            <text:p>0.00E+00</text:p>
          </table:table-cell>
          <table:table-cell table:style-name="ce7" table:formula="of:=IF(OR([.$L$6]=&quot;&quot;;[.$L$8]=&quot;&quot;;[.$A95]=&quot;&quot;);&quot;&quot;;[.$L$8]*EXP(-[.$L$6]*[.$A95]))" office:value-type="float" office:value="0.0819610541338506" calcext:value-type="float">
            <text:p>8.2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6]=&quot;&quot;);&quot;&quot;;([.$C$2]-[.B96])/[.$H$3]-[.$C$3]/[.$H$3]*LN([.B96]/[.$C$2]))" office:value-type="float" office:value="1000.0193895476" calcext:value-type="float">
            <text:p>1.00E+03</text:p>
          </table:table-cell>
          <table:table-cell table:style-name="ce7" table:formula="of:=IF(OR([.$D$2]&lt;&gt;&quot;&quot;;[.$D$6]&lt;&gt;&quot;&quot;);&quot;&quot;;[.B95]*[.$C$6])" office:value-type="float" office:value="0.0774150998652455" calcext:value-type="float">
            <text:p>7.74E-02</text:p>
          </table:table-cell>
          <table:table-cell table:style-name="ce7" table:formula="of:=IF(OR([.$D$2]&lt;&gt;&quot;&quot;;[.$H$6]=&quot;&quot;;[.$H$8]=&quot;&quot;;[.$A96]=&quot;&quot;);&quot;&quot;;IF([.$A96]&gt;=[.$H$8];0;[.$C$2]-[.$H$6]*[.$A96]))" office:value-type="float" office:value="0" calcext:value-type="float">
            <text:p>0.00E+00</text:p>
          </table:table-cell>
          <table:table-cell table:style-name="ce7" table:formula="of:=IF(OR([.$L$6]=&quot;&quot;;[.$L$8]=&quot;&quot;;[.$A96]=&quot;&quot;);&quot;&quot;;[.$L$8]*EXP(-[.$L$6]*[.$A96]))" office:value-type="float" office:value="0.0794387975908111" calcext:value-type="float">
            <text:p>7.9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7]=&quot;&quot;);&quot;&quot;;([.$C$2]-[.B97])/[.$H$3]-[.$C$3]/[.$H$3]*LN([.B97]/[.$C$2]))" office:value-type="float" office:value="1010.91710604197" calcext:value-type="float">
            <text:p>1.01E+03</text:p>
          </table:table-cell>
          <table:table-cell table:style-name="ce7" table:formula="of:=IF(OR([.$D$2]&lt;&gt;&quot;&quot;;[.$D$6]&lt;&gt;&quot;&quot;);&quot;&quot;;[.B96]*[.$C$6])" office:value-type="float" office:value="0.0750926468692881" calcext:value-type="float">
            <text:p>7.51E-02</text:p>
          </table:table-cell>
          <table:table-cell table:style-name="ce7" table:formula="of:=IF(OR([.$D$2]&lt;&gt;&quot;&quot;;[.$H$6]=&quot;&quot;;[.$H$8]=&quot;&quot;;[.$A97]=&quot;&quot;);&quot;&quot;;IF([.$A97]&gt;=[.$H$8];0;[.$C$2]-[.$H$6]*[.$A97]))" office:value-type="float" office:value="0" calcext:value-type="float">
            <text:p>0.00E+00</text:p>
          </table:table-cell>
          <table:table-cell table:style-name="ce7" table:formula="of:=IF(OR([.$L$6]=&quot;&quot;;[.$L$8]=&quot;&quot;;[.$A97]=&quot;&quot;);&quot;&quot;;[.$L$8]*EXP(-[.$L$6]*[.$A97]))" office:value-type="float" office:value="0.0769960040514745" calcext:value-type="float">
            <text:p>7.7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8]=&quot;&quot;);&quot;&quot;;([.$C$2]-[.B98])/[.$H$3]-[.$C$3]/[.$H$3]*LN([.B98]/[.$C$2]))" office:value-type="float" office:value="1021.8067192021" calcext:value-type="float">
            <text:p>1.02E+03</text:p>
          </table:table-cell>
          <table:table-cell table:style-name="ce7" table:formula="of:=IF(OR([.$D$2]&lt;&gt;&quot;&quot;;[.$D$6]&lt;&gt;&quot;&quot;);&quot;&quot;;[.B97]*[.$C$6])" office:value-type="float" office:value="0.0728398674632095" calcext:value-type="float">
            <text:p>7.28E-02</text:p>
          </table:table-cell>
          <table:table-cell table:style-name="ce7" table:formula="of:=IF(OR([.$D$2]&lt;&gt;&quot;&quot;;[.$H$6]=&quot;&quot;;[.$H$8]=&quot;&quot;;[.$A98]=&quot;&quot;);&quot;&quot;;IF([.$A98]&gt;=[.$H$8];0;[.$C$2]-[.$H$6]*[.$A98]))" office:value-type="float" office:value="0" calcext:value-type="float">
            <text:p>0.00E+00</text:p>
          </table:table-cell>
          <table:table-cell table:style-name="ce7" table:formula="of:=IF(OR([.$L$6]=&quot;&quot;;[.$L$8]=&quot;&quot;;[.$A98]=&quot;&quot;);&quot;&quot;;[.$L$8]*EXP(-[.$L$6]*[.$A98]))" office:value-type="float" office:value="0.0746300611947575" calcext:value-type="float">
            <text:p>7.46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99]=&quot;&quot;);&quot;&quot;;([.$C$2]-[.B99])/[.$H$3]-[.$C$3]/[.$H$3]*LN([.B99]/[.$C$2]))" office:value-type="float" office:value="1032.68847212802" calcext:value-type="float">
            <text:p>1.03E+03</text:p>
          </table:table-cell>
          <table:table-cell table:style-name="ce7" table:formula="of:=IF(OR([.$D$2]&lt;&gt;&quot;&quot;;[.$D$6]&lt;&gt;&quot;&quot;);&quot;&quot;;[.B98]*[.$C$6])" office:value-type="float" office:value="0.0706546714393132" calcext:value-type="float">
            <text:p>7.07E-02</text:p>
          </table:table-cell>
          <table:table-cell table:style-name="ce7" table:formula="of:=IF(OR([.$D$2]&lt;&gt;&quot;&quot;;[.$H$6]=&quot;&quot;;[.$H$8]=&quot;&quot;;[.$A99]=&quot;&quot;);&quot;&quot;;IF([.$A99]&gt;=[.$H$8];0;[.$C$2]-[.$H$6]*[.$A99]))" office:value-type="float" office:value="0" calcext:value-type="float">
            <text:p>0.00E+00</text:p>
          </table:table-cell>
          <table:table-cell table:style-name="ce7" table:formula="of:=IF(OR([.$L$6]=&quot;&quot;;[.$L$8]=&quot;&quot;;[.$A99]=&quot;&quot;);&quot;&quot;;[.$L$8]*EXP(-[.$L$6]*[.$A99]))" office:value-type="float" office:value="0.072338448933815" calcext:value-type="float">
            <text:p>7.23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0]=&quot;&quot;);&quot;&quot;;([.$C$2]-[.B100])/[.$H$3]-[.$C$3]/[.$H$3]*LN([.B100]/[.$C$2]))" office:value-type="float" office:value="1043.56260062675" calcext:value-type="float">
            <text:p>1.04E+03</text:p>
          </table:table-cell>
          <table:table-cell table:style-name="ce7" table:formula="of:=IF(OR([.$D$2]&lt;&gt;&quot;&quot;;[.$D$6]&lt;&gt;&quot;&quot;);&quot;&quot;;[.B99]*[.$C$6])" office:value-type="float" office:value="0.0685350312961338" calcext:value-type="float">
            <text:p>6.85E-02</text:p>
          </table:table-cell>
          <table:table-cell table:style-name="ce7" table:formula="of:=IF(OR([.$D$2]&lt;&gt;&quot;&quot;;[.$H$6]=&quot;&quot;;[.$H$8]=&quot;&quot;;[.$A100]=&quot;&quot;);&quot;&quot;;IF([.$A100]&gt;=[.$H$8];0;[.$C$2]-[.$H$6]*[.$A100]))" office:value-type="float" office:value="0" calcext:value-type="float">
            <text:p>0.00E+00</text:p>
          </table:table-cell>
          <table:table-cell table:style-name="ce7" table:formula="of:=IF(OR([.$L$6]=&quot;&quot;;[.$L$8]=&quot;&quot;;[.$A100]=&quot;&quot;);&quot;&quot;;[.$L$8]*EXP(-[.$L$6]*[.$A100]))" office:value-type="float" office:value="0.0701187357973568" calcext:value-type="float">
            <text:p>7.0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1]=&quot;&quot;);&quot;&quot;;([.$C$2]-[.B101])/[.$H$3]-[.$C$3]/[.$H$3]*LN([.B101]/[.$C$2]))" office:value-type="float" office:value="1054.42933343111" calcext:value-type="float">
            <text:p>1.05E+03</text:p>
          </table:table-cell>
          <table:table-cell table:style-name="ce7" table:formula="of:=IF(OR([.$D$2]&lt;&gt;&quot;&quot;;[.$D$6]&lt;&gt;&quot;&quot;);&quot;&quot;;[.B100]*[.$C$6])" office:value-type="float" office:value="0.0664789803572498" calcext:value-type="float">
            <text:p>6.65E-02</text:p>
          </table:table-cell>
          <table:table-cell table:style-name="ce7" table:formula="of:=IF(OR([.$D$2]&lt;&gt;&quot;&quot;;[.$H$6]=&quot;&quot;;[.$H$8]=&quot;&quot;;[.$A101]=&quot;&quot;);&quot;&quot;;IF([.$A101]&gt;=[.$H$8];0;[.$C$2]-[.$H$6]*[.$A101]))" office:value-type="float" office:value="0" calcext:value-type="float">
            <text:p>0.00E+00</text:p>
          </table:table-cell>
          <table:table-cell table:style-name="ce7" table:formula="of:=IF(OR([.$L$6]=&quot;&quot;;[.$L$8]=&quot;&quot;;[.$A101]=&quot;&quot;);&quot;&quot;;[.$L$8]*EXP(-[.$L$6]*[.$A101]))" office:value-type="float" office:value="0.0679685754727254" calcext:value-type="float">
            <text:p>6.8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2]=&quot;&quot;);&quot;&quot;;([.$C$2]-[.B102])/[.$H$3]-[.$C$3]/[.$H$3]*LN([.B102]/[.$C$2]))" office:value-type="float" office:value="1065.28889241193" calcext:value-type="float">
            <text:p>1.07E+03</text:p>
          </table:table-cell>
          <table:table-cell table:style-name="ce7" table:formula="of:=IF(OR([.$D$2]&lt;&gt;&quot;&quot;;[.$D$6]&lt;&gt;&quot;&quot;);&quot;&quot;;[.B101]*[.$C$6])" office:value-type="float" office:value="0.0644846109465323" calcext:value-type="float">
            <text:p>6.45E-02</text:p>
          </table:table-cell>
          <table:table-cell table:style-name="ce7" table:formula="of:=IF(OR([.$D$2]&lt;&gt;&quot;&quot;;[.$H$6]=&quot;&quot;;[.$H$8]=&quot;&quot;;[.$A102]=&quot;&quot;);&quot;&quot;;IF([.$A102]&gt;=[.$H$8];0;[.$C$2]-[.$H$6]*[.$A102]))" office:value-type="float" office:value="0" calcext:value-type="float">
            <text:p>0.00E+00</text:p>
          </table:table-cell>
          <table:table-cell table:style-name="ce7" table:formula="of:=IF(OR([.$L$6]=&quot;&quot;;[.$L$8]=&quot;&quot;;[.$A102]=&quot;&quot;);&quot;&quot;;[.$L$8]*EXP(-[.$L$6]*[.$A102]))" office:value-type="float" office:value="0.0658857035024828" calcext:value-type="float">
            <text:p>6.5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3]=&quot;&quot;);&quot;&quot;;([.$C$2]-[.B103])/[.$H$3]-[.$C$3]/[.$H$3]*LN([.B103]/[.$C$2]))" office:value-type="float" office:value="1076.14149278392" calcext:value-type="float">
            <text:p>1.08E+03</text:p>
          </table:table-cell>
          <table:table-cell table:style-name="ce7" table:formula="of:=IF(OR([.$D$2]&lt;&gt;&quot;&quot;;[.$D$6]&lt;&gt;&quot;&quot;);&quot;&quot;;[.B102]*[.$C$6])" office:value-type="float" office:value="0.0625500726181363" calcext:value-type="float">
            <text:p>6.26E-02</text:p>
          </table:table-cell>
          <table:table-cell table:style-name="ce7" table:formula="of:=IF(OR([.$D$2]&lt;&gt;&quot;&quot;;[.$H$6]=&quot;&quot;;[.$H$8]=&quot;&quot;;[.$A103]=&quot;&quot;);&quot;&quot;;IF([.$A103]&gt;=[.$H$8];0;[.$C$2]-[.$H$6]*[.$A103]))" office:value-type="float" office:value="0" calcext:value-type="float">
            <text:p>0.00E+00</text:p>
          </table:table-cell>
          <table:table-cell table:style-name="ce7" table:formula="of:=IF(OR([.$L$6]=&quot;&quot;;[.$L$8]=&quot;&quot;;[.$A103]=&quot;&quot;);&quot;&quot;;[.$L$8]*EXP(-[.$L$6]*[.$A103]))" office:value-type="float" office:value="0.0638679341267224" calcext:value-type="float">
            <text:p>6.3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4]=&quot;&quot;);&quot;&quot;;([.$C$2]-[.B104])/[.$H$3]-[.$C$3]/[.$H$3]*LN([.B104]/[.$C$2]))" office:value-type="float" office:value="1086.98734330534" calcext:value-type="float">
            <text:p>1.09E+03</text:p>
          </table:table-cell>
          <table:table-cell table:style-name="ce7" table:formula="of:=IF(OR([.$D$2]&lt;&gt;&quot;&quot;;[.$D$6]&lt;&gt;&quot;&quot;);&quot;&quot;;[.B103]*[.$C$6])" office:value-type="float" office:value="0.0606735704395922" calcext:value-type="float">
            <text:p>6.07E-02</text:p>
          </table:table-cell>
          <table:table-cell table:style-name="ce7" table:formula="of:=IF(OR([.$D$2]&lt;&gt;&quot;&quot;;[.$H$6]=&quot;&quot;;[.$H$8]=&quot;&quot;;[.$A104]=&quot;&quot;);&quot;&quot;;IF([.$A104]&gt;=[.$H$8];0;[.$C$2]-[.$H$6]*[.$A104]))" office:value-type="float" office:value="0" calcext:value-type="float">
            <text:p>0.00E+00</text:p>
          </table:table-cell>
          <table:table-cell table:style-name="ce7" table:formula="of:=IF(OR([.$L$6]=&quot;&quot;;[.$L$8]=&quot;&quot;;[.$A104]=&quot;&quot;);&quot;&quot;;[.$L$8]*EXP(-[.$L$6]*[.$A104]))" office:value-type="float" office:value="0.0619131572637691" calcext:value-type="float">
            <text:p>6.1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5]=&quot;&quot;);&quot;&quot;;([.$C$2]-[.B105])/[.$H$3]-[.$C$3]/[.$H$3]*LN([.B105]/[.$C$2]))" office:value-type="float" office:value="1097.82664647171" calcext:value-type="float">
            <text:p>1.10E+03</text:p>
          </table:table-cell>
          <table:table-cell table:style-name="ce7" table:formula="of:=IF(OR([.$D$2]&lt;&gt;&quot;&quot;;[.$D$6]&lt;&gt;&quot;&quot;);&quot;&quot;;[.B104]*[.$C$6])" office:value-type="float" office:value="0.0588533633264044" calcext:value-type="float">
            <text:p>5.89E-02</text:p>
          </table:table-cell>
          <table:table-cell table:style-name="ce7" table:formula="of:=IF(OR([.$D$2]&lt;&gt;&quot;&quot;;[.$H$6]=&quot;&quot;;[.$H$8]=&quot;&quot;;[.$A105]=&quot;&quot;);&quot;&quot;;IF([.$A105]&gt;=[.$H$8];0;[.$C$2]-[.$H$6]*[.$A105]))" office:value-type="float" office:value="0" calcext:value-type="float">
            <text:p>0.00E+00</text:p>
          </table:table-cell>
          <table:table-cell table:style-name="ce7" table:formula="of:=IF(OR([.$L$6]=&quot;&quot;;[.$L$8]=&quot;&quot;;[.$A105]=&quot;&quot;);&quot;&quot;;[.$L$8]*EXP(-[.$L$6]*[.$A105]))" office:value-type="float" office:value="0.0600193356223398" calcext:value-type="float">
            <text:p>6.0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6]=&quot;&quot;);&quot;&quot;;([.$C$2]-[.B106])/[.$H$3]-[.$C$3]/[.$H$3]*LN([.B106]/[.$C$2]))" office:value-type="float" office:value="1108.65959870368" calcext:value-type="float">
            <text:p>1.11E+03</text:p>
          </table:table-cell>
          <table:table-cell table:style-name="ce7" table:formula="of:=IF(OR([.$D$2]&lt;&gt;&quot;&quot;;[.$D$6]&lt;&gt;&quot;&quot;);&quot;&quot;;[.B105]*[.$C$6])" office:value-type="float" office:value="0.0570877624266123" calcext:value-type="float">
            <text:p>5.71E-02</text:p>
          </table:table-cell>
          <table:table-cell table:style-name="ce7" table:formula="of:=IF(OR([.$D$2]&lt;&gt;&quot;&quot;;[.$H$6]=&quot;&quot;;[.$H$8]=&quot;&quot;;[.$A106]=&quot;&quot;);&quot;&quot;;IF([.$A106]&gt;=[.$H$8];0;[.$C$2]-[.$H$6]*[.$A106]))" office:value-type="float" office:value="0" calcext:value-type="float">
            <text:p>0.00E+00</text:p>
          </table:table-cell>
          <table:table-cell table:style-name="ce7" table:formula="of:=IF(OR([.$L$6]=&quot;&quot;;[.$L$8]=&quot;&quot;;[.$A106]=&quot;&quot;);&quot;&quot;;[.$L$8]*EXP(-[.$L$6]*[.$A106]))" office:value-type="float" office:value="0.0581845019386304" calcext:value-type="float">
            <text:p>5.82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7]=&quot;&quot;);&quot;&quot;;([.$C$2]-[.B107])/[.$H$3]-[.$C$3]/[.$H$3]*LN([.B107]/[.$C$2]))" office:value-type="float" office:value="1119.48639052928" calcext:value-type="float">
            <text:p>1.12E+03</text:p>
          </table:table-cell>
          <table:table-cell table:style-name="ce7" table:formula="of:=IF(OR([.$D$2]&lt;&gt;&quot;&quot;;[.$D$6]&lt;&gt;&quot;&quot;);&quot;&quot;;[.B106]*[.$C$6])" office:value-type="float" office:value="0.0553751295538139" calcext:value-type="float">
            <text:p>5.54E-02</text:p>
          </table:table-cell>
          <table:table-cell table:style-name="ce7" table:formula="of:=IF(OR([.$D$2]&lt;&gt;&quot;&quot;;[.$H$6]=&quot;&quot;;[.$H$8]=&quot;&quot;;[.$A107]=&quot;&quot;);&quot;&quot;;IF([.$A107]&gt;=[.$H$8];0;[.$C$2]-[.$H$6]*[.$A107]))" office:value-type="float" office:value="0" calcext:value-type="float">
            <text:p>0.00E+00</text:p>
          </table:table-cell>
          <table:table-cell table:style-name="ce7" table:formula="of:=IF(OR([.$L$6]=&quot;&quot;;[.$L$8]=&quot;&quot;;[.$A107]=&quot;&quot;);&quot;&quot;;[.$L$8]*EXP(-[.$L$6]*[.$A107]))" office:value-type="float" office:value="0.0564067563321582" calcext:value-type="float">
            <text:p>5.6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8]=&quot;&quot;);&quot;&quot;;([.$C$2]-[.B108])/[.$H$3]-[.$C$3]/[.$H$3]*LN([.B108]/[.$C$2]))" office:value-type="float" office:value="1130.3072067607" calcext:value-type="float">
            <text:p>1.13E+03</text:p>
          </table:table-cell>
          <table:table-cell table:style-name="ce7" table:formula="of:=IF(OR([.$D$2]&lt;&gt;&quot;&quot;;[.$D$6]&lt;&gt;&quot;&quot;);&quot;&quot;;[.B107]*[.$C$6])" office:value-type="float" office:value="0.0537138756671995" calcext:value-type="float">
            <text:p>5.37E-02</text:p>
          </table:table-cell>
          <table:table-cell table:style-name="ce7" table:formula="of:=IF(OR([.$D$2]&lt;&gt;&quot;&quot;;[.$H$6]=&quot;&quot;;[.$H$8]=&quot;&quot;;[.$A108]=&quot;&quot;);&quot;&quot;;IF([.$A108]&gt;=[.$H$8];0;[.$C$2]-[.$H$6]*[.$A108]))" office:value-type="float" office:value="0" calcext:value-type="float">
            <text:p>0.00E+00</text:p>
          </table:table-cell>
          <table:table-cell table:style-name="ce7" table:formula="of:=IF(OR([.$L$6]=&quot;&quot;;[.$L$8]=&quot;&quot;;[.$A108]=&quot;&quot;);&quot;&quot;;[.$L$8]*EXP(-[.$L$6]*[.$A108]))" office:value-type="float" office:value="0.05468426377453" calcext:value-type="float">
            <text:p>5.4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09]=&quot;&quot;);&quot;&quot;;([.$C$2]-[.B109])/[.$H$3]-[.$C$3]/[.$H$3]*LN([.B109]/[.$C$2]))" office:value-type="float" office:value="1141.12222666578" calcext:value-type="float">
            <text:p>1.14E+03</text:p>
          </table:table-cell>
          <table:table-cell table:style-name="ce7" table:formula="of:=IF(OR([.$D$2]&lt;&gt;&quot;&quot;;[.$D$6]&lt;&gt;&quot;&quot;);&quot;&quot;;[.B108]*[.$C$6])" office:value-type="float" office:value="0.0521024593971835" calcext:value-type="float">
            <text:p>5.21E-02</text:p>
          </table:table-cell>
          <table:table-cell table:style-name="ce7" table:formula="of:=IF(OR([.$D$2]&lt;&gt;&quot;&quot;;[.$H$6]=&quot;&quot;;[.$H$8]=&quot;&quot;;[.$A109]=&quot;&quot;);&quot;&quot;;IF([.$A109]&gt;=[.$H$8];0;[.$C$2]-[.$H$6]*[.$A109]))" office:value-type="float" office:value="0" calcext:value-type="float">
            <text:p>0.00E+00</text:p>
          </table:table-cell>
          <table:table-cell table:style-name="ce7" table:formula="of:=IF(OR([.$L$6]=&quot;&quot;;[.$L$8]=&quot;&quot;;[.$A109]=&quot;&quot;);&quot;&quot;;[.$L$8]*EXP(-[.$L$6]*[.$A109]))" office:value-type="float" office:value="0.0530152516656319" calcext:value-type="float">
            <text:p>5.3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0]=&quot;&quot;);&quot;&quot;;([.$C$2]-[.B110])/[.$H$3]-[.$C$3]/[.$H$3]*LN([.B110]/[.$C$2]))" office:value-type="float" office:value="1151.93162413429" calcext:value-type="float">
            <text:p>1.15E+03</text:p>
          </table:table-cell>
          <table:table-cell table:style-name="ce7" table:formula="of:=IF(OR([.$D$2]&lt;&gt;&quot;&quot;;[.$D$6]&lt;&gt;&quot;&quot;);&quot;&quot;;[.B109]*[.$C$6])" office:value-type="float" office:value="0.050539385615268" calcext:value-type="float">
            <text:p>5.05E-02</text:p>
          </table:table-cell>
          <table:table-cell table:style-name="ce7" table:formula="of:=IF(OR([.$D$2]&lt;&gt;&quot;&quot;;[.$H$6]=&quot;&quot;;[.$H$8]=&quot;&quot;;[.$A110]=&quot;&quot;);&quot;&quot;;IF([.$A110]&gt;=[.$H$8];0;[.$C$2]-[.$H$6]*[.$A110]))" office:value-type="float" office:value="0" calcext:value-type="float">
            <text:p>0.00E+00</text:p>
          </table:table-cell>
          <table:table-cell table:style-name="ce7" table:formula="of:=IF(OR([.$L$6]=&quot;&quot;;[.$L$8]=&quot;&quot;;[.$A110]=&quot;&quot;);&quot;&quot;;[.$L$8]*EXP(-[.$L$6]*[.$A110]))" office:value-type="float" office:value="0.0513980075120344" calcext:value-type="float">
            <text:p>5.1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1]=&quot;&quot;);&quot;&quot;;([.$C$2]-[.B111])/[.$H$3]-[.$C$3]/[.$H$3]*LN([.B111]/[.$C$2]))" office:value-type="float" office:value="1162.73556783934" calcext:value-type="float">
            <text:p>1.16E+03</text:p>
          </table:table-cell>
          <table:table-cell table:style-name="ce7" table:formula="of:=IF(OR([.$D$2]&lt;&gt;&quot;&quot;;[.$D$6]&lt;&gt;&quot;&quot;);&quot;&quot;;[.B110]*[.$C$6])" office:value-type="float" office:value="0.04902320404681" calcext:value-type="float">
            <text:p>4.90E-02</text:p>
          </table:table-cell>
          <table:table-cell table:style-name="ce7" table:formula="of:=IF(OR([.$D$2]&lt;&gt;&quot;&quot;;[.$H$6]=&quot;&quot;;[.$H$8]=&quot;&quot;;[.$A111]=&quot;&quot;);&quot;&quot;;IF([.$A111]&gt;=[.$H$8];0;[.$C$2]-[.$H$6]*[.$A111]))" office:value-type="float" office:value="0" calcext:value-type="float">
            <text:p>0.00E+00</text:p>
          </table:table-cell>
          <table:table-cell table:style-name="ce7" table:formula="of:=IF(OR([.$L$6]=&quot;&quot;;[.$L$8]=&quot;&quot;;[.$A111]=&quot;&quot;);&quot;&quot;;[.$L$8]*EXP(-[.$L$6]*[.$A111]))" office:value-type="float" office:value="0.0498308767026941" calcext:value-type="float">
            <text:p>4.98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2]=&quot;&quot;);&quot;&quot;;([.$C$2]-[.B112])/[.$H$3]-[.$C$3]/[.$H$3]*LN([.B112]/[.$C$2]))" office:value-type="float" office:value="1173.53422139383" calcext:value-type="float">
            <text:p>1.17E+03</text:p>
          </table:table-cell>
          <table:table-cell table:style-name="ce7" table:formula="of:=IF(OR([.$D$2]&lt;&gt;&quot;&quot;;[.$D$6]&lt;&gt;&quot;&quot;);&quot;&quot;;[.B111]*[.$C$6])" office:value-type="float" office:value="0.0475525079254057" calcext:value-type="float">
            <text:p>4.76E-02</text:p>
          </table:table-cell>
          <table:table-cell table:style-name="ce7" table:formula="of:=IF(OR([.$D$2]&lt;&gt;&quot;&quot;;[.$H$6]=&quot;&quot;;[.$H$8]=&quot;&quot;;[.$A112]=&quot;&quot;);&quot;&quot;;IF([.$A112]&gt;=[.$H$8];0;[.$C$2]-[.$H$6]*[.$A112]))" office:value-type="float" office:value="0" calcext:value-type="float">
            <text:p>0.00E+00</text:p>
          </table:table-cell>
          <table:table-cell table:style-name="ce7" table:formula="of:=IF(OR([.$L$6]=&quot;&quot;;[.$L$8]=&quot;&quot;;[.$A112]=&quot;&quot;);&quot;&quot;;[.$L$8]*EXP(-[.$L$6]*[.$A112]))" office:value-type="float" office:value="0.0483122603772988" calcext:value-type="float">
            <text:p>4.83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3]=&quot;&quot;);&quot;&quot;;([.$C$2]-[.B113])/[.$H$3]-[.$C$3]/[.$H$3]*LN([.B113]/[.$C$2]))" office:value-type="float" office:value="1184.32774350228" calcext:value-type="float">
            <text:p>1.18E+03</text:p>
          </table:table-cell>
          <table:table-cell table:style-name="ce7" table:formula="of:=IF(OR([.$D$2]&lt;&gt;&quot;&quot;;[.$D$6]&lt;&gt;&quot;&quot;);&quot;&quot;;[.B112]*[.$C$6])" office:value-type="float" office:value="0.0461259326876435" calcext:value-type="float">
            <text:p>4.61E-02</text:p>
          </table:table-cell>
          <table:table-cell table:style-name="ce7" table:formula="of:=IF(OR([.$D$2]&lt;&gt;&quot;&quot;;[.$H$6]=&quot;&quot;;[.$H$8]=&quot;&quot;;[.$A113]=&quot;&quot;);&quot;&quot;;IF([.$A113]&gt;=[.$H$8];0;[.$C$2]-[.$H$6]*[.$A113]))" office:value-type="float" office:value="0" calcext:value-type="float">
            <text:p>0.00E+00</text:p>
          </table:table-cell>
          <table:table-cell table:style-name="ce7" table:formula="of:=IF(OR([.$L$6]=&quot;&quot;;[.$L$8]=&quot;&quot;;[.$A113]=&quot;&quot;);&quot;&quot;;[.$L$8]*EXP(-[.$L$6]*[.$A113]))" office:value-type="float" office:value="0.0468406133828533" calcext:value-type="float">
            <text:p>4.68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4]=&quot;&quot;);&quot;&quot;;([.$C$2]-[.B114])/[.$H$3]-[.$C$3]/[.$H$3]*LN([.B114]/[.$C$2]))" office:value-type="float" office:value="1195.11628810806" calcext:value-type="float">
            <text:p>1.20E+03</text:p>
          </table:table-cell>
          <table:table-cell table:style-name="ce7" table:formula="of:=IF(OR([.$D$2]&lt;&gt;&quot;&quot;;[.$D$6]&lt;&gt;&quot;&quot;);&quot;&quot;;[.B113]*[.$C$6])" office:value-type="float" office:value="0.0447421547070142" calcext:value-type="float">
            <text:p>4.47E-02</text:p>
          </table:table-cell>
          <table:table-cell table:style-name="ce7" table:formula="of:=IF(OR([.$D$2]&lt;&gt;&quot;&quot;;[.$H$6]=&quot;&quot;;[.$H$8]=&quot;&quot;;[.$A114]=&quot;&quot;);&quot;&quot;;IF([.$A114]&gt;=[.$H$8];0;[.$C$2]-[.$H$6]*[.$A114]))" office:value-type="float" office:value="0" calcext:value-type="float">
            <text:p>0.00E+00</text:p>
          </table:table-cell>
          <table:table-cell table:style-name="ce7" table:formula="of:=IF(OR([.$L$6]=&quot;&quot;;[.$L$8]=&quot;&quot;;[.$A114]=&quot;&quot;);&quot;&quot;;[.$L$8]*EXP(-[.$L$6]*[.$A114]))" office:value-type="float" office:value="0.0454144423143403" calcext:value-type="float">
            <text:p>4.5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5]=&quot;&quot;);&quot;&quot;;([.$C$2]-[.B115])/[.$H$3]-[.$C$3]/[.$H$3]*LN([.B115]/[.$C$2]))" office:value-type="float" office:value="1205.90000453626" calcext:value-type="float">
            <text:p>1.21E+03</text:p>
          </table:table-cell>
          <table:table-cell table:style-name="ce7" table:formula="of:=IF(OR([.$D$2]&lt;&gt;&quot;&quot;;[.$D$6]&lt;&gt;&quot;&quot;);&quot;&quot;;[.B114]*[.$C$6])" office:value-type="float" office:value="0.0433998900658038" calcext:value-type="float">
            <text:p>4.34E-02</text:p>
          </table:table-cell>
          <table:table-cell table:style-name="ce7" table:formula="of:=IF(OR([.$D$2]&lt;&gt;&quot;&quot;;[.$H$6]=&quot;&quot;;[.$H$8]=&quot;&quot;;[.$A115]=&quot;&quot;);&quot;&quot;;IF([.$A115]&gt;=[.$H$8];0;[.$C$2]-[.$H$6]*[.$A115]))" office:value-type="float" office:value="0" calcext:value-type="float">
            <text:p>0.00E+00</text:p>
          </table:table-cell>
          <table:table-cell table:style-name="ce7" table:formula="of:=IF(OR([.$L$6]=&quot;&quot;;[.$L$8]=&quot;&quot;;[.$A115]=&quot;&quot;);&quot;&quot;;[.$L$8]*EXP(-[.$L$6]*[.$A115]))" office:value-type="float" office:value="0.0440323036355128" calcext:value-type="float">
            <text:p>4.4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6]=&quot;&quot;);&quot;&quot;;([.$C$2]-[.B116])/[.$H$3]-[.$C$3]/[.$H$3]*LN([.B116]/[.$C$2]))" office:value-type="float" office:value="1216.67903763221" calcext:value-type="float">
            <text:p>1.22E+03</text:p>
          </table:table-cell>
          <table:table-cell table:style-name="ce7" table:formula="of:=IF(OR([.$D$2]&lt;&gt;&quot;&quot;;[.$D$6]&lt;&gt;&quot;&quot;);&quot;&quot;;[.B115]*[.$C$6])" office:value-type="float" office:value="0.0420978933638296" calcext:value-type="float">
            <text:p>4.21E-02</text:p>
          </table:table-cell>
          <table:table-cell table:style-name="ce7" table:formula="of:=IF(OR([.$D$2]&lt;&gt;&quot;&quot;;[.$H$6]=&quot;&quot;;[.$H$8]=&quot;&quot;;[.$A116]=&quot;&quot;);&quot;&quot;;IF([.$A116]&gt;=[.$H$8];0;[.$C$2]-[.$H$6]*[.$A116]))" office:value-type="float" office:value="0" calcext:value-type="float">
            <text:p>0.00E+00</text:p>
          </table:table-cell>
          <table:table-cell table:style-name="ce7" table:formula="of:=IF(OR([.$L$6]=&quot;&quot;;[.$L$8]=&quot;&quot;;[.$A116]=&quot;&quot;);&quot;&quot;;[.$L$8]*EXP(-[.$L$6]*[.$A116]))" office:value-type="float" office:value="0.0426928018760831" calcext:value-type="float">
            <text:p>4.2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7]=&quot;&quot;);&quot;&quot;;([.$C$2]-[.B117])/[.$H$3]-[.$C$3]/[.$H$3]*LN([.B117]/[.$C$2]))" office:value-type="float" office:value="1227.45352789587" calcext:value-type="float">
            <text:p>1.23E+03</text:p>
          </table:table-cell>
          <table:table-cell table:style-name="ce7" table:formula="of:=IF(OR([.$D$2]&lt;&gt;&quot;&quot;;[.$D$6]&lt;&gt;&quot;&quot;);&quot;&quot;;[.B116]*[.$C$6])" office:value-type="float" office:value="0.0408349565629148" calcext:value-type="float">
            <text:p>4.08E-02</text:p>
          </table:table-cell>
          <table:table-cell table:style-name="ce7" table:formula="of:=IF(OR([.$D$2]&lt;&gt;&quot;&quot;;[.$H$6]=&quot;&quot;;[.$H$8]=&quot;&quot;;[.$A117]=&quot;&quot;);&quot;&quot;;IF([.$A117]&gt;=[.$H$8];0;[.$C$2]-[.$H$6]*[.$A117]))" office:value-type="float" office:value="0" calcext:value-type="float">
            <text:p>0.00E+00</text:p>
          </table:table-cell>
          <table:table-cell table:style-name="ce7" table:formula="of:=IF(OR([.$L$6]=&quot;&quot;;[.$L$8]=&quot;&quot;;[.$A117]=&quot;&quot;);&quot;&quot;;[.$L$8]*EXP(-[.$L$6]*[.$A117]))" office:value-type="float" office:value="0.0413945879017706" calcext:value-type="float">
            <text:p>4.1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8]=&quot;&quot;);&quot;&quot;;([.$C$2]-[.B118])/[.$H$3]-[.$C$3]/[.$H$3]*LN([.B118]/[.$C$2]))" office:value-type="float" office:value="1238.22361161222" calcext:value-type="float">
            <text:p>1.24E+03</text:p>
          </table:table-cell>
          <table:table-cell table:style-name="ce7" table:formula="of:=IF(OR([.$D$2]&lt;&gt;&quot;&quot;;[.$D$6]&lt;&gt;&quot;&quot;);&quot;&quot;;[.B117]*[.$C$6])" office:value-type="float" office:value="0.0396099078660273" calcext:value-type="float">
            <text:p>3.96E-02</text:p>
          </table:table-cell>
          <table:table-cell table:style-name="ce7" table:formula="of:=IF(OR([.$D$2]&lt;&gt;&quot;&quot;;[.$H$6]=&quot;&quot;;[.$H$8]=&quot;&quot;;[.$A118]=&quot;&quot;);&quot;&quot;;IF([.$A118]&gt;=[.$H$8];0;[.$C$2]-[.$H$6]*[.$A118]))" office:value-type="float" office:value="0" calcext:value-type="float">
            <text:p>0.00E+00</text:p>
          </table:table-cell>
          <table:table-cell table:style-name="ce7" table:formula="of:=IF(OR([.$L$6]=&quot;&quot;;[.$L$8]=&quot;&quot;;[.$A118]=&quot;&quot;);&quot;&quot;;[.$L$8]*EXP(-[.$L$6]*[.$A118]))" office:value-type="float" office:value="0.0401363572538553" calcext:value-type="float">
            <text:p>4.0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19]=&quot;&quot;);&quot;&quot;;([.$C$2]-[.B119])/[.$H$3]-[.$C$3]/[.$H$3]*LN([.B119]/[.$C$2]))" office:value-type="float" office:value="1248.98942097766" calcext:value-type="float">
            <text:p>1.25E+03</text:p>
          </table:table-cell>
          <table:table-cell table:style-name="ce7" table:formula="of:=IF(OR([.$D$2]&lt;&gt;&quot;&quot;;[.$D$6]&lt;&gt;&quot;&quot;);&quot;&quot;;[.B118]*[.$C$6])" office:value-type="float" office:value="0.0384216106300465" calcext:value-type="float">
            <text:p>3.84E-02</text:p>
          </table:table-cell>
          <table:table-cell table:style-name="ce7" table:formula="of:=IF(OR([.$D$2]&lt;&gt;&quot;&quot;;[.$H$6]=&quot;&quot;;[.$H$8]=&quot;&quot;;[.$A119]=&quot;&quot;);&quot;&quot;;IF([.$A119]&gt;=[.$H$8];0;[.$C$2]-[.$H$6]*[.$A119]))" office:value-type="float" office:value="0" calcext:value-type="float">
            <text:p>0.00E+00</text:p>
          </table:table-cell>
          <table:table-cell table:style-name="ce7" table:formula="of:=IF(OR([.$L$6]=&quot;&quot;;[.$L$8]=&quot;&quot;;[.$A119]=&quot;&quot;);&quot;&quot;;[.$L$8]*EXP(-[.$L$6]*[.$A119]))" office:value-type="float" office:value="0.0389168485550601" calcext:value-type="float">
            <text:p>3.8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0]=&quot;&quot;);&quot;&quot;;([.$C$2]-[.B120])/[.$H$3]-[.$C$3]/[.$H$3]*LN([.B120]/[.$C$2]))" office:value-type="float" office:value="1259.75108422273" calcext:value-type="float">
            <text:p>1.26E+03</text:p>
          </table:table-cell>
          <table:table-cell table:style-name="ce7" table:formula="of:=IF(OR([.$D$2]&lt;&gt;&quot;&quot;;[.$D$6]&lt;&gt;&quot;&quot;);&quot;&quot;;[.B119]*[.$C$6])" office:value-type="float" office:value="0.0372689623111451" calcext:value-type="float">
            <text:p>3.73E-02</text:p>
          </table:table-cell>
          <table:table-cell table:style-name="ce7" table:formula="of:=IF(OR([.$D$2]&lt;&gt;&quot;&quot;;[.$H$6]=&quot;&quot;;[.$H$8]=&quot;&quot;;[.$A120]=&quot;&quot;);&quot;&quot;;IF([.$A120]&gt;=[.$H$8];0;[.$C$2]-[.$H$6]*[.$A120]))" office:value-type="float" office:value="0" calcext:value-type="float">
            <text:p>0.00E+00</text:p>
          </table:table-cell>
          <table:table-cell table:style-name="ce7" table:formula="of:=IF(OR([.$L$6]=&quot;&quot;;[.$L$8]=&quot;&quot;;[.$A120]=&quot;&quot;);&quot;&quot;;[.$L$8]*EXP(-[.$L$6]*[.$A120]))" office:value-type="float" office:value="0.0377348419787479" calcext:value-type="float">
            <text:p>3.7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1]=&quot;&quot;);&quot;&quot;;([.$C$2]-[.B121])/[.$H$3]-[.$C$3]/[.$H$3]*LN([.B121]/[.$C$2]))" office:value-type="float" office:value="1270.50872573104" calcext:value-type="float">
            <text:p>1.27E+03</text:p>
          </table:table-cell>
          <table:table-cell table:style-name="ce7" table:formula="of:=IF(OR([.$D$2]&lt;&gt;&quot;&quot;;[.$D$6]&lt;&gt;&quot;&quot;);&quot;&quot;;[.B120]*[.$C$6])" office:value-type="float" office:value="0.0361508934418107" calcext:value-type="float">
            <text:p>3.62E-02</text:p>
          </table:table-cell>
          <table:table-cell table:style-name="ce7" table:formula="of:=IF(OR([.$D$2]&lt;&gt;&quot;&quot;;[.$H$6]=&quot;&quot;;[.$H$8]=&quot;&quot;;[.$A121]=&quot;&quot;);&quot;&quot;;IF([.$A121]&gt;=[.$H$8];0;[.$C$2]-[.$H$6]*[.$A121]))" office:value-type="float" office:value="0" calcext:value-type="float">
            <text:p>0.00E+00</text:p>
          </table:table-cell>
          <table:table-cell table:style-name="ce7" table:formula="of:=IF(OR([.$L$6]=&quot;&quot;;[.$L$8]=&quot;&quot;;[.$A121]=&quot;&quot;);&quot;&quot;;[.$L$8]*EXP(-[.$L$6]*[.$A121]))" office:value-type="float" office:value="0.036589157778575" calcext:value-type="float">
            <text:p>3.66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2]=&quot;&quot;);&quot;&quot;;([.$C$2]-[.B122])/[.$H$3]-[.$C$3]/[.$H$3]*LN([.B122]/[.$C$2]))" office:value-type="float" office:value="1281.2624661547" calcext:value-type="float">
            <text:p>1.28E+03</text:p>
          </table:table-cell>
          <table:table-cell table:style-name="ce7" table:formula="of:=IF(OR([.$D$2]&lt;&gt;&quot;&quot;;[.$D$6]&lt;&gt;&quot;&quot;);&quot;&quot;;[.B121]*[.$C$6])" office:value-type="float" office:value="0.0350663666385564" calcext:value-type="float">
            <text:p>3.51E-02</text:p>
          </table:table-cell>
          <table:table-cell table:style-name="ce7" table:formula="of:=IF(OR([.$D$2]&lt;&gt;&quot;&quot;;[.$H$6]=&quot;&quot;;[.$H$8]=&quot;&quot;;[.$A122]=&quot;&quot;);&quot;&quot;;IF([.$A122]&gt;=[.$H$8];0;[.$C$2]-[.$H$6]*[.$A122]))" office:value-type="float" office:value="0" calcext:value-type="float">
            <text:p>0.00E+00</text:p>
          </table:table-cell>
          <table:table-cell table:style-name="ce7" table:formula="of:=IF(OR([.$L$6]=&quot;&quot;;[.$L$8]=&quot;&quot;;[.$A122]=&quot;&quot;);&quot;&quot;;[.$L$8]*EXP(-[.$L$6]*[.$A122]))" office:value-type="float" office:value="0.0354786548758898" calcext:value-type="float">
            <text:p>3.5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3]=&quot;&quot;);&quot;&quot;;([.$C$2]-[.B123])/[.$H$3]-[.$C$3]/[.$H$3]*LN([.B123]/[.$C$2]))" office:value-type="float" office:value="1292.01242252623" calcext:value-type="float">
            <text:p>1.29E+03</text:p>
          </table:table-cell>
          <table:table-cell table:style-name="ce7" table:formula="of:=IF(OR([.$D$2]&lt;&gt;&quot;&quot;;[.$D$6]&lt;&gt;&quot;&quot;);&quot;&quot;;[.B122]*[.$C$6])" office:value-type="float" office:value="0.0340143756393997" calcext:value-type="float">
            <text:p>3.40E-02</text:p>
          </table:table-cell>
          <table:table-cell table:style-name="ce7" table:formula="of:=IF(OR([.$D$2]&lt;&gt;&quot;&quot;;[.$H$6]=&quot;&quot;;[.$H$8]=&quot;&quot;;[.$A123]=&quot;&quot;);&quot;&quot;;IF([.$A123]&gt;=[.$H$8];0;[.$C$2]-[.$H$6]*[.$A123]))" office:value-type="float" office:value="0" calcext:value-type="float">
            <text:p>0.00E+00</text:p>
          </table:table-cell>
          <table:table-cell table:style-name="ce7" table:formula="of:=IF(OR([.$L$6]=&quot;&quot;;[.$L$8]=&quot;&quot;;[.$A123]=&quot;&quot;);&quot;&quot;;[.$L$8]*EXP(-[.$L$6]*[.$A123]))" office:value-type="float" office:value="0.0344022295023015" calcext:value-type="float">
            <text:p>3.4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4]=&quot;&quot;);&quot;&quot;;([.$C$2]-[.B124])/[.$H$3]-[.$C$3]/[.$H$3]*LN([.B124]/[.$C$2]))" office:value-type="float" office:value="1302.75870836721" calcext:value-type="float">
            <text:p>1.30E+03</text:p>
          </table:table-cell>
          <table:table-cell table:style-name="ce7" table:formula="of:=IF(OR([.$D$2]&lt;&gt;&quot;&quot;;[.$D$6]&lt;&gt;&quot;&quot;);&quot;&quot;;[.B123]*[.$C$6])" office:value-type="float" office:value="0.0329939443702177" calcext:value-type="float">
            <text:p>3.30E-02</text:p>
          </table:table-cell>
          <table:table-cell table:style-name="ce7" table:formula="of:=IF(OR([.$D$2]&lt;&gt;&quot;&quot;;[.$H$6]=&quot;&quot;;[.$H$8]=&quot;&quot;;[.$A124]=&quot;&quot;);&quot;&quot;;IF([.$A124]&gt;=[.$H$8];0;[.$C$2]-[.$H$6]*[.$A124]))" office:value-type="float" office:value="0" calcext:value-type="float">
            <text:p>0.00E+00</text:p>
          </table:table-cell>
          <table:table-cell table:style-name="ce7" table:formula="of:=IF(OR([.$L$6]=&quot;&quot;;[.$L$8]=&quot;&quot;;[.$A124]=&quot;&quot;);&quot;&quot;;[.$L$8]*EXP(-[.$L$6]*[.$A124]))" office:value-type="float" office:value="0.0333588138949763" calcext:value-type="float">
            <text:p>3.3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5]=&quot;&quot;);&quot;&quot;;([.$C$2]-[.B125])/[.$H$3]-[.$C$3]/[.$H$3]*LN([.B125]/[.$C$2]))" office:value-type="float" office:value="1313.50143379356" calcext:value-type="float">
            <text:p>1.31E+03</text:p>
          </table:table-cell>
          <table:table-cell table:style-name="ce7" table:formula="of:=IF(OR([.$D$2]&lt;&gt;&quot;&quot;;[.$D$6]&lt;&gt;&quot;&quot;);&quot;&quot;;[.B124]*[.$C$6])" office:value-type="float" office:value="0.0320041260391112" calcext:value-type="float">
            <text:p>3.20E-02</text:p>
          </table:table-cell>
          <table:table-cell table:style-name="ce7" table:formula="of:=IF(OR([.$D$2]&lt;&gt;&quot;&quot;;[.$H$6]=&quot;&quot;;[.$H$8]=&quot;&quot;;[.$A125]=&quot;&quot;);&quot;&quot;;IF([.$A125]&gt;=[.$H$8];0;[.$C$2]-[.$H$6]*[.$A125]))" office:value-type="float" office:value="0" calcext:value-type="float">
            <text:p>0.00E+00</text:p>
          </table:table-cell>
          <table:table-cell table:style-name="ce7" table:formula="of:=IF(OR([.$L$6]=&quot;&quot;;[.$L$8]=&quot;&quot;;[.$A125]=&quot;&quot;);&quot;&quot;;[.$L$8]*EXP(-[.$L$6]*[.$A125]))" office:value-type="float" office:value="0.0323473750423384" calcext:value-type="float">
            <text:p>3.23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6]=&quot;&quot;);&quot;&quot;;([.$C$2]-[.B126])/[.$H$3]-[.$C$3]/[.$H$3]*LN([.B126]/[.$C$2]))" office:value-type="float" office:value="1324.2407056177" calcext:value-type="float">
            <text:p>1.32E+03</text:p>
          </table:table-cell>
          <table:table-cell table:style-name="ce7" table:formula="of:=IF(OR([.$D$2]&lt;&gt;&quot;&quot;;[.$D$6]&lt;&gt;&quot;&quot;);&quot;&quot;;[.B125]*[.$C$6])" office:value-type="float" office:value="0.0310440022579379" calcext:value-type="float">
            <text:p>3.10E-02</text:p>
          </table:table-cell>
          <table:table-cell table:style-name="ce7" table:formula="of:=IF(OR([.$D$2]&lt;&gt;&quot;&quot;;[.$H$6]=&quot;&quot;;[.$H$8]=&quot;&quot;;[.$A126]=&quot;&quot;);&quot;&quot;;IF([.$A126]&gt;=[.$H$8];0;[.$C$2]-[.$H$6]*[.$A126]))" office:value-type="float" office:value="0" calcext:value-type="float">
            <text:p>0.00E+00</text:p>
          </table:table-cell>
          <table:table-cell table:style-name="ce7" table:formula="of:=IF(OR([.$L$6]=&quot;&quot;;[.$L$8]=&quot;&quot;;[.$A126]=&quot;&quot;);&quot;&quot;;[.$L$8]*EXP(-[.$L$6]*[.$A126]))" office:value-type="float" office:value="0.0313669134779727" calcext:value-type="float">
            <text:p>3.1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7]=&quot;&quot;);&quot;&quot;;([.$C$2]-[.B127])/[.$H$3]-[.$C$3]/[.$H$3]*LN([.B127]/[.$C$2]))" office:value-type="float" office:value="1334.97662744771" calcext:value-type="float">
            <text:p>1.33E+03</text:p>
          </table:table-cell>
          <table:table-cell table:style-name="ce7" table:formula="of:=IF(OR([.$D$2]&lt;&gt;&quot;&quot;;[.$D$6]&lt;&gt;&quot;&quot;);&quot;&quot;;[.B126]*[.$C$6])" office:value-type="float" office:value="0.0301126821901997" calcext:value-type="float">
            <text:p>3.01E-02</text:p>
          </table:table-cell>
          <table:table-cell table:style-name="ce7" table:formula="of:=IF(OR([.$D$2]&lt;&gt;&quot;&quot;;[.$H$6]=&quot;&quot;;[.$H$8]=&quot;&quot;;[.$A127]=&quot;&quot;);&quot;&quot;;IF([.$A127]&gt;=[.$H$8];0;[.$C$2]-[.$H$6]*[.$A127]))" office:value-type="float" office:value="0" calcext:value-type="float">
            <text:p>0.00E+00</text:p>
          </table:table-cell>
          <table:table-cell table:style-name="ce7" table:formula="of:=IF(OR([.$L$6]=&quot;&quot;;[.$L$8]=&quot;&quot;;[.$A127]=&quot;&quot;);&quot;&quot;;[.$L$8]*EXP(-[.$L$6]*[.$A127]))" office:value-type="float" office:value="0.0304164621206313" calcext:value-type="float">
            <text:p>3.0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8]=&quot;&quot;);&quot;&quot;;([.$C$2]-[.B128])/[.$H$3]-[.$C$3]/[.$H$3]*LN([.B128]/[.$C$2]))" office:value-type="float" office:value="1345.70929978342" calcext:value-type="float">
            <text:p>1.35E+03</text:p>
          </table:table-cell>
          <table:table-cell table:style-name="ce7" table:formula="of:=IF(OR([.$D$2]&lt;&gt;&quot;&quot;;[.$D$6]&lt;&gt;&quot;&quot;);&quot;&quot;;[.B127]*[.$C$6])" office:value-type="float" office:value="0.0292093017244937" calcext:value-type="float">
            <text:p>2.92E-02</text:p>
          </table:table-cell>
          <table:table-cell table:style-name="ce7" table:formula="of:=IF(OR([.$D$2]&lt;&gt;&quot;&quot;;[.$H$6]=&quot;&quot;;[.$H$8]=&quot;&quot;;[.$A128]=&quot;&quot;);&quot;&quot;;IF([.$A128]&gt;=[.$H$8];0;[.$C$2]-[.$H$6]*[.$A128]))" office:value-type="float" office:value="0" calcext:value-type="float">
            <text:p>0.00E+00</text:p>
          </table:table-cell>
          <table:table-cell table:style-name="ce7" table:formula="of:=IF(OR([.$L$6]=&quot;&quot;;[.$L$8]=&quot;&quot;;[.$A128]=&quot;&quot;);&quot;&quot;;[.$L$8]*EXP(-[.$L$6]*[.$A128]))" office:value-type="float" office:value="0.0294950851583544" calcext:value-type="float">
            <text:p>2.9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29]=&quot;&quot;);&quot;&quot;;([.$C$2]-[.B129])/[.$H$3]-[.$C$3]/[.$H$3]*LN([.B129]/[.$C$2]))" office:value-type="float" office:value="1356.43882010964" calcext:value-type="float">
            <text:p>1.36E+03</text:p>
          </table:table-cell>
          <table:table-cell table:style-name="ce7" table:formula="of:=IF(OR([.$D$2]&lt;&gt;&quot;&quot;;[.$D$6]&lt;&gt;&quot;&quot;);&quot;&quot;;[.B128]*[.$C$6])" office:value-type="float" office:value="0.0283330226727589" calcext:value-type="float">
            <text:p>2.83E-02</text:p>
          </table:table-cell>
          <table:table-cell table:style-name="ce7" table:formula="of:=IF(OR([.$D$2]&lt;&gt;&quot;&quot;;[.$H$6]=&quot;&quot;;[.$H$8]=&quot;&quot;;[.$A129]=&quot;&quot;);&quot;&quot;;IF([.$A129]&gt;=[.$H$8];0;[.$C$2]-[.$H$6]*[.$A129]))" office:value-type="float" office:value="0" calcext:value-type="float">
            <text:p>0.00E+00</text:p>
          </table:table-cell>
          <table:table-cell table:style-name="ce7" table:formula="of:=IF(OR([.$L$6]=&quot;&quot;;[.$L$8]=&quot;&quot;;[.$A129]=&quot;&quot;);&quot;&quot;;[.$L$8]*EXP(-[.$L$6]*[.$A129]))" office:value-type="float" office:value="0.0286018769748083" calcext:value-type="float">
            <text:p>2.86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0]=&quot;&quot;);&quot;&quot;;([.$C$2]-[.B130])/[.$H$3]-[.$C$3]/[.$H$3]*LN([.B130]/[.$C$2]))" office:value-type="float" office:value="1367.16528298667" calcext:value-type="float">
            <text:p>1.37E+03</text:p>
          </table:table-cell>
          <table:table-cell table:style-name="ce7" table:formula="of:=IF(OR([.$D$2]&lt;&gt;&quot;&quot;;[.$D$6]&lt;&gt;&quot;&quot;);&quot;&quot;;[.B129]*[.$C$6])" office:value-type="float" office:value="0.0274830319925761" calcext:value-type="float">
            <text:p>2.75E-02</text:p>
          </table:table-cell>
          <table:table-cell table:style-name="ce7" table:formula="of:=IF(OR([.$D$2]&lt;&gt;&quot;&quot;;[.$H$6]=&quot;&quot;;[.$H$8]=&quot;&quot;;[.$A130]=&quot;&quot;);&quot;&quot;;IF([.$A130]&gt;=[.$H$8];0;[.$C$2]-[.$H$6]*[.$A130]))" office:value-type="float" office:value="0" calcext:value-type="float">
            <text:p>0.00E+00</text:p>
          </table:table-cell>
          <table:table-cell table:style-name="ce7" table:formula="of:=IF(OR([.$L$6]=&quot;&quot;;[.$L$8]=&quot;&quot;;[.$A130]=&quot;&quot;);&quot;&quot;;[.$L$8]*EXP(-[.$L$6]*[.$A130]))" office:value-type="float" office:value="0.0277359611160412" calcext:value-type="float">
            <text:p>2.7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1]=&quot;&quot;);&quot;&quot;;([.$C$2]-[.B131])/[.$H$3]-[.$C$3]/[.$H$3]*LN([.B131]/[.$C$2]))" office:value-type="float" office:value="1377.88878013798" calcext:value-type="float">
            <text:p>1.38E+03</text:p>
          </table:table-cell>
          <table:table-cell table:style-name="ce7" table:formula="of:=IF(OR([.$D$2]&lt;&gt;&quot;&quot;;[.$D$6]&lt;&gt;&quot;&quot;);&quot;&quot;;[.B130]*[.$C$6])" office:value-type="float" office:value="0.0266585410327989" calcext:value-type="float">
            <text:p>2.67E-02</text:p>
          </table:table-cell>
          <table:table-cell table:style-name="ce7" table:formula="of:=IF(OR([.$D$2]&lt;&gt;&quot;&quot;;[.$H$6]=&quot;&quot;;[.$H$8]=&quot;&quot;;[.$A131]=&quot;&quot;);&quot;&quot;;IF([.$A131]&gt;=[.$H$8];0;[.$C$2]-[.$H$6]*[.$A131]))" office:value-type="float" office:value="0" calcext:value-type="float">
            <text:p>0.00E+00</text:p>
          </table:table-cell>
          <table:table-cell table:style-name="ce7" table:formula="of:=IF(OR([.$L$6]=&quot;&quot;;[.$L$8]=&quot;&quot;;[.$A131]=&quot;&quot;);&quot;&quot;;[.$L$8]*EXP(-[.$L$6]*[.$A131]))" office:value-type="float" office:value="0.02689648929594" calcext:value-type="float">
            <text:p>2.6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2]=&quot;&quot;);&quot;&quot;;([.$C$2]-[.B132])/[.$H$3]-[.$C$3]/[.$H$3]*LN([.B132]/[.$C$2]))" office:value-type="float" office:value="1388.60940053534" calcext:value-type="float">
            <text:p>1.39E+03</text:p>
          </table:table-cell>
          <table:table-cell table:style-name="ce7" table:formula="of:=IF(OR([.$D$2]&lt;&gt;&quot;&quot;;[.$D$6]&lt;&gt;&quot;&quot;);&quot;&quot;;[.B131]*[.$C$6])" office:value-type="float" office:value="0.0258587848018149" calcext:value-type="float">
            <text:p>2.59E-02</text:p>
          </table:table-cell>
          <table:table-cell table:style-name="ce7" table:formula="of:=IF(OR([.$D$2]&lt;&gt;&quot;&quot;;[.$H$6]=&quot;&quot;;[.$H$8]=&quot;&quot;;[.$A132]=&quot;&quot;);&quot;&quot;;IF([.$A132]&gt;=[.$H$8];0;[.$C$2]-[.$H$6]*[.$A132]))" office:value-type="float" office:value="0" calcext:value-type="float">
            <text:p>0.00E+00</text:p>
          </table:table-cell>
          <table:table-cell table:style-name="ce7" table:formula="of:=IF(OR([.$L$6]=&quot;&quot;;[.$L$8]=&quot;&quot;;[.$A132]=&quot;&quot;);&quot;&quot;;[.$L$8]*EXP(-[.$L$6]*[.$A132]))" office:value-type="float" office:value="0.0260826404387579" calcext:value-type="float">
            <text:p>2.6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3]=&quot;&quot;);&quot;&quot;;([.$C$2]-[.B133])/[.$H$3]-[.$C$3]/[.$H$3]*LN([.B133]/[.$C$2]))" office:value-type="float" office:value="1399.32723048137" calcext:value-type="float">
            <text:p>1.40E+03</text:p>
          </table:table-cell>
          <table:table-cell table:style-name="ce7" table:formula="of:=IF(OR([.$D$2]&lt;&gt;&quot;&quot;;[.$D$6]&lt;&gt;&quot;&quot;);&quot;&quot;;[.B132]*[.$C$6])" office:value-type="float" office:value="0.0250830212577604" calcext:value-type="float">
            <text:p>2.51E-02</text:p>
          </table:table-cell>
          <table:table-cell table:style-name="ce7" table:formula="of:=IF(OR([.$D$2]&lt;&gt;&quot;&quot;;[.$H$6]=&quot;&quot;;[.$H$8]=&quot;&quot;;[.$A133]=&quot;&quot;);&quot;&quot;;IF([.$A133]&gt;=[.$H$8];0;[.$C$2]-[.$H$6]*[.$A133]))" office:value-type="float" office:value="0" calcext:value-type="float">
            <text:p>0.00E+00</text:p>
          </table:table-cell>
          <table:table-cell table:style-name="ce7" table:formula="of:=IF(OR([.$L$6]=&quot;&quot;;[.$L$8]=&quot;&quot;;[.$A133]=&quot;&quot;);&quot;&quot;;[.$L$8]*EXP(-[.$L$6]*[.$A133]))" office:value-type="float" office:value="0.0252936197571579" calcext:value-type="float">
            <text:p>2.53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4]=&quot;&quot;);&quot;&quot;;([.$C$2]-[.B134])/[.$H$3]-[.$C$3]/[.$H$3]*LN([.B134]/[.$C$2]))" office:value-type="float" office:value="1410.04235368961" calcext:value-type="float">
            <text:p>1.41E+03</text:p>
          </table:table-cell>
          <table:table-cell table:style-name="ce7" table:formula="of:=IF(OR([.$D$2]&lt;&gt;&quot;&quot;;[.$D$6]&lt;&gt;&quot;&quot;);&quot;&quot;;[.B133]*[.$C$6])" office:value-type="float" office:value="0.0243305306200276" calcext:value-type="float">
            <text:p>2.43E-02</text:p>
          </table:table-cell>
          <table:table-cell table:style-name="ce7" table:formula="of:=IF(OR([.$D$2]&lt;&gt;&quot;&quot;;[.$H$6]=&quot;&quot;;[.$H$8]=&quot;&quot;;[.$A134]=&quot;&quot;);&quot;&quot;;IF([.$A134]&gt;=[.$H$8];0;[.$C$2]-[.$H$6]*[.$A134]))" office:value-type="float" office:value="0" calcext:value-type="float">
            <text:p>0.00E+00</text:p>
          </table:table-cell>
          <table:table-cell table:style-name="ce7" table:formula="of:=IF(OR([.$L$6]=&quot;&quot;;[.$L$8]=&quot;&quot;;[.$A134]=&quot;&quot;);&quot;&quot;;[.$L$8]*EXP(-[.$L$6]*[.$A134]))" office:value-type="float" office:value="0.0245286578642923" calcext:value-type="float">
            <text:p>2.4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5]=&quot;&quot;);&quot;&quot;;([.$C$2]-[.B135])/[.$H$3]-[.$C$3]/[.$H$3]*LN([.B135]/[.$C$2]))" office:value-type="float" office:value="1420.7548513622" calcext:value-type="float">
            <text:p>1.42E+03</text:p>
          </table:table-cell>
          <table:table-cell table:style-name="ce7" table:formula="of:=IF(OR([.$D$2]&lt;&gt;&quot;&quot;;[.$D$6]&lt;&gt;&quot;&quot;);&quot;&quot;;[.B134]*[.$C$6])" office:value-type="float" office:value="0.0236006147014268" calcext:value-type="float">
            <text:p>2.36E-02</text:p>
          </table:table-cell>
          <table:table-cell table:style-name="ce7" table:formula="of:=IF(OR([.$D$2]&lt;&gt;&quot;&quot;;[.$H$6]=&quot;&quot;;[.$H$8]=&quot;&quot;;[.$A135]=&quot;&quot;);&quot;&quot;;IF([.$A135]&gt;=[.$H$8];0;[.$C$2]-[.$H$6]*[.$A135]))" office:value-type="float" office:value="0" calcext:value-type="float">
            <text:p>0.00E+00</text:p>
          </table:table-cell>
          <table:table-cell table:style-name="ce7" table:formula="of:=IF(OR([.$L$6]=&quot;&quot;;[.$L$8]=&quot;&quot;;[.$A135]=&quot;&quot;);&quot;&quot;;[.$L$8]*EXP(-[.$L$6]*[.$A135]))" office:value-type="float" office:value="0.0237870099185092" calcext:value-type="float">
            <text:p>2.38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6]=&quot;&quot;);&quot;&quot;;([.$C$2]-[.B136])/[.$H$3]-[.$C$3]/[.$H$3]*LN([.B136]/[.$C$2]))" office:value-type="float" office:value="1431.4648022652" calcext:value-type="float">
            <text:p>1.43E+03</text:p>
          </table:table-cell>
          <table:table-cell table:style-name="ce7" table:formula="of:=IF(OR([.$D$2]&lt;&gt;&quot;&quot;;[.$D$6]&lt;&gt;&quot;&quot;);&quot;&quot;;[.B135]*[.$C$6])" office:value-type="float" office:value="0.022892596260384" calcext:value-type="float">
            <text:p>2.29E-02</text:p>
          </table:table-cell>
          <table:table-cell table:style-name="ce7" table:formula="of:=IF(OR([.$D$2]&lt;&gt;&quot;&quot;;[.$H$6]=&quot;&quot;;[.$H$8]=&quot;&quot;;[.$A136]=&quot;&quot;);&quot;&quot;;IF([.$A136]&gt;=[.$H$8];0;[.$C$2]-[.$H$6]*[.$A136]))" office:value-type="float" office:value="0" calcext:value-type="float">
            <text:p>0.00E+00</text:p>
          </table:table-cell>
          <table:table-cell table:style-name="ce7" table:formula="of:=IF(OR([.$L$6]=&quot;&quot;;[.$L$8]=&quot;&quot;;[.$A136]=&quot;&quot;);&quot;&quot;;[.$L$8]*EXP(-[.$L$6]*[.$A136]))" office:value-type="float" office:value="0.0230679547993418" calcext:value-type="float">
            <text:p>2.3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7]=&quot;&quot;);&quot;&quot;;([.$C$2]-[.B137])/[.$H$3]-[.$C$3]/[.$H$3]*LN([.B137]/[.$C$2]))" office:value-type="float" office:value="1442.1722828017" calcext:value-type="float">
            <text:p>1.44E+03</text:p>
          </table:table-cell>
          <table:table-cell table:style-name="ce7" table:formula="of:=IF(OR([.$D$2]&lt;&gt;&quot;&quot;;[.$D$6]&lt;&gt;&quot;&quot;);&quot;&quot;;[.B136]*[.$C$6])" office:value-type="float" office:value="0.0222058183725725" calcext:value-type="float">
            <text:p>2.22E-02</text:p>
          </table:table-cell>
          <table:table-cell table:style-name="ce7" table:formula="of:=IF(OR([.$D$2]&lt;&gt;&quot;&quot;;[.$H$6]=&quot;&quot;;[.$H$8]=&quot;&quot;;[.$A137]=&quot;&quot;);&quot;&quot;;IF([.$A137]&gt;=[.$H$8];0;[.$C$2]-[.$H$6]*[.$A137]))" office:value-type="float" office:value="0" calcext:value-type="float">
            <text:p>0.00E+00</text:p>
          </table:table-cell>
          <table:table-cell table:style-name="ce7" table:formula="of:=IF(OR([.$L$6]=&quot;&quot;;[.$L$8]=&quot;&quot;;[.$A137]=&quot;&quot;);&quot;&quot;;[.$L$8]*EXP(-[.$L$6]*[.$A137]))" office:value-type="float" office:value="0.0223707943135002" calcext:value-type="float">
            <text:p>2.2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8]=&quot;&quot;);&quot;&quot;;([.$C$2]-[.B138])/[.$H$3]-[.$C$3]/[.$H$3]*LN([.B138]/[.$C$2]))" office:value-type="float" office:value="1452.8773670827" calcext:value-type="float">
            <text:p>1.45E+03</text:p>
          </table:table-cell>
          <table:table-cell table:style-name="ce7" table:formula="of:=IF(OR([.$D$2]&lt;&gt;&quot;&quot;;[.$D$6]&lt;&gt;&quot;&quot;);&quot;&quot;;[.B137]*[.$C$6])" office:value-type="float" office:value="0.0215396438213953" calcext:value-type="float">
            <text:p>2.15E-02</text:p>
          </table:table-cell>
          <table:table-cell table:style-name="ce7" table:formula="of:=IF(OR([.$D$2]&lt;&gt;&quot;&quot;;[.$H$6]=&quot;&quot;;[.$H$8]=&quot;&quot;;[.$A138]=&quot;&quot;);&quot;&quot;;IF([.$A138]&gt;=[.$H$8];0;[.$C$2]-[.$H$6]*[.$A138]))" office:value-type="float" office:value="0" calcext:value-type="float">
            <text:p>0.00E+00</text:p>
          </table:table-cell>
          <table:table-cell table:style-name="ce7" table:formula="of:=IF(OR([.$L$6]=&quot;&quot;;[.$L$8]=&quot;&quot;;[.$A138]=&quot;&quot;);&quot;&quot;;[.$L$8]*EXP(-[.$L$6]*[.$A138]))" office:value-type="float" office:value="0.021694852429644" calcext:value-type="float">
            <text:p>2.1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39]=&quot;&quot;);&quot;&quot;;([.$C$2]-[.B139])/[.$H$3]-[.$C$3]/[.$H$3]*LN([.B139]/[.$C$2]))" office:value-type="float" office:value="1463.58012699586" calcext:value-type="float">
            <text:p>1.46E+03</text:p>
          </table:table-cell>
          <table:table-cell table:style-name="ce7" table:formula="of:=IF(OR([.$D$2]&lt;&gt;&quot;&quot;;[.$D$6]&lt;&gt;&quot;&quot;);&quot;&quot;;[.B138]*[.$C$6])" office:value-type="float" office:value="0.0208934545067534" calcext:value-type="float">
            <text:p>2.09E-02</text:p>
          </table:table-cell>
          <table:table-cell table:style-name="ce7" table:formula="of:=IF(OR([.$D$2]&lt;&gt;&quot;&quot;;[.$H$6]=&quot;&quot;;[.$H$8]=&quot;&quot;;[.$A139]=&quot;&quot;);&quot;&quot;;IF([.$A139]&gt;=[.$H$8];0;[.$C$2]-[.$H$6]*[.$A139]))" office:value-type="float" office:value="0" calcext:value-type="float">
            <text:p>0.00E+00</text:p>
          </table:table-cell>
          <table:table-cell table:style-name="ce7" table:formula="of:=IF(OR([.$L$6]=&quot;&quot;;[.$L$8]=&quot;&quot;;[.$A139]=&quot;&quot;);&quot;&quot;;[.$L$8]*EXP(-[.$L$6]*[.$A139]))" office:value-type="float" office:value="0.0210394745407719" calcext:value-type="float">
            <text:p>2.1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0]=&quot;&quot;);&quot;&quot;;([.$C$2]-[.B140])/[.$H$3]-[.$C$3]/[.$H$3]*LN([.B140]/[.$C$2]))" office:value-type="float" office:value="1474.28063227221" calcext:value-type="float">
            <text:p>1.47E+03</text:p>
          </table:table-cell>
          <table:table-cell table:style-name="ce7" table:formula="of:=IF(OR([.$D$2]&lt;&gt;&quot;&quot;;[.$D$6]&lt;&gt;&quot;&quot;);&quot;&quot;;[.B139]*[.$C$6])" office:value-type="float" office:value="0.0202666508715508" calcext:value-type="float">
            <text:p>2.03E-02</text:p>
          </table:table-cell>
          <table:table-cell table:style-name="ce7" table:formula="of:=IF(OR([.$D$2]&lt;&gt;&quot;&quot;;[.$H$6]=&quot;&quot;;[.$H$8]=&quot;&quot;;[.$A140]=&quot;&quot;);&quot;&quot;;IF([.$A140]&gt;=[.$H$8];0;[.$C$2]-[.$H$6]*[.$A140]))" office:value-type="float" office:value="0" calcext:value-type="float">
            <text:p>0.00E+00</text:p>
          </table:table-cell>
          <table:table-cell table:style-name="ce7" table:formula="of:=IF(OR([.$L$6]=&quot;&quot;;[.$L$8]=&quot;&quot;;[.$A140]=&quot;&quot;);&quot;&quot;;[.$L$8]*EXP(-[.$L$6]*[.$A140]))" office:value-type="float" office:value="0.0204040267531155" calcext:value-type="float">
            <text:p>2.0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1]=&quot;&quot;);&quot;&quot;;([.$C$2]-[.B141])/[.$H$3]-[.$C$3]/[.$H$3]*LN([.B141]/[.$C$2]))" office:value-type="float" office:value="1484.97895055087" calcext:value-type="float">
            <text:p>1.48E+03</text:p>
          </table:table-cell>
          <table:table-cell table:style-name="ce7" table:formula="of:=IF(OR([.$D$2]&lt;&gt;&quot;&quot;;[.$D$6]&lt;&gt;&quot;&quot;);&quot;&quot;;[.B140]*[.$C$6])" office:value-type="float" office:value="0.0196586513454043" calcext:value-type="float">
            <text:p>1.97E-02</text:p>
          </table:table-cell>
          <table:table-cell table:style-name="ce7" table:formula="of:=IF(OR([.$D$2]&lt;&gt;&quot;&quot;;[.$H$6]=&quot;&quot;;[.$H$8]=&quot;&quot;;[.$A141]=&quot;&quot;);&quot;&quot;;IF([.$A141]&gt;=[.$H$8];0;[.$C$2]-[.$H$6]*[.$A141]))" office:value-type="float" office:value="0" calcext:value-type="float">
            <text:p>0.00E+00</text:p>
          </table:table-cell>
          <table:table-cell table:style-name="ce7" table:formula="of:=IF(OR([.$L$6]=&quot;&quot;;[.$L$8]=&quot;&quot;;[.$A141]=&quot;&quot;);&quot;&quot;;[.$L$8]*EXP(-[.$L$6]*[.$A141]))" office:value-type="float" office:value="0.0197878952004783" calcext:value-type="float">
            <text:p>1.98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2]=&quot;&quot;);&quot;&quot;;([.$C$2]-[.B142])/[.$H$3]-[.$C$3]/[.$H$3]*LN([.B142]/[.$C$2]))" office:value-type="float" office:value="1495.67514744176" calcext:value-type="float">
            <text:p>1.50E+03</text:p>
          </table:table-cell>
          <table:table-cell table:style-name="ce7" table:formula="of:=IF(OR([.$D$2]&lt;&gt;&quot;&quot;;[.$D$6]&lt;&gt;&quot;&quot;);&quot;&quot;;[.B141]*[.$C$6])" office:value-type="float" office:value="0.0190688918050422" calcext:value-type="float">
            <text:p>1.91E-02</text:p>
          </table:table-cell>
          <table:table-cell table:style-name="ce7" table:formula="of:=IF(OR([.$D$2]&lt;&gt;&quot;&quot;;[.$H$6]=&quot;&quot;;[.$H$8]=&quot;&quot;;[.$A142]=&quot;&quot;);&quot;&quot;;IF([.$A142]&gt;=[.$H$8];0;[.$C$2]-[.$H$6]*[.$A142]))" office:value-type="float" office:value="0" calcext:value-type="float">
            <text:p>0.00E+00</text:p>
          </table:table-cell>
          <table:table-cell table:style-name="ce7" table:formula="of:=IF(OR([.$L$6]=&quot;&quot;;[.$L$8]=&quot;&quot;;[.$A142]=&quot;&quot;);&quot;&quot;;[.$L$8]*EXP(-[.$L$6]*[.$A142]))" office:value-type="float" office:value="0.0191904853830065" calcext:value-type="float">
            <text:p>1.92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3]=&quot;&quot;);&quot;&quot;;([.$C$2]-[.B143])/[.$H$3]-[.$C$3]/[.$H$3]*LN([.B143]/[.$C$2]))" office:value-type="float" office:value="1506.36928658651" calcext:value-type="float">
            <text:p>1.51E+03</text:p>
          </table:table-cell>
          <table:table-cell table:style-name="ce7" table:formula="of:=IF(OR([.$D$2]&lt;&gt;&quot;&quot;;[.$D$6]&lt;&gt;&quot;&quot;);&quot;&quot;;[.B142]*[.$C$6])" office:value-type="float" office:value="0.0184968250508909" calcext:value-type="float">
            <text:p>1.85E-02</text:p>
          </table:table-cell>
          <table:table-cell table:style-name="ce7" table:formula="of:=IF(OR([.$D$2]&lt;&gt;&quot;&quot;;[.$H$6]=&quot;&quot;;[.$H$8]=&quot;&quot;;[.$A143]=&quot;&quot;);&quot;&quot;;IF([.$A143]&gt;=[.$H$8];0;[.$C$2]-[.$H$6]*[.$A143]))" office:value-type="float" office:value="0" calcext:value-type="float">
            <text:p>0.00E+00</text:p>
          </table:table-cell>
          <table:table-cell table:style-name="ce7" table:formula="of:=IF(OR([.$L$6]=&quot;&quot;;[.$L$8]=&quot;&quot;;[.$A143]=&quot;&quot;);&quot;&quot;;[.$L$8]*EXP(-[.$L$6]*[.$A143]))" office:value-type="float" office:value="0.0186112215294247" calcext:value-type="float">
            <text:p>1.86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4]=&quot;&quot;);&quot;&quot;;([.$C$2]-[.B144])/[.$H$3]-[.$C$3]/[.$H$3]*LN([.B144]/[.$C$2]))" office:value-type="float" office:value="1517.06142971752" calcext:value-type="float">
            <text:p>1.52E+03</text:p>
          </table:table-cell>
          <table:table-cell table:style-name="ce7" table:formula="of:=IF(OR([.$D$2]&lt;&gt;&quot;&quot;;[.$D$6]&lt;&gt;&quot;&quot;);&quot;&quot;;[.B143]*[.$C$6])" office:value-type="float" office:value="0.0179419202993642" calcext:value-type="float">
            <text:p>1.79E-02</text:p>
          </table:table-cell>
          <table:table-cell table:style-name="ce7" table:formula="of:=IF(OR([.$D$2]&lt;&gt;&quot;&quot;;[.$H$6]=&quot;&quot;;[.$H$8]=&quot;&quot;;[.$A144]=&quot;&quot;);&quot;&quot;;IF([.$A144]&gt;=[.$H$8];0;[.$C$2]-[.$H$6]*[.$A144]))" office:value-type="float" office:value="0" calcext:value-type="float">
            <text:p>0.00E+00</text:p>
          </table:table-cell>
          <table:table-cell table:style-name="ce7" table:formula="of:=IF(OR([.$L$6]=&quot;&quot;;[.$L$8]=&quot;&quot;;[.$A144]=&quot;&quot;);&quot;&quot;;[.$L$8]*EXP(-[.$L$6]*[.$A144]))" office:value-type="float" office:value="0.0180495459818133" calcext:value-type="float">
            <text:p>1.8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5]=&quot;&quot;);&quot;&quot;;([.$C$2]-[.B145])/[.$H$3]-[.$C$3]/[.$H$3]*LN([.B145]/[.$C$2]))" office:value-type="float" office:value="1527.75163671518" calcext:value-type="float">
            <text:p>1.53E+03</text:p>
          </table:table-cell>
          <table:table-cell table:style-name="ce7" table:formula="of:=IF(OR([.$D$2]&lt;&gt;&quot;&quot;;[.$D$6]&lt;&gt;&quot;&quot;);&quot;&quot;;[.B144]*[.$C$6])" office:value-type="float" office:value="0.0174036626903833" calcext:value-type="float">
            <text:p>1.74E-02</text:p>
          </table:table-cell>
          <table:table-cell table:style-name="ce7" table:formula="of:=IF(OR([.$D$2]&lt;&gt;&quot;&quot;;[.$H$6]=&quot;&quot;;[.$H$8]=&quot;&quot;;[.$A145]=&quot;&quot;);&quot;&quot;;IF([.$A145]&gt;=[.$H$8];0;[.$C$2]-[.$H$6]*[.$A145]))" office:value-type="float" office:value="0" calcext:value-type="float">
            <text:p>0.00E+00</text:p>
          </table:table-cell>
          <table:table-cell table:style-name="ce7" table:formula="of:=IF(OR([.$L$6]=&quot;&quot;;[.$L$8]=&quot;&quot;;[.$A145]=&quot;&quot;);&quot;&quot;;[.$L$8]*EXP(-[.$L$6]*[.$A145]))" office:value-type="float" office:value="0.0175049186020454" calcext:value-type="float">
            <text:p>1.7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6]=&quot;&quot;);&quot;&quot;;([.$C$2]-[.B146])/[.$H$3]-[.$C$3]/[.$H$3]*LN([.B146]/[.$C$2]))" office:value-type="float" office:value="1538.43996566351" calcext:value-type="float">
            <text:p>1.54E+03</text:p>
          </table:table-cell>
          <table:table-cell table:style-name="ce7" table:formula="of:=IF(OR([.$D$2]&lt;&gt;&quot;&quot;;[.$D$6]&lt;&gt;&quot;&quot;);&quot;&quot;;[.B145]*[.$C$6])" office:value-type="float" office:value="0.0168815528096718" calcext:value-type="float">
            <text:p>1.69E-02</text:p>
          </table:table-cell>
          <table:table-cell table:style-name="ce7" table:formula="of:=IF(OR([.$D$2]&lt;&gt;&quot;&quot;;[.$H$6]=&quot;&quot;;[.$H$8]=&quot;&quot;;[.$A146]=&quot;&quot;);&quot;&quot;;IF([.$A146]&gt;=[.$H$8];0;[.$C$2]-[.$H$6]*[.$A146]))" office:value-type="float" office:value="0" calcext:value-type="float">
            <text:p>0.00E+00</text:p>
          </table:table-cell>
          <table:table-cell table:style-name="ce7" table:formula="of:=IF(OR([.$L$6]=&quot;&quot;;[.$L$8]=&quot;&quot;;[.$A146]=&quot;&quot;);&quot;&quot;;[.$L$8]*EXP(-[.$L$6]*[.$A146]))" office:value-type="float" office:value="0.016976816199039" calcext:value-type="float">
            <text:p>1.7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7]=&quot;&quot;);&quot;&quot;;([.$C$2]-[.B147])/[.$H$3]-[.$C$3]/[.$H$3]*LN([.B147]/[.$C$2]))" office:value-type="float" office:value="1549.12647290398" calcext:value-type="float">
            <text:p>1.55E+03</text:p>
          </table:table-cell>
          <table:table-cell table:style-name="ce7" table:formula="of:=IF(OR([.$D$2]&lt;&gt;&quot;&quot;;[.$D$6]&lt;&gt;&quot;&quot;);&quot;&quot;;[.B146]*[.$C$6])" office:value-type="float" office:value="0.0163751062253816" calcext:value-type="float">
            <text:p>1.64E-02</text:p>
          </table:table-cell>
          <table:table-cell table:style-name="ce7" table:formula="of:=IF(OR([.$D$2]&lt;&gt;&quot;&quot;;[.$H$6]=&quot;&quot;;[.$H$8]=&quot;&quot;;[.$A147]=&quot;&quot;);&quot;&quot;;IF([.$A147]&gt;=[.$H$8];0;[.$C$2]-[.$H$6]*[.$A147]))" office:value-type="float" office:value="0" calcext:value-type="float">
            <text:p>0.00E+00</text:p>
          </table:table-cell>
          <table:table-cell table:style-name="ce7" table:formula="of:=IF(OR([.$L$6]=&quot;&quot;;[.$L$8]=&quot;&quot;;[.$A147]=&quot;&quot;);&quot;&quot;;[.$L$8]*EXP(-[.$L$6]*[.$A147]))" office:value-type="float" office:value="0.0164647319760195" calcext:value-type="float">
            <text:p>1.6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8]=&quot;&quot;);&quot;&quot;;([.$C$2]-[.B148])/[.$H$3]-[.$C$3]/[.$H$3]*LN([.B148]/[.$C$2]))" office:value-type="float" office:value="1559.81121308782" calcext:value-type="float">
            <text:p>1.56E+03</text:p>
          </table:table-cell>
          <table:table-cell table:style-name="ce7" table:formula="of:=IF(OR([.$D$2]&lt;&gt;&quot;&quot;;[.$D$6]&lt;&gt;&quot;&quot;);&quot;&quot;;[.B147]*[.$C$6])" office:value-type="float" office:value="0.0158838530386202" calcext:value-type="float">
            <text:p>1.59E-02</text:p>
          </table:table-cell>
          <table:table-cell table:style-name="ce7" table:formula="of:=IF(OR([.$D$2]&lt;&gt;&quot;&quot;;[.$H$6]=&quot;&quot;;[.$H$8]=&quot;&quot;;[.$A148]=&quot;&quot;);&quot;&quot;;IF([.$A148]&gt;=[.$H$8];0;[.$C$2]-[.$H$6]*[.$A148]))" office:value-type="float" office:value="0" calcext:value-type="float">
            <text:p>0.00E+00</text:p>
          </table:table-cell>
          <table:table-cell table:style-name="ce7" table:formula="of:=IF(OR([.$L$6]=&quot;&quot;;[.$L$8]=&quot;&quot;;[.$A148]=&quot;&quot;);&quot;&quot;;[.$L$8]*EXP(-[.$L$6]*[.$A148]))" office:value-type="float" office:value="0.0159681749970207" calcext:value-type="float">
            <text:p>1.6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49]=&quot;&quot;);&quot;&quot;;([.$C$2]-[.B149])/[.$H$3]-[.$C$3]/[.$H$3]*LN([.B149]/[.$C$2]))" office:value-type="float" office:value="1570.49423922674" calcext:value-type="float">
            <text:p>1.57E+03</text:p>
          </table:table-cell>
          <table:table-cell table:style-name="ce7" table:formula="of:=IF(OR([.$D$2]&lt;&gt;&quot;&quot;;[.$D$6]&lt;&gt;&quot;&quot;);&quot;&quot;;[.B148]*[.$C$6])" office:value-type="float" office:value="0.0154073374474616" calcext:value-type="float">
            <text:p>1.54E-02</text:p>
          </table:table-cell>
          <table:table-cell table:style-name="ce7" table:formula="of:=IF(OR([.$D$2]&lt;&gt;&quot;&quot;;[.$H$6]=&quot;&quot;;[.$H$8]=&quot;&quot;;[.$A149]=&quot;&quot;);&quot;&quot;;IF([.$A149]&gt;=[.$H$8];0;[.$C$2]-[.$H$6]*[.$A149]))" office:value-type="float" office:value="0" calcext:value-type="float">
            <text:p>0.00E+00</text:p>
          </table:table-cell>
          <table:table-cell table:style-name="ce7" table:formula="of:=IF(OR([.$L$6]=&quot;&quot;;[.$L$8]=&quot;&quot;;[.$A149]=&quot;&quot;);&quot;&quot;;[.$L$8]*EXP(-[.$L$6]*[.$A149]))" office:value-type="float" office:value="0.0154866696718866" calcext:value-type="float">
            <text:p>1.5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0]=&quot;&quot;);&quot;&quot;;([.$C$2]-[.B150])/[.$H$3]-[.$C$3]/[.$H$3]*LN([.B150]/[.$C$2]))" office:value-type="float" office:value="1581.17560274209" calcext:value-type="float">
            <text:p>1.58E+03</text:p>
          </table:table-cell>
          <table:table-cell table:style-name="ce7" table:formula="of:=IF(OR([.$D$2]&lt;&gt;&quot;&quot;;[.$D$6]&lt;&gt;&quot;&quot;);&quot;&quot;;[.B149]*[.$C$6])" office:value-type="float" office:value="0.0149451173240377" calcext:value-type="float">
            <text:p>1.49E-02</text:p>
          </table:table-cell>
          <table:table-cell table:style-name="ce7" table:formula="of:=IF(OR([.$D$2]&lt;&gt;&quot;&quot;;[.$H$6]=&quot;&quot;;[.$H$8]=&quot;&quot;;[.$A150]=&quot;&quot;);&quot;&quot;;IF([.$A150]&gt;=[.$H$8];0;[.$C$2]-[.$H$6]*[.$A150]))" office:value-type="float" office:value="0" calcext:value-type="float">
            <text:p>0.00E+00</text:p>
          </table:table-cell>
          <table:table-cell table:style-name="ce7" table:formula="of:=IF(OR([.$L$6]=&quot;&quot;;[.$L$8]=&quot;&quot;;[.$A150]=&quot;&quot;);&quot;&quot;;[.$L$8]*EXP(-[.$L$6]*[.$A150]))" office:value-type="float" office:value="0.0150197552590703" calcext:value-type="float">
            <text:p>1.50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1]=&quot;&quot;);&quot;&quot;;([.$C$2]-[.B151])/[.$H$3]-[.$C$3]/[.$H$3]*LN([.B151]/[.$C$2]))" office:value-type="float" office:value="1591.85535351256" calcext:value-type="float">
            <text:p>1.59E+03</text:p>
          </table:table-cell>
          <table:table-cell table:style-name="ce7" table:formula="of:=IF(OR([.$D$2]&lt;&gt;&quot;&quot;;[.$D$6]&lt;&gt;&quot;&quot;);&quot;&quot;;[.B150]*[.$C$6])" office:value-type="float" office:value="0.0144967638043166" calcext:value-type="float">
            <text:p>1.45E-02</text:p>
          </table:table-cell>
          <table:table-cell table:style-name="ce7" table:formula="of:=IF(OR([.$D$2]&lt;&gt;&quot;&quot;;[.$H$6]=&quot;&quot;;[.$H$8]=&quot;&quot;;[.$A151]=&quot;&quot;);&quot;&quot;;IF([.$A151]&gt;=[.$H$8];0;[.$C$2]-[.$H$6]*[.$A151]))" office:value-type="float" office:value="0" calcext:value-type="float">
            <text:p>0.00E+00</text:p>
          </table:table-cell>
          <table:table-cell table:style-name="ce7" table:formula="of:=IF(OR([.$L$6]=&quot;&quot;;[.$L$8]=&quot;&quot;;[.$A151]=&quot;&quot;);&quot;&quot;;[.$L$8]*EXP(-[.$L$6]*[.$A151]))" office:value-type="float" office:value="0.014566985385552" calcext:value-type="float">
            <text:p>1.46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2]=&quot;&quot;);&quot;&quot;;([.$C$2]-[.B152])/[.$H$3]-[.$C$3]/[.$H$3]*LN([.B152]/[.$C$2]))" office:value-type="float" office:value="1602.53353992052" calcext:value-type="float">
            <text:p>1.60E+03</text:p>
          </table:table-cell>
          <table:table-cell table:style-name="ce7" table:formula="of:=IF(OR([.$D$2]&lt;&gt;&quot;&quot;;[.$D$6]&lt;&gt;&quot;&quot;);&quot;&quot;;[.B151]*[.$C$6])" office:value-type="float" office:value="0.0140618608901871" calcext:value-type="float">
            <text:p>1.41E-02</text:p>
          </table:table-cell>
          <table:table-cell table:style-name="ce7" table:formula="of:=IF(OR([.$D$2]&lt;&gt;&quot;&quot;;[.$H$6]=&quot;&quot;;[.$H$8]=&quot;&quot;;[.$A152]=&quot;&quot;);&quot;&quot;;IF([.$A152]&gt;=[.$H$8];0;[.$C$2]-[.$H$6]*[.$A152]))" office:value-type="float" office:value="0" calcext:value-type="float">
            <text:p>0.00E+00</text:p>
          </table:table-cell>
          <table:table-cell table:style-name="ce7" table:formula="of:=IF(OR([.$L$6]=&quot;&quot;;[.$L$8]=&quot;&quot;;[.$A152]=&quot;&quot;);&quot;&quot;;[.$L$8]*EXP(-[.$L$6]*[.$A152]))" office:value-type="float" office:value="0.0141279275832326" calcext:value-type="float">
            <text:p>1.4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3]=&quot;&quot;);&quot;&quot;;([.$C$2]-[.B153])/[.$H$3]-[.$C$3]/[.$H$3]*LN([.B153]/[.$C$2]))" office:value-type="float" office:value="1613.21020889682" calcext:value-type="float">
            <text:p>1.61E+03</text:p>
          </table:table-cell>
          <table:table-cell table:style-name="ce7" table:formula="of:=IF(OR([.$D$2]&lt;&gt;&quot;&quot;;[.$D$6]&lt;&gt;&quot;&quot;);&quot;&quot;;[.B152]*[.$C$6])" office:value-type="float" office:value="0.0136400050634815" calcext:value-type="float">
            <text:p>1.36E-02</text:p>
          </table:table-cell>
          <table:table-cell table:style-name="ce7" table:formula="of:=IF(OR([.$D$2]&lt;&gt;&quot;&quot;;[.$H$6]=&quot;&quot;;[.$H$8]=&quot;&quot;;[.$A153]=&quot;&quot;);&quot;&quot;;IF([.$A153]&gt;=[.$H$8];0;[.$C$2]-[.$H$6]*[.$A153]))" office:value-type="float" office:value="0" calcext:value-type="float">
            <text:p>0.00E+00</text:p>
          </table:table-cell>
          <table:table-cell table:style-name="ce7" table:formula="of:=IF(OR([.$L$6]=&quot;&quot;;[.$L$8]=&quot;&quot;;[.$A153]=&quot;&quot;);&quot;&quot;;[.$L$8]*EXP(-[.$L$6]*[.$A153]))" office:value-type="float" office:value="0.0137021628411811" calcext:value-type="float">
            <text:p>1.3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4]=&quot;&quot;);&quot;&quot;;([.$C$2]-[.B154])/[.$H$3]-[.$C$3]/[.$H$3]*LN([.B154]/[.$C$2]))" office:value-type="float" office:value="1623.88540596443" calcext:value-type="float">
            <text:p>1.62E+03</text:p>
          </table:table-cell>
          <table:table-cell table:style-name="ce7" table:formula="of:=IF(OR([.$D$2]&lt;&gt;&quot;&quot;;[.$D$6]&lt;&gt;&quot;&quot;);&quot;&quot;;[.B153]*[.$C$6])" office:value-type="float" office:value="0.013230804911577" calcext:value-type="float">
            <text:p>1.32E-02</text:p>
          </table:table-cell>
          <table:table-cell table:style-name="ce7" table:formula="of:=IF(OR([.$D$2]&lt;&gt;&quot;&quot;;[.$H$6]=&quot;&quot;;[.$H$8]=&quot;&quot;;[.$A154]=&quot;&quot;);&quot;&quot;;IF([.$A154]&gt;=[.$H$8];0;[.$C$2]-[.$H$6]*[.$A154]))" office:value-type="float" office:value="0" calcext:value-type="float">
            <text:p>0.00E+00</text:p>
          </table:table-cell>
          <table:table-cell table:style-name="ce7" table:formula="of:=IF(OR([.$L$6]=&quot;&quot;;[.$L$8]=&quot;&quot;;[.$A154]=&quot;&quot;);&quot;&quot;;[.$L$8]*EXP(-[.$L$6]*[.$A154]))" office:value-type="float" office:value="0.0132892851731461" calcext:value-type="float">
            <text:p>1.33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5]=&quot;&quot;);&quot;&quot;;([.$C$2]-[.B155])/[.$H$3]-[.$C$3]/[.$H$3]*LN([.B155]/[.$C$2]))" office:value-type="float" office:value="1634.5591752806" calcext:value-type="float">
            <text:p>1.63E+03</text:p>
          </table:table-cell>
          <table:table-cell table:style-name="ce7" table:formula="of:=IF(OR([.$D$2]&lt;&gt;&quot;&quot;;[.$D$6]&lt;&gt;&quot;&quot;);&quot;&quot;;[.B154]*[.$C$6])" office:value-type="float" office:value="0.0128338807642297" calcext:value-type="float">
            <text:p>1.28E-02</text:p>
          </table:table-cell>
          <table:table-cell table:style-name="ce7" table:formula="of:=IF(OR([.$D$2]&lt;&gt;&quot;&quot;;[.$H$6]=&quot;&quot;;[.$H$8]=&quot;&quot;;[.$A155]=&quot;&quot;);&quot;&quot;;IF([.$A155]&gt;=[.$H$8];0;[.$C$2]-[.$H$6]*[.$A155]))" office:value-type="float" office:value="0" calcext:value-type="float">
            <text:p>0.00E+00</text:p>
          </table:table-cell>
          <table:table-cell table:style-name="ce7" table:formula="of:=IF(OR([.$L$6]=&quot;&quot;;[.$L$8]=&quot;&quot;;[.$A155]=&quot;&quot;);&quot;&quot;;[.$L$8]*EXP(-[.$L$6]*[.$A155]))" office:value-type="float" office:value="0.0128889011997609" calcext:value-type="float">
            <text:p>1.29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6]=&quot;&quot;);&quot;&quot;;([.$C$2]-[.B156])/[.$H$3]-[.$C$3]/[.$H$3]*LN([.B156]/[.$C$2]))" office:value-type="float" office:value="1645.23155967788" calcext:value-type="float">
            <text:p>1.65E+03</text:p>
          </table:table-cell>
          <table:table-cell table:style-name="ce7" table:formula="of:=IF(OR([.$D$2]&lt;&gt;&quot;&quot;;[.$D$6]&lt;&gt;&quot;&quot;);&quot;&quot;;[.B155]*[.$C$6])" office:value-type="float" office:value="0.0124488643413028" calcext:value-type="float">
            <text:p>1.24E-02</text:p>
          </table:table-cell>
          <table:table-cell table:style-name="ce7" table:formula="of:=IF(OR([.$D$2]&lt;&gt;&quot;&quot;;[.$H$6]=&quot;&quot;;[.$H$8]=&quot;&quot;;[.$A156]=&quot;&quot;);&quot;&quot;;IF([.$A156]&gt;=[.$H$8];0;[.$C$2]-[.$H$6]*[.$A156]))" office:value-type="float" office:value="0" calcext:value-type="float">
            <text:p>0.00E+00</text:p>
          </table:table-cell>
          <table:table-cell table:style-name="ce7" table:formula="of:=IF(OR([.$L$6]=&quot;&quot;;[.$L$8]=&quot;&quot;;[.$A156]=&quot;&quot;);&quot;&quot;;[.$L$8]*EXP(-[.$L$6]*[.$A156]))" office:value-type="float" office:value="0.0125006297448995" calcext:value-type="float">
            <text:p>1.25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7]=&quot;&quot;);&quot;&quot;;([.$C$2]-[.B157])/[.$H$3]-[.$C$3]/[.$H$3]*LN([.B157]/[.$C$2]))" office:value-type="float" office:value="1655.90260070383" calcext:value-type="float">
            <text:p>1.66E+03</text:p>
          </table:table-cell>
          <table:table-cell table:style-name="ce7" table:formula="of:=IF(OR([.$D$2]&lt;&gt;&quot;&quot;;[.$D$6]&lt;&gt;&quot;&quot;);&quot;&quot;;[.B156]*[.$C$6])" office:value-type="float" office:value="0.0120753984110637" calcext:value-type="float">
            <text:p>1.21E-02</text:p>
          </table:table-cell>
          <table:table-cell table:style-name="ce7" table:formula="of:=IF(OR([.$D$2]&lt;&gt;&quot;&quot;;[.$H$6]=&quot;&quot;;[.$H$8]=&quot;&quot;;[.$A157]=&quot;&quot;);&quot;&quot;;IF([.$A157]&gt;=[.$H$8];0;[.$C$2]-[.$H$6]*[.$A157]))" office:value-type="float" office:value="0" calcext:value-type="float">
            <text:p>0.00E+00</text:p>
          </table:table-cell>
          <table:table-cell table:style-name="ce7" table:formula="of:=IF(OR([.$L$6]=&quot;&quot;;[.$L$8]=&quot;&quot;;[.$A157]=&quot;&quot;);&quot;&quot;;[.$L$8]*EXP(-[.$L$6]*[.$A157]))" office:value-type="float" office:value="0.0121241014456609" calcext:value-type="float">
            <text:p>1.2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8]=&quot;&quot;);&quot;&quot;;([.$C$2]-[.B158])/[.$H$3]-[.$C$3]/[.$H$3]*LN([.B158]/[.$C$2]))" office:value-type="float" office:value="1666.5723386596" calcext:value-type="float">
            <text:p>1.67E+03</text:p>
          </table:table-cell>
          <table:table-cell table:style-name="ce7" table:formula="of:=IF(OR([.$D$2]&lt;&gt;&quot;&quot;;[.$D$6]&lt;&gt;&quot;&quot;);&quot;&quot;;[.B157]*[.$C$6])" office:value-type="float" office:value="0.0117131364587318" calcext:value-type="float">
            <text:p>1.17E-02</text:p>
          </table:table-cell>
          <table:table-cell table:style-name="ce7" table:formula="of:=IF(OR([.$D$2]&lt;&gt;&quot;&quot;;[.$H$6]=&quot;&quot;;[.$H$8]=&quot;&quot;;[.$A158]=&quot;&quot;);&quot;&quot;;IF([.$A158]&gt;=[.$H$8];0;[.$C$2]-[.$H$6]*[.$A158]))" office:value-type="float" office:value="0" calcext:value-type="float">
            <text:p>0.00E+00</text:p>
          </table:table-cell>
          <table:table-cell table:style-name="ce7" table:formula="of:=IF(OR([.$L$6]=&quot;&quot;;[.$L$8]=&quot;&quot;;[.$A158]=&quot;&quot;);&quot;&quot;;[.$L$8]*EXP(-[.$L$6]*[.$A158]))" office:value-type="float" office:value="0.011758958375483" calcext:value-type="float">
            <text:p>1.18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59]=&quot;&quot;);&quot;&quot;;([.$C$2]-[.B159])/[.$H$3]-[.$C$3]/[.$H$3]*LN([.B159]/[.$C$2]))" office:value-type="float" office:value="1677.24081263728" calcext:value-type="float">
            <text:p>1.68E+03</text:p>
          </table:table-cell>
          <table:table-cell table:style-name="ce7" table:formula="of:=IF(OR([.$D$2]&lt;&gt;&quot;&quot;;[.$D$6]&lt;&gt;&quot;&quot;);&quot;&quot;;[.B158]*[.$C$6])" office:value-type="float" office:value="0.0113617423649699" calcext:value-type="float">
            <text:p>1.14E-02</text:p>
          </table:table-cell>
          <table:table-cell table:style-name="ce7" table:formula="of:=IF(OR([.$D$2]&lt;&gt;&quot;&quot;;[.$H$6]=&quot;&quot;;[.$H$8]=&quot;&quot;;[.$A159]=&quot;&quot;);&quot;&quot;;IF([.$A159]&gt;=[.$H$8];0;[.$C$2]-[.$H$6]*[.$A159]))" office:value-type="float" office:value="0" calcext:value-type="float">
            <text:p>0.00E+00</text:p>
          </table:table-cell>
          <table:table-cell table:style-name="ce7" table:formula="of:=IF(OR([.$L$6]=&quot;&quot;;[.$L$8]=&quot;&quot;;[.$A159]=&quot;&quot;);&quot;&quot;;[.$L$8]*EXP(-[.$L$6]*[.$A159]))" office:value-type="float" office:value="0.0114048536799051" calcext:value-type="float">
            <text:p>1.1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60]=&quot;&quot;);&quot;&quot;;([.$C$2]-[.B160])/[.$H$3]-[.$C$3]/[.$H$3]*LN([.B160]/[.$C$2]))" office:value-type="float" office:value="1687.90806055623" calcext:value-type="float">
            <text:p>1.69E+03</text:p>
          </table:table-cell>
          <table:table-cell table:style-name="ce7" table:formula="of:=IF(OR([.$D$2]&lt;&gt;&quot;&quot;;[.$D$6]&lt;&gt;&quot;&quot;);&quot;&quot;;[.B159]*[.$C$6])" office:value-type="float" office:value="0.0110208900940208" calcext:value-type="float">
            <text:p>1.10E-02</text:p>
          </table:table-cell>
          <table:table-cell table:style-name="ce7" table:formula="of:=IF(OR([.$D$2]&lt;&gt;&quot;&quot;;[.$H$6]=&quot;&quot;;[.$H$8]=&quot;&quot;;[.$A160]=&quot;&quot;);&quot;&quot;;IF([.$A160]&gt;=[.$H$8];0;[.$C$2]-[.$H$6]*[.$A160]))" office:value-type="float" office:value="0" calcext:value-type="float">
            <text:p>0.00E+00</text:p>
          </table:table-cell>
          <table:table-cell table:style-name="ce7" table:formula="of:=IF(OR([.$L$6]=&quot;&quot;;[.$L$8]=&quot;&quot;;[.$A160]=&quot;&quot;);&quot;&quot;;[.$L$8]*EXP(-[.$L$6]*[.$A160]))" office:value-type="float" office:value="0.0110614512245196" calcext:value-type="float">
            <text:p>1.11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61]=&quot;&quot;);&quot;&quot;;([.$C$2]-[.B161])/[.$H$3]-[.$C$3]/[.$H$3]*LN([.B161]/[.$C$2]))" office:value-type="float" office:value="1698.57411919819" calcext:value-type="float">
            <text:p>1.70E+03</text:p>
          </table:table-cell>
          <table:table-cell table:style-name="ce7" table:formula="of:=IF(OR([.$D$2]&lt;&gt;&quot;&quot;;[.$D$6]&lt;&gt;&quot;&quot;);&quot;&quot;;[.B160]*[.$C$6])" office:value-type="float" office:value="0.0106902633912002" calcext:value-type="float">
            <text:p>1.07E-02</text:p>
          </table:table-cell>
          <table:table-cell table:style-name="ce7" table:formula="of:=IF(OR([.$D$2]&lt;&gt;&quot;&quot;;[.$H$6]=&quot;&quot;;[.$H$8]=&quot;&quot;;[.$A161]=&quot;&quot;);&quot;&quot;;IF([.$A161]&gt;=[.$H$8];0;[.$C$2]-[.$H$6]*[.$A161]))" office:value-type="float" office:value="0" calcext:value-type="float">
            <text:p>0.00E+00</text:p>
          </table:table-cell>
          <table:table-cell table:style-name="ce7" table:formula="of:=IF(OR([.$L$6]=&quot;&quot;;[.$L$8]=&quot;&quot;;[.$A161]=&quot;&quot;);&quot;&quot;;[.$L$8]*EXP(-[.$L$6]*[.$A161]))" office:value-type="float" office:value="0.0107284252546717" calcext:value-type="float">
            <text:p>1.07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5" table:formula="of:=IF(OR([.$D$2]&gt;&quot;&quot;;[.$D$3]&lt;&gt;&quot;&quot;;[.$H$3]=&quot;&quot;;[.B162]=&quot;&quot;);&quot;&quot;;([.$C$2]-[.B162])/[.$H$3]-[.$C$3]/[.$H$3]*LN([.B162]/[.$C$2]))" office:value-type="float" office:value="1709.23902424149" calcext:value-type="float">
            <text:p>1.71E+03</text:p>
          </table:table-cell>
          <table:table-cell table:style-name="ce7" table:formula="of:=IF(OR([.$D$2]&lt;&gt;&quot;&quot;;[.$D$6]&lt;&gt;&quot;&quot;);&quot;&quot;;[.B161]*[.$C$6])" office:value-type="float" office:value="0.0103695554894641" calcext:value-type="float">
            <text:p>1.04E-02</text:p>
          </table:table-cell>
          <table:table-cell table:style-name="ce7" table:formula="of:=IF(OR([.$D$2]&lt;&gt;&quot;&quot;;[.$H$6]=&quot;&quot;;[.$H$8]=&quot;&quot;;[.$A162]=&quot;&quot;);&quot;&quot;;IF([.$A162]&gt;=[.$H$8];0;[.$C$2]-[.$H$6]*[.$A162]))" office:value-type="float" office:value="0" calcext:value-type="float">
            <text:p>0.00E+00</text:p>
          </table:table-cell>
          <table:table-cell table:style-name="ce7" table:formula="of:=IF(OR([.$L$6]=&quot;&quot;;[.$L$8]=&quot;&quot;;[.$A162]=&quot;&quot;);&quot;&quot;;[.$L$8]*EXP(-[.$L$6]*[.$A162]))" office:value-type="float" office:value="0.0104054600664836" calcext:value-type="float">
            <text:p>1.04E-02</text:p>
          </table:table-cell>
          <table:table-cell table:style-name="ce16"/>
          <table:table-cell table:style-name="ce7"/>
          <table:table-cell table:style-name="ce2" table:number-columns-repeated="11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>
          <table:table-cell table:number-columns-repeated="17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 table:number-rows-repeated="8">
          <table:table-cell table:style-name="ce2" table:number-columns-repeated="2"/>
          <table:table-cell/>
          <table:table-cell table:style-name="ce2" table:number-columns-repeated="4"/>
          <table:table-cell table:style-name="ce18"/>
          <table:table-cell table:style-name="ce7"/>
          <table:table-cell table:style-name="ce18"/>
          <table:table-cell table:style-name="ce7" table:number-columns-repeated="2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/>
          <table:table-cell table:style-name="ce18"/>
          <table:table-cell table:style-name="ce7"/>
          <table:table-cell table:style-name="ce18"/>
          <table:table-cell table:style-name="ce2"/>
          <table:table-cell table:style-name="ce7"/>
          <table:table-cell table:style-name="ce2" table:number-columns-repeated="2"/>
          <table:table-cell table:number-columns-repeated="998"/>
        </table:table-row>
        <table:table-row table:style-name="ro1" table:number-rows-repeated="90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" table:style-name="ta1">
        <table:table-column table:style-name="co9" table:default-cell-style-name="ce3"/>
        <table:table-column table:style-name="co9" table:number-columns-repeated="1023" table:default-cell-style-name="Default"/>
        <table:table-row table:style-name="ro1">
          <table:table-cell office:value-type="string" calcext:value-type="string">
            <text:p>The worksheet addresses degradation according to Michaelis-Menten kinetics, e.g. in a batch system. </text:p>
          </table:table-cell>
          <table:table-cell table:number-columns-repeated="8"/>
          <table:table-cell table:style-name="ce37" office:value-type="string" calcext:value-type="string">
            <text:p>Author:</text:p>
          </table:table-cell>
          <table:table-cell table:style-name="ce37" office:value-type="string" calcext:value-type="string">
            <text:p>Rudolf Liedl</text:p>
          </table:table-cell>
          <table:table-cell office:value-type="string" calcext:value-type="string">
            <text:p>(TU Dresde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centration is presented as a function of time (sheet "model").</text:p>
          </table:table-cell>
          <table:table-cell table:number-columns-repeated="8"/>
          <table:table-cell table:style-name="ce37" office:value-type="string" calcext:value-type="string">
            <text:p>Date:</text:p>
          </table:table-cell>
          <table:table-cell table:style-name="ce37" office:value-type="string" calcext:value-type="string">
            <text:p>May 05, 2007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mputations are based on analytical solutions.</text:p>
          </table:table-cell>
          <table:table-cell table:number-columns-repeated="8"/>
          <table:table-cell table:style-name="ce37" office:value-type="string" calcext:value-type="string">
            <text:p>Modified by </text:p>
          </table:table-cell>
          <table:table-cell table:style-name="ce37" office:value-type="string" calcext:value-type="string">
            <text:p>Prabhas Yada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d on an implicit solution of the Michaelis-Menten equation, time is expressed as a function of concentration.</text:p>
          </table:table-cell>
          <table:table-cell table:number-columns-repeated="8"/>
          <table:table-cell table:style-name="ce37"/>
          <table:table-cell table:style-name="ce37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 comparison, zero-order and first-order degradation models are evaluated such that</text:p>
          </table:table-cell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he zero-order model corresponds to the Michaelis-Menten kinetics for short times and</text:p>
          </table:table-cell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he first-order model corresponds to the Michaelis-Menten kinetics for large times.</text:p>
          </table:table-cell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table:style-name="Default"/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he model results (concentration-time curves) are shown in a diagram (red curve for Michaelis-Menten,</text:p>
          </table:table-cell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green curve for zero-order, and brown curve for first-order model).</text:p>
          </table:table-cell>
          <table:table-cell table:number-columns-repeated="8"/>
          <table:table-cell table:style-name="ce3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If available, measured data are also displayed (blue symbols).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ells requiring input parameters are coloured light green: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1">
          <table:table-cell table:style-name="Default"/>
          <table:table-cell table:number-columns-repeated="9"/>
          <table:table-cell table:style-name="ce38"/>
          <table:table-cell table:number-columns-repeated="1013"/>
        </table:table-row>
        <table:table-row table:style-name="ro1">
          <table:table-cell table:style-name="ce25" office:value-type="string" calcext:value-type="string">
            <text:p>input parameters</text:p>
          </table:table-cell>
          <table:table-cell/>
          <table:table-cell table:style-name="ce25" office:value-type="string" calcext:value-type="string">
            <text:p>dimension</text:p>
          </table:table-cell>
          <table:table-cell table:style-name="ce27" office:value-type="string" calcext:value-type="string">
            <text:p>remarks</text:p>
          </table:table-cell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initial concentration</text:p>
          </table:table-cell>
          <table:table-cell/>
          <table:table-cell table:style-name="ce3" office:value-type="string" calcext:value-type="string">
            <text:p>[M/L³]</text:p>
          </table:table-cell>
          <table:table-cell table:style-name="ce28" office:value-type="string" calcext:value-type="string">
            <text:p>enter positive number</text:p>
          </table:table-cell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hape parameter</text:p>
          </table:table-cell>
          <table:table-cell/>
          <table:table-cell table:style-name="ce3" office:value-type="string" calcext:value-type="string">
            <text:p>[M/L³]</text:p>
          </table:table-cell>
          <table:table-cell table:style-name="ce28" office:value-type="string" calcext:value-type="string">
            <text:p>enter non-negative number</text:p>
          </table:table-cell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half-life</text:p>
          </table:table-cell>
          <table:table-cell/>
          <table:table-cell table:style-name="ce3" office:value-type="string" calcext:value-type="string">
            <text:p>[T]</text:p>
          </table:table-cell>
          <table:table-cell table:style-name="ce28" office:value-type="string" calcext:value-type="string">
            <text:p>enter positive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tion factor *</text:p>
          </table:table-cell>
          <table:table-cell/>
          <table:table-cell table:style-name="ce3" office:value-type="string" calcext:value-type="string">
            <text:p>[-]</text:p>
          </table:table-cell>
          <table:table-cell table:style-name="ce28" office:value-type="string" calcext:value-type="string">
            <text:p>enter number between 0 and 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5"/>
          <table:table-cell table:style-name="ce32"/>
          <table:table-cell table:style-name="ce33"/>
          <table:table-cell table:style-name="ce3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* This parameter is used for presentation purposes. It denotes the ratio between two subsequent concentration values in column B.</text:p>
          </table:table-cell>
          <table:table-cell table:number-columns-repeated="5"/>
          <table:table-cell table:style-name="ce32"/>
          <table:table-cell table:style-name="ce34"/>
          <table:table-cell table:style-name="ce36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 produce "nice" graphs, a value around 0,97 is recommended.</text:p>
          </table:table-cell>
          <table:table-cell table:number-columns-repeated="5"/>
          <table:table-cell table:style-name="ce32"/>
          <table:table-cell table:style-name="ce34"/>
          <table:table-cell table:style-name="ce36" table:number-columns-repeated="3"/>
          <table:table-cell table:number-columns-repeated="1013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table:style-name="ce25"/>
          <table:table-cell/>
          <table:table-cell table:style-name="ce25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5"/>
          <table:table-cell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6"/>
          <table:table-cell table:number-columns-repeated="2"/>
          <table:table-cell table:style-name="ce29"/>
          <table:table-cell table:number-columns-repeated="1020"/>
        </table:table-row>
        <table:table-row table:style-name="ro1" table:number-rows-repeated="3">
          <table:table-cell table:style-name="ce26"/>
          <table:table-cell table:number-columns-repeated="2"/>
          <table:table-cell table:style-name="ce30"/>
          <table:table-cell table:number-columns-repeated="1020"/>
        </table:table-row>
        <table:table-row table:style-name="ro1">
          <table:table-cell table:style-name="ce26"/>
          <table:table-cell table:number-columns-repeated="2"/>
          <table:table-cell table:style-name="ce29"/>
          <table:table-cell table:number-columns-repeated="5"/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26"/>
          <table:table-cell table:number-columns-repeated="2"/>
          <table:table-cell table:style-name="ce30"/>
          <table:table-cell table:number-columns-repeated="1020"/>
        </table:table-row>
        <table:table-row table:style-name="ro1" table:number-rows-repeated="2">
          <table:table-cell table:style-name="ce26"/>
          <table:table-cell table:number-columns-repeated="2"/>
          <table:table-cell table:style-name="ce29"/>
          <table:table-cell table:number-columns-repeated="1020"/>
        </table:table-row>
        <table:table-row table:style-name="ro1" table:number-rows-repeated="2">
          <table:table-cell table:style-name="ce26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 table:number-rows-repeated="3">
          <table:table-cell table:style-name="ce26"/>
          <table:table-cell table:number-columns-repeated="1023"/>
        </table:table-row>
        <table:table-row table:style-name="ro1">
          <table:table-cell table:style-name="ce26"/>
          <table:table-cell table:number-columns-repeated="2"/>
          <table:table-cell table:style-name="ce25"/>
          <table:table-cell/>
          <table:table-cell table:style-name="ce25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DM</number:text>
    </number:number-style>
    <number:number-style style:name="N127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DM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DM</number:text>
    </number:number-style>
    <number:number-style style:name="N12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31P2" style:volatile="true">
      <loext:text> </loext:text>
      <loext:fill-character> </loext:fill-character>
      <number:text>- DM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2P2" style:volatile="true">
      <loext:text> </loext:text>
      <loext:fill-character> </loext:fill-character>
      <number:text>-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loext:min-decimal-places="3" number:min-integer-digits="0"/>
    </number:number-style>
    <number:number-style style:name="N136">
      <number:number number:decimal-places="7" loext:min-decimal-places="7" number:min-integer-digits="0"/>
      <number:text>.</number:text>
    </number:number-style>
    <number:number-style style:name="N137">
      <number:number number:decimal-places="5" loext:min-decimal-places="5" number:min-integer-digits="0"/>
      <number:text>.</number:text>
    </number:number-style>
    <number:number-style style:name="N13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5:09.117472202</meta:creation-date>
    <dc:date>2016-12-05T19:53:10.581622442</dc:date>
    <meta:editing-duration>PT8M</meta:editing-duration>
    <meta:editing-cycles>3</meta:editing-cycles>
    <meta:generator>LibreOffice/5.2.3.3$Linux_X86_64 LibreOffice_project/d54a8868f08a7b39642414cf2c8ef2f228f780cf</meta:generator>
    <meta:document-statistic meta:table-count="2" meta:cell-count="6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5.041cm" svg:y="0.604cm" style:legend-expansion="custom" chartooo:width="3.833cm" chartooo:height="1.594cm" style:legend-expansion-aspect-ratio="2.40464240903388" chart:style-name="ch2"/>
        <chart:plot-area chart:style-name="ch3" table:cell-range-address="model.A11:model.D162" chart:data-source-has-labels="row" svg:x="1.453cm" svg:y="0.18cm" svg:width="14.227cm" svg:height="7.537cm">
          <chartooo:coordinate-region svg:x="2.365cm" svg:y="0.379cm" svg:width="12.944cm" svg:height="6.691cm"/>
          <chart:axis chart:dimension="x" chart:name="primary-x" chart:style-name="ch4">
            <chart:title svg:x="7.808cm" svg:y="7.897cm" chart:style-name="ch5">
              <text:p>Time (t)</text:p>
            </chart:title>
          </chart:axis>
          <chart:axis chart:dimension="y" chart:name="primary-y" chart:style-name="ch6">
            <chart:title svg:x="0.451cm" svg:y="5.593cm" chart:style-name="ch7">
              <text:p>Concentration (t)</text:p>
            </chart:title>
            <chart:grid chart:style-name="ch8" chart:class="major"/>
          </chart:axis>
          <chart:series chart:style-name="ch9" chart:values-cell-range-address="model.B12:model.B162" chart:label-cell-address="model.B11:model.B11" chart:class="chart:scatter">
            <chart:domain table:cell-range-address="model.A12:model.A162"/>
            <chart:data-point chart:repeated="151"/>
          </chart:series>
          <chart:series chart:style-name="ch10" chart:values-cell-range-address="model.C12:model.C162" chart:label-cell-address="model.C11:model.C11" chart:class="chart:scatter">
            <chart:data-point chart:repeated="151"/>
          </chart:series>
          <chart:series chart:style-name="ch11" chart:values-cell-range-address="model.D12:model.D162" chart:label-cell-address="model.D11:model.D11" chart:class="chart:scatter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is-Menten</text:p>
                <draw:g>
                  <svg:desc>model.B11:model.B11</svg:desc>
                </draw:g>
              </table:table-cell>
              <table:table-cell office:value-type="string">
                <text:p>zero-order</text:p>
                <draw:g>
                  <svg:desc>model.C11:model.C11</svg:desc>
                </draw:g>
              </table:table-cell>
              <table:table-cell office:value-type="string">
                <text:p>first-order</text:p>
                <draw:g>
                  <svg:desc>model.D11:mod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.A12:model.A162</svg:desc>
                </draw:g>
              </table:table-cell>
              <table:table-cell office:value-type="float" office:value="1">
                <text:p>1</text:p>
                <draw:g>
                  <svg:desc>model.B12:model.B162</svg:desc>
                </draw:g>
              </table:table-cell>
              <table:table-cell office:value-type="float" office:value="1">
                <text:p>1</text:p>
                <draw:g>
                  <svg:desc>model.C12:model.C162</svg:desc>
                </draw:g>
              </table:table-cell>
              <table:table-cell office:value-type="float" office:value="1.39561242508609">
                <text:p>1.39561242508609</text:p>
                <draw:g>
                  <svg:desc>model.D12:model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167326911095">
                <text:p>14.1167326911095</text:p>
              </table:table-cell>
              <table:table-cell office:value-type="float" office:value="0.97">
                <text:p>0.97</text:p>
              </table:table-cell>
              <table:table-cell office:value-type="float" office:value="0.969655594386468">
                <text:p>0.969655594386468</text:p>
              </table:table-cell>
              <table:table-cell office:value-type="float" office:value="1.34027407395171">
                <text:p>1.34027407395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1287915620773">
                <text:p>28.1287915620773</text:p>
              </table:table-cell>
              <table:table-cell office:value-type="float" office:value="0.9409">
                <text:p>0.9409</text:p>
              </table:table-cell>
              <table:table-cell office:value-type="float" office:value="0.939536188772937">
                <text:p>0.939536188772937</text:p>
              </table:table-cell>
              <table:table-cell office:value-type="float" office:value="1.28751617729214">
                <text:p>1.28751617729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0393168275075">
                <text:p>42.0393168275075</text:p>
              </table:table-cell>
              <table:table-cell office:value-type="float" office:value="0.912673">
                <text:p>0.912673</text:p>
              </table:table-cell>
              <table:table-cell office:value-type="float" office:value="0.909635033159406">
                <text:p>0.909635033159406</text:p>
              </table:table-cell>
              <table:table-cell office:value-type="float" office:value="1.23719498817534">
                <text:p>1.23719498817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8513544955664">
                <text:p>55.8513544955664</text:p>
              </table:table-cell>
              <table:table-cell office:value-type="float" office:value="0.88529281">
                <text:p>0.88529281</text:p>
              </table:table-cell>
              <table:table-cell office:value-type="float" office:value="0.879945580045874">
                <text:p>0.879945580045874</text:p>
              </table:table-cell>
              <table:table-cell office:value-type="float" office:value="1.18917617016046">
                <text:p>1.1891761701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567859194175">
                <text:p>69.567859194175</text:p>
              </table:table-cell>
              <table:table-cell office:value-type="float" office:value="0.8587340257">
                <text:p>0.8587340257</text:p>
              </table:table-cell>
              <table:table-cell office:value-type="float" office:value="0.850461478357343">
                <text:p>0.850461478357343</text:p>
              </table:table-cell>
              <table:table-cell office:value-type="float" office:value="1.14333409399331">
                <text:p>1.14333409399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916969124169">
                <text:p>83.1916969124169</text:p>
              </table:table-cell>
              <table:table-cell office:value-type="float" office:value="0.832972004929">
                <text:p>0.832972004929</text:p>
              </table:table-cell>
              <table:table-cell office:value-type="float" office:value="0.821176567551061">
                <text:p>0.821176567551061</text:p>
              </table:table-cell>
              <table:table-cell office:value-type="float" office:value="1.09955119287315">
                <text:p>1.09955119287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725647659703">
                <text:p>96.725647659703</text:p>
              </table:table-cell>
              <table:table-cell office:value-type="float" office:value="0.80798284478113">
                <text:p>0.80798284478113</text:p>
              </table:table-cell>
              <table:table-cell office:value-type="float" office:value="0.792084871900563">
                <text:p>0.792084871900563</text:p>
              </table:table-cell>
              <table:table-cell office:value-type="float" office:value="1.05771737094247">
                <text:p>1.05771737094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172408045162">
                <text:p>110.172408045162</text:p>
              </table:table-cell>
              <table:table-cell office:value-type="float" office:value="0.783743359437696">
                <text:p>0.783743359437696</text:p>
              </table:table-cell>
              <table:table-cell office:value-type="float" office:value="0.763180594951173">
                <text:p>0.763180594951173</text:p>
              </table:table-cell>
              <table:table-cell office:value-type="float" office:value="1.01772946018094">
                <text:p>1.01772946018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534593779649">
                <text:p>123.534593779649</text:p>
              </table:table-cell>
              <table:table-cell office:value-type="float" office:value="0.760231058654565">
                <text:p>0.760231058654565</text:p>
              </table:table-cell>
              <table:table-cell office:value-type="float" office:value="0.734458114141858">
                <text:p>0.734458114141858</text:p>
              </table:table-cell>
              <table:table-cell office:value-type="float" office:value="0.979490721358007">
                <text:p>0.979490721358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.814742102693">
                <text:p>136.814742102693</text:p>
              </table:table-cell>
              <table:table-cell office:value-type="float" office:value="0.737424126894928">
                <text:p>0.737424126894928</text:p>
              </table:table-cell>
              <table:table-cell office:value-type="float" office:value="0.705911975588418">
                <text:p>0.705911975588418</text:p>
              </table:table-cell>
              <table:table-cell office:value-type="float" office:value="0.942910385121705">
                <text:p>0.942910385121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.015314136637">
                <text:p>150.015314136637</text:p>
              </table:table-cell>
              <table:table-cell office:value-type="float" office:value="0.71530140308808">
                <text:p>0.71530140308808</text:p>
              </table:table-cell>
              <table:table-cell office:value-type="float" office:value="0.677536889023174">
                <text:p>0.677536889023174</text:p>
              </table:table-cell>
              <table:table-cell office:value-type="float" office:value="0.907903229680222">
                <text:p>0.907903229680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.138697170154">
                <text:p>163.138697170154</text:p>
              </table:table-cell>
              <table:table-cell office:value-type="float" office:value="0.693842360995438">
                <text:p>0.693842360995438</text:p>
              </table:table-cell>
              <table:table-cell office:value-type="float" office:value="0.649327722886482">
                <text:p>0.649327722886482</text:p>
              </table:table-cell>
              <table:table-cell office:value-type="float" office:value="0.874389191872279">
                <text:p>0.874389191872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.187206873257">
                <text:p>176.187206873257</text:p>
              </table:table-cell>
              <table:table-cell office:value-type="float" office:value="0.673027090165575">
                <text:p>0.673027090165575</text:p>
              </table:table-cell>
              <table:table-cell office:value-type="float" office:value="0.621279499565485">
                <text:p>0.621279499565485</text:p>
              </table:table-cell>
              <table:table-cell office:value-type="float" office:value="0.842293008726867">
                <text:p>0.842293008726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.163089445858">
                <text:p>189.163089445858</text:p>
              </table:table-cell>
              <table:table-cell office:value-type="float" office:value="0.652836277460607">
                <text:p>0.652836277460607</text:p>
              </table:table-cell>
              <table:table-cell office:value-type="float" office:value="0.593387390775712">
                <text:p>0.593387390775712</text:p>
              </table:table-cell>
              <table:table-cell office:value-type="float" office:value="0.811543886886314">
                <text:p>0.811543886886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.068523701873">
                <text:p>202.068523701873</text:p>
              </table:table-cell>
              <table:table-cell office:value-type="float" office:value="0.633251189136789">
                <text:p>0.633251189136789</text:p>
              </table:table-cell>
              <table:table-cell office:value-type="float" office:value="0.565646713081226">
                <text:p>0.565646713081226</text:p>
              </table:table-cell>
              <table:table-cell office:value-type="float" office:value="0.78207519751224">
                <text:p>0.78207519751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.9056230908">
                <text:p>214.9056230908</text:p>
              </table:table-cell>
              <table:table-cell office:value-type="float" office:value="0.614253653462686">
                <text:p>0.614253653462686</text:p>
              </table:table-cell>
              <table:table-cell office:value-type="float" office:value="0.538052923549169">
                <text:p>0.538052923549169</text:p>
              </table:table-cell>
              <table:table-cell office:value-type="float" office:value="0.753824194514885">
                <text:p>0.753824194514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.676437658649">
                <text:p>227.676437658649</text:p>
              </table:table-cell>
              <table:table-cell office:value-type="float" office:value="0.595826043858805">
                <text:p>0.595826043858805</text:p>
              </table:table-cell>
              <table:table-cell office:value-type="float" office:value="0.510601615534667">
                <text:p>0.510601615534667</text:p>
              </table:table-cell>
              <table:table-cell office:value-type="float" office:value="0.726731754145123">
                <text:p>0.726731754145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.382955950055">
                <text:p>240.382955950055</text:p>
              </table:table-cell>
              <table:table-cell office:value-type="float" office:value="0.577951262543041">
                <text:p>0.577951262543041</text:p>
              </table:table-cell>
              <table:table-cell office:value-type="float" office:value="0.483288514592195">
                <text:p>0.483288514592195</text:p>
              </table:table-cell>
              <table:table-cell office:value-type="float" office:value="0.700742134167558">
                <text:p>0.700742134167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.02710685331">
                <text:p>253.02710685331</text:p>
              </table:table-cell>
              <table:table-cell office:value-type="float" office:value="0.56061272466675">
                <text:p>0.56061272466675</text:p>
              </table:table-cell>
              <table:table-cell office:value-type="float" office:value="0.456109474509591">
                <text:p>0.456109474509591</text:p>
              </table:table-cell>
              <table:table-cell office:value-type="float" office:value="0.675802750994617">
                <text:p>0.675802750994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.610761390059">
                <text:p>265.610761390059</text:p>
              </table:table-cell>
              <table:table-cell office:value-type="float" office:value="0.543794342926747">
                <text:p>0.543794342926747</text:p>
              </table:table-cell>
              <table:table-cell office:value-type="float" office:value="0.429060473461058">
                <text:p>0.429060473461058</text:p>
              </table:table-cell>
              <table:table-cell office:value-type="float" office:value="0.651863973307247">
                <text:p>0.651863973307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.135734451298">
                <text:p>278.135734451298</text:p>
              </table:table-cell>
              <table:table-cell office:value-type="float" office:value="0.527480512638945">
                <text:p>0.527480512638945</text:p>
              </table:table-cell>
              <table:table-cell office:value-type="float" office:value="0.402137610275576">
                <text:p>0.402137610275576</text:p>
              </table:table-cell>
              <table:table-cell office:value-type="float" office:value="0.628878930819426">
                <text:p>0.628878930819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.60378648129">
                <text:p>290.60378648129</text:p>
              </table:table-cell>
              <table:table-cell office:value-type="float" office:value="0.511656097259776">
                <text:p>0.511656097259776</text:p>
              </table:table-cell>
              <table:table-cell office:value-type="float" office:value="0.375337100817253">
                <text:p>0.375337100817253</text:p>
              </table:table-cell>
              <table:table-cell office:value-type="float" office:value="0.606803336962629">
                <text:p>0.606803336962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.016625110974">
                <text:p>303.016625110974</text:p>
              </table:table-cell>
              <table:table-cell office:value-type="float" office:value="0.496306414341983">
                <text:p>0.496306414341983</text:p>
              </table:table-cell>
              <table:table-cell office:value-type="float" office:value="0.348655274474273">
                <text:p>0.348655274474273</text:p>
              </table:table-cell>
              <table:table-cell office:value-type="float" office:value="0.585595324373975">
                <text:p>0.585595324373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.37590674236">
                <text:p>315.37590674236</text:p>
              </table:table-cell>
              <table:table-cell office:value-type="float" office:value="0.481417221911724">
                <text:p>0.481417221911724</text:p>
              </table:table-cell>
              <table:table-cell office:value-type="float" office:value="0.322088570753177">
                <text:p>0.322088570753177</text:p>
              </table:table-cell>
              <table:table-cell office:value-type="float" office:value="0.565215292169146">
                <text:p>0.565215292169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.683238085395">
                <text:p>327.683238085395</text:p>
              </table:table-cell>
              <table:table-cell office:value-type="float" office:value="0.466974705254372">
                <text:p>0.466974705254372</text:p>
              </table:table-cell>
              <table:table-cell office:value-type="float" office:value="0.295633535975307">
                <text:p>0.295633535975307</text:p>
              </table:table-cell>
              <table:table-cell office:value-type="float" office:value="0.545625764069421">
                <text:p>0.545625764069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.94017764873">
                <text:p>339.94017764873</text:p>
              </table:table-cell>
              <table:table-cell office:value-type="float" office:value="0.452965464096741">
                <text:p>0.452965464096741</text:p>
              </table:table-cell>
              <table:table-cell office:value-type="float" office:value="0.269286820072368">
                <text:p>0.269286820072368</text:p>
              </table:table-cell>
              <table:table-cell office:value-type="float" office:value="0.526791256532126">
                <text:p>0.526791256532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2.148237185757">
                <text:p>352.148237185757</text:p>
              </table:table-cell>
              <table:table-cell office:value-type="float" office:value="0.439376500173838">
                <text:p>0.439376500173838</text:p>
              </table:table-cell>
              <table:table-cell office:value-type="float" office:value="0.243045173478111">
                <text:p>0.243045173478111</text:p>
              </table:table-cell>
              <table:table-cell office:value-type="float" office:value="0.508678156106372">
                <text:p>0.508678156106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4.308883097265">
                <text:p>364.308883097265</text:p>
              </table:table-cell>
              <table:table-cell office:value-type="float" office:value="0.426195205168623">
                <text:p>0.426195205168623</text:p>
              </table:table-cell>
              <table:table-cell office:value-type="float" office:value="0.216905444113276">
                <text:p>0.216905444113276</text:p>
              </table:table-cell>
              <table:table-cell office:value-type="float" office:value="0.491254605301877">
                <text:p>0.491254605301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6.423537792019">
                <text:p>376.423537792019</text:p>
              </table:table-cell>
              <table:table-cell office:value-type="float" office:value="0.413409349013565">
                <text:p>0.413409349013565</text:p>
              </table:table-cell>
              <table:table-cell office:value-type="float" office:value="0.19086457446098">
                <text:p>0.19086457446098</text:p>
              </table:table-cell>
              <table:table-cell office:value-type="float" office:value="0.474490396318476">
                <text:p>0.474490396318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8.493581006522">
                <text:p>388.493581006522</text:p>
              </table:table-cell>
              <table:table-cell office:value-type="float" office:value="0.401007068543158">
                <text:p>0.401007068543158</text:p>
              </table:table-cell>
              <table:table-cell office:value-type="float" office:value="0.164919598729847">
                <text:p>0.164919598729847</text:p>
              </table:table-cell>
              <table:table-cell office:value-type="float" office:value="0.458356872038437">
                <text:p>0.458356872038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.520351085182">
                <text:p>400.520351085182</text:p>
              </table:table-cell>
              <table:table-cell office:value-type="float" office:value="0.388976856486863">
                <text:p>0.388976856486863</text:p>
              </table:table-cell>
              <table:table-cell office:value-type="float" office:value="0.139067640102242">
                <text:p>0.139067640102242</text:p>
              </table:table-cell>
              <table:table-cell office:value-type="float" office:value="0.442826833733176">
                <text:p>0.442826833733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2.505146222073">
                <text:p>412.505146222073</text:p>
              </table:table-cell>
              <table:table-cell office:value-type="float" office:value="0.377307550792257">
                <text:p>0.377307550792257</text:p>
              </table:table-cell>
              <table:table-cell office:value-type="float" office:value="0.113305908065059">
                <text:p>0.113305908065059</text:p>
              </table:table-cell>
              <table:table-cell office:value-type="float" office:value="0.427874454981102">
                <text:p>0.427874454981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.449225665449">
                <text:p>424.449225665449</text:p>
              </table:table-cell>
              <table:table-cell office:value-type="float" office:value="0.365988324268489">
                <text:p>0.365988324268489</text:p>
              </table:table-cell>
              <table:table-cell office:value-type="float" office:value="0.0876316958205855">
                <text:p>0.0876316958205855</text:p>
              </table:table-cell>
              <table:table-cell office:value-type="float" office:value="0.413475201334421">
                <text:p>0.413475201334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6.353810886115">
                <text:p>436.353810886115</text:p>
              </table:table-cell>
              <table:table-cell office:value-type="float" office:value="0.355008674540435">
                <text:p>0.355008674540435</text:p>
              </table:table-cell>
              <table:table-cell office:value-type="float" office:value="0.0620423777750403">
                <text:p>0.0620423777750403</text:p>
              </table:table-cell>
              <table:table-cell office:value-type="float" office:value="0.399605755310199">
                <text:p>0.399605755310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.220086710753">
                <text:p>448.220086710753</text:p>
              </table:table-cell>
              <table:table-cell office:value-type="float" office:value="0.344358414304221">
                <text:p>0.344358414304221</text:p>
              </table:table-cell>
              <table:table-cell office:value-type="float" office:value="0.0365354071024555">
                <text:p>0.0365354071024555</text:p>
              </table:table-cell>
              <table:table-cell office:value-type="float" office:value="0.386243946315187">
                <text:p>0.386243946315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.049202421243">
                <text:p>460.049202421243</text:p>
              </table:table-cell>
              <table:table-cell office:value-type="float" office:value="0.334027661875095">
                <text:p>0.334027661875095</text:p>
              </table:table-cell>
              <table:table-cell office:value-type="float" office:value="0.0111083133816424">
                <text:p>0.0111083133816424</text:p>
              </table:table-cell>
              <table:table-cell office:value-type="float" office:value="0.37336868514512">
                <text:p>0.37336868514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1.84227282101">
                <text:p>471.84227282101</text:p>
              </table:table-cell>
              <table:table-cell office:value-type="float" office:value="0.324006832018842">
                <text:p>0.324006832018842</text:p>
              </table:table-cell>
              <table:table-cell office:value-type="float" office:value="0">
                <text:p>0</text:p>
              </table:table-cell>
              <table:table-cell office:value-type="float" office:value="0.360959902727752">
                <text:p>0.360959902727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3.600379269375">
                <text:p>483.600379269375</text:p>
              </table:table-cell>
              <table:table-cell office:value-type="float" office:value="0.314286627058277">
                <text:p>0.314286627058277</text:p>
              </table:table-cell>
              <table:table-cell office:value-type="float" office:value="0">
                <text:p>0</text:p>
              </table:table-cell>
              <table:table-cell office:value-type="float" office:value="0.348998492804948">
                <text:p>0.3489984928049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5.324570684881">
                <text:p>495.324570684881</text:p>
              </table:table-cell>
              <table:table-cell office:value-type="float" office:value="0.304858028246528">
                <text:p>0.304858028246528</text:p>
              </table:table-cell>
              <table:table-cell office:value-type="float" office:value="0">
                <text:p>0</text:p>
              </table:table-cell>
              <table:table-cell office:value-type="float" office:value="0.337466258273017">
                <text:p>0.337466258273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7.015864518513">
                <text:p>507.015864518513</text:p>
              </table:table-cell>
              <table:table-cell office:value-type="float" office:value="0.295712287399133">
                <text:p>0.295712287399133</text:p>
              </table:table-cell>
              <table:table-cell office:value-type="float" office:value="0">
                <text:p>0</text:p>
              </table:table-cell>
              <table:table-cell office:value-type="float" office:value="0.326345860922327">
                <text:p>0.326345860922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8.675247697728">
                <text:p>518.675247697728</text:p>
              </table:table-cell>
              <table:table-cell office:value-type="float" office:value="0.286840918777159">
                <text:p>0.286840918777159</text:p>
              </table:table-cell>
              <table:table-cell office:value-type="float" office:value="0">
                <text:p>0</text:p>
              </table:table-cell>
              <table:table-cell office:value-type="float" office:value="0.315620774337214">
                <text:p>0.315620774337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0.303677542158">
                <text:p>530.303677542158</text:p>
              </table:table-cell>
              <table:table-cell office:value-type="float" office:value="0.278235691213844">
                <text:p>0.278235691213844</text:p>
              </table:table-cell>
              <table:table-cell office:value-type="float" office:value="0">
                <text:p>0</text:p>
              </table:table-cell>
              <table:table-cell office:value-type="float" office:value="0.305275239735576">
                <text:p>0.305275239735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1.902082651847">
                <text:p>541.902082651847</text:p>
              </table:table-cell>
              <table:table-cell office:value-type="float" office:value="0.269888620477428">
                <text:p>0.269888620477428</text:p>
              </table:table-cell>
              <table:table-cell office:value-type="float" office:value="0">
                <text:p>0</text:p>
              </table:table-cell>
              <table:table-cell office:value-type="float" office:value="0.295294224544312">
                <text:p>0.2952942245443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3.471363768836">
                <text:p>553.471363768836</text:p>
              </table:table-cell>
              <table:table-cell office:value-type="float" office:value="0.261791961863106">
                <text:p>0.261791961863106</text:p>
              </table:table-cell>
              <table:table-cell office:value-type="float" office:value="0">
                <text:p>0</text:p>
              </table:table-cell>
              <table:table-cell office:value-type="float" office:value="0.285663383522245">
                <text:p>0.285663383522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5.012394612907">
                <text:p>565.012394612907</text:p>
              </table:table-cell>
              <table:table-cell office:value-type="float" office:value="0.253938203007212">
                <text:p>0.253938203007212</text:p>
              </table:table-cell>
              <table:table-cell office:value-type="float" office:value="0">
                <text:p>0</text:p>
              </table:table-cell>
              <table:table-cell office:value-type="float" office:value="0.276369022256278">
                <text:p>0.276369022256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6.526022692248">
                <text:p>576.526022692248</text:p>
              </table:table-cell>
              <table:table-cell office:value-type="float" office:value="0.246320056916996">
                <text:p>0.246320056916996</text:p>
              </table:table-cell>
              <table:table-cell office:value-type="float" office:value="0">
                <text:p>0</text:p>
              </table:table-cell>
              <table:table-cell office:value-type="float" office:value="0.267398062869618">
                <text:p>0.267398062869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8.0130700898">
                <text:p>588.0130700898</text:p>
              </table:table-cell>
              <table:table-cell office:value-type="float" office:value="0.238930455209486">
                <text:p>0.238930455209486</text:p>
              </table:table-cell>
              <table:table-cell office:value-type="float" office:value="0">
                <text:p>0</text:p>
              </table:table-cell>
              <table:table-cell office:value-type="float" office:value="0.258738011792791">
                <text:p>0.2587380117927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9.474334226017">
                <text:p>599.474334226017</text:p>
              </table:table-cell>
              <table:table-cell office:value-type="float" office:value="0.231762541553202">
                <text:p>0.231762541553202</text:p>
              </table:table-cell>
              <table:table-cell office:value-type="float" office:value="0">
                <text:p>0</text:p>
              </table:table-cell>
              <table:table-cell office:value-type="float" office:value="0.250376929459247">
                <text:p>0.250376929459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0.910588598739">
                <text:p>610.910588598739</text:p>
              </table:table-cell>
              <table:table-cell office:value-type="float" office:value="0.224809665306606">
                <text:p>0.224809665306606</text:p>
              </table:table-cell>
              <table:table-cell office:value-type="float" office:value="0">
                <text:p>0</text:p>
              </table:table-cell>
              <table:table-cell office:value-type="float" office:value="0.242303401797429">
                <text:p>0.242303401797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2.32258350087">
                <text:p>622.32258350087</text:p>
              </table:table-cell>
              <table:table-cell office:value-type="float" office:value="0.218065375347407">
                <text:p>0.218065375347407</text:p>
              </table:table-cell>
              <table:table-cell office:value-type="float" office:value="0">
                <text:p>0</text:p>
              </table:table-cell>
              <table:table-cell office:value-type="float" office:value="0.234506513400536">
                <text:p>0.23450651340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3.71104671653">
                <text:p>633.71104671653</text:p>
              </table:table-cell>
              <table:table-cell office:value-type="float" office:value="0.211523414086985">
                <text:p>0.211523414086985</text:p>
              </table:table-cell>
              <table:table-cell office:value-type="float" office:value="0">
                <text:p>0</text:p>
              </table:table-cell>
              <table:table-cell office:value-type="float" office:value="0.226975822263786">
                <text:p>0.226975822263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5.076684196311">
                <text:p>645.076684196311</text:p>
              </table:table-cell>
              <table:table-cell office:value-type="float" office:value="0.205177711664376">
                <text:p>0.205177711664376</text:p>
              </table:table-cell>
              <table:table-cell office:value-type="float" office:value="0">
                <text:p>0</text:p>
              </table:table-cell>
              <table:table-cell office:value-type="float" office:value="0.219701335986914">
                <text:p>0.219701335986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6.42018071229">
                <text:p>656.42018071229</text:p>
              </table:table-cell>
              <table:table-cell office:value-type="float" office:value="0.199022380314444">
                <text:p>0.199022380314444</text:p>
              </table:table-cell>
              <table:table-cell office:value-type="float" office:value="0">
                <text:p>0</text:p>
              </table:table-cell>
              <table:table-cell office:value-type="float" office:value="0.212673489346934">
                <text:p>0.212673489346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7.742200493381">
                <text:p>667.742200493381</text:p>
              </table:table-cell>
              <table:table-cell office:value-type="float" office:value="0.193051708905011">
                <text:p>0.193051708905011</text:p>
              </table:table-cell>
              <table:table-cell office:value-type="float" office:value="0">
                <text:p>0</text:p>
              </table:table-cell>
              <table:table-cell office:value-type="float" office:value="0.205883123152944">
                <text:p>0.205883123152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9.043387841631">
                <text:p>679.043387841631</text:p>
              </table:table-cell>
              <table:table-cell office:value-type="float" office:value="0.187260157637861">
                <text:p>0.187260157637861</text:p>
              </table:table-cell>
              <table:table-cell office:value-type="float" office:value="0">
                <text:p>0</text:p>
              </table:table-cell>
              <table:table-cell office:value-type="float" office:value="0.199321464300972">
                <text:p>0.199321464300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0.324367730025">
                <text:p>690.324367730025</text:p>
              </table:table-cell>
              <table:table-cell office:value-type="float" office:value="0.181642352908725">
                <text:p>0.181642352908725</text:p>
              </table:table-cell>
              <table:table-cell office:value-type="float" office:value="0">
                <text:p>0</text:p>
              </table:table-cell>
              <table:table-cell office:value-type="float" office:value="0.192980106952594">
                <text:p>0.192980106952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1.585746382359">
                <text:p>701.585746382359</text:p>
              </table:table-cell>
              <table:table-cell office:value-type="float" office:value="0.176193082321463">
                <text:p>0.176193082321463</text:p>
              </table:table-cell>
              <table:table-cell office:value-type="float" office:value="0">
                <text:p>0</text:p>
              </table:table-cell>
              <table:table-cell office:value-type="float" office:value="0.186850994766402">
                <text:p>0.186850994766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2.828111835714">
                <text:p>712.828111835714</text:p>
              </table:table-cell>
              <table:table-cell office:value-type="float" office:value="0.170907289851819">
                <text:p>0.170907289851819</text:p>
              </table:table-cell>
              <table:table-cell office:value-type="float" office:value="0">
                <text:p>0</text:p>
              </table:table-cell>
              <table:table-cell office:value-type="float" office:value="0.18092640411627">
                <text:p>0.180926404116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4.05203448606">
                <text:p>724.05203448606</text:p>
              </table:table-cell>
              <table:table-cell office:value-type="float" office:value="0.165780071156265">
                <text:p>0.165780071156265</text:p>
              </table:table-cell>
              <table:table-cell office:value-type="float" office:value="0">
                <text:p>0</text:p>
              </table:table-cell>
              <table:table-cell office:value-type="float" office:value="0.175198928234938">
                <text:p>0.175198928234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5.258067617488">
                <text:p>735.258067617488</text:p>
              </table:table-cell>
              <table:table-cell office:value-type="float" office:value="0.160806669021577">
                <text:p>0.160806669021577</text:p>
              </table:table-cell>
              <table:table-cell office:value-type="float" office:value="0">
                <text:p>0</text:p>
              </table:table-cell>
              <table:table-cell office:value-type="float" office:value="0.16966146222563">
                <text:p>0.16966146222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6.446747915564">
                <text:p>746.446747915564</text:p>
              </table:table-cell>
              <table:table-cell office:value-type="float" office:value="0.155982468950929">
                <text:p>0.155982468950929</text:p>
              </table:table-cell>
              <table:table-cell office:value-type="float" office:value="0">
                <text:p>0</text:p>
              </table:table-cell>
              <table:table-cell office:value-type="float" office:value="0.164307188888317">
                <text:p>0.164307188888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7.618595965289">
                <text:p>757.618595965289</text:p>
              </table:table-cell>
              <table:table-cell office:value-type="float" office:value="0.151302994882402">
                <text:p>0.151302994882402</text:p>
              </table:table-cell>
              <table:table-cell office:value-type="float" office:value="0">
                <text:p>0</text:p>
              </table:table-cell>
              <table:table-cell office:value-type="float" office:value="0.159129565310835">
                <text:p>0.159129565310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8.774116734114">
                <text:p>768.774116734114</text:p>
              </table:table-cell>
              <table:table-cell office:value-type="float" office:value="0.146763905035929">
                <text:p>0.146763905035929</text:p>
              </table:table-cell>
              <table:table-cell office:value-type="float" office:value="0">
                <text:p>0</text:p>
              </table:table-cell>
              <table:table-cell office:value-type="float" office:value="0.15412231017843">
                <text:p>0.154122310178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9.913800040466">
                <text:p>779.913800040466</text:p>
              </table:table-cell>
              <table:table-cell office:value-type="float" office:value="0.142360987884852">
                <text:p>0.142360987884852</text:p>
              </table:table-cell>
              <table:table-cell office:value-type="float" office:value="0">
                <text:p>0</text:p>
              </table:table-cell>
              <table:table-cell office:value-type="float" office:value="0.149279391758392">
                <text:p>0.149279391758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1.038121008218">
                <text:p>791.038121008218</text:p>
              </table:table-cell>
              <table:table-cell office:value-type="float" office:value="0.138090158248306">
                <text:p>0.138090158248306</text:p>
              </table:table-cell>
              <table:table-cell office:value-type="float" office:value="0">
                <text:p>0</text:p>
              </table:table-cell>
              <table:table-cell office:value-type="float" office:value="0.1445950165193">
                <text:p>0.14459501651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2.14754050753">
                <text:p>802.14754050753</text:p>
              </table:table-cell>
              <table:table-cell office:value-type="float" office:value="0.133947453500857">
                <text:p>0.133947453500857</text:p>
              </table:table-cell>
              <table:table-cell office:value-type="float" office:value="0">
                <text:p>0</text:p>
              </table:table-cell>
              <table:table-cell office:value-type="float" office:value="0.140063618347107">
                <text:p>0.140063618347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3.242505582454">
                <text:p>813.242505582454</text:p>
              </table:table-cell>
              <table:table-cell office:value-type="float" office:value="0.129929029895831">
                <text:p>0.129929029895831</text:p>
              </table:table-cell>
              <table:table-cell office:value-type="float" office:value="0">
                <text:p>0</text:p>
              </table:table-cell>
              <table:table-cell office:value-type="float" office:value="0.135679848322736">
                <text:p>0.135679848322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4.323449865721">
                <text:p>824.323449865721</text:p>
              </table:table-cell>
              <table:table-cell office:value-type="float" office:value="0.126031158998956">
                <text:p>0.126031158998956</text:p>
              </table:table-cell>
              <table:table-cell office:value-type="float" office:value="0">
                <text:p>0</text:p>
              </table:table-cell>
              <table:table-cell office:value-type="float" office:value="0.131438565028185">
                <text:p>0.131438565028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5.390793981083">
                <text:p>835.390793981083</text:p>
              </table:table-cell>
              <table:table-cell office:value-type="float" office:value="0.122250224228988">
                <text:p>0.122250224228988</text:p>
              </table:table-cell>
              <table:table-cell office:value-type="float" office:value="0">
                <text:p>0</text:p>
              </table:table-cell>
              <table:table-cell office:value-type="float" office:value="0.127334825350261">
                <text:p>0.127334825350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6.444945933574">
                <text:p>846.444945933574</text:p>
              </table:table-cell>
              <table:table-cell office:value-type="float" office:value="0.118582717502118">
                <text:p>0.118582717502118</text:p>
              </table:table-cell>
              <table:table-cell office:value-type="float" office:value="0">
                <text:p>0</text:p>
              </table:table-cell>
              <table:table-cell office:value-type="float" office:value="0.123363875753071">
                <text:p>0.1233638757530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7.486301488083">
                <text:p>857.486301488083</text:p>
              </table:table-cell>
              <table:table-cell office:value-type="float" office:value="0.115025235977054">
                <text:p>0.115025235977054</text:p>
              </table:table-cell>
              <table:table-cell office:value-type="float" office:value="0">
                <text:p>0</text:p>
              </table:table-cell>
              <table:table-cell office:value-type="float" office:value="0.119521143992231">
                <text:p>0.119521143992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8.515244536548">
                <text:p>868.515244536548</text:p>
              </table:table-cell>
              <table:table-cell office:value-type="float" office:value="0.111574478897743">
                <text:p>0.111574478897743</text:p>
              </table:table-cell>
              <table:table-cell office:value-type="float" office:value="0">
                <text:p>0</text:p>
              </table:table-cell>
              <table:table-cell office:value-type="float" office:value="0.11580223124549">
                <text:p>0.11580223124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9.53214745415">
                <text:p>879.53214745415</text:p>
              </table:table-cell>
              <table:table-cell office:value-type="float" office:value="0.10822724453081">
                <text:p>0.10822724453081</text:p>
              </table:table-cell>
              <table:table-cell office:value-type="float" office:value="0">
                <text:p>0</text:p>
              </table:table-cell>
              <table:table-cell office:value-type="float" office:value="0.112202904636051">
                <text:p>0.1122029046360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0.537371444816">
                <text:p>890.537371444816</text:p>
              </table:table-cell>
              <table:table-cell office:value-type="float" office:value="0.104980427194886">
                <text:p>0.104980427194886</text:p>
              </table:table-cell>
              <table:table-cell office:value-type="float" office:value="0">
                <text:p>0</text:p>
              </table:table-cell>
              <table:table-cell office:value-type="float" office:value="0.108719090126393">
                <text:p>0.108719090126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1.531266876353">
                <text:p>901.531266876353</text:p>
              </table:table-cell>
              <table:table-cell office:value-type="float" office:value="0.10183101437904">
                <text:p>0.10183101437904</text:p>
              </table:table-cell>
              <table:table-cell office:value-type="float" office:value="0">
                <text:p>0</text:p>
              </table:table-cell>
              <table:table-cell office:value-type="float" office:value="0.105346865761757">
                <text:p>0.105346865761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2.514173605536">
                <text:p>912.514173605536</text:p>
              </table:table-cell>
              <table:table-cell office:value-type="float" office:value="0.0987760839476683">
                <text:p>0.0987760839476683</text:p>
              </table:table-cell>
              <table:table-cell office:value-type="float" office:value="0">
                <text:p>0</text:p>
              </table:table-cell>
              <table:table-cell office:value-type="float" office:value="0.102082455243773">
                <text:p>0.102082455243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3.486421293435">
                <text:p>923.486421293435</text:p>
              </table:table-cell>
              <table:table-cell office:value-type="float" office:value="0.0958128014292383">
                <text:p>0.0958128014292383</text:p>
              </table:table-cell>
              <table:table-cell office:value-type="float" office:value="0">
                <text:p>0</text:p>
              </table:table-cell>
              <table:table-cell office:value-type="float" office:value="0.0989222218159076">
                <text:p>0.09892222181590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4.448329711288">
                <text:p>934.448329711288</text:p>
              </table:table-cell>
              <table:table-cell office:value-type="float" office:value="0.0929384173863611">
                <text:p>0.0929384173863611</text:p>
              </table:table-cell>
              <table:table-cell office:value-type="float" office:value="0">
                <text:p>0</text:p>
              </table:table-cell>
              <table:table-cell office:value-type="float" office:value="0.0958626624435547">
                <text:p>0.09586266244355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5.400209037198">
                <text:p>945.400209037198</text:p>
              </table:table-cell>
              <table:table-cell office:value-type="float" office:value="0.0901502648647703">
                <text:p>0.0901502648647703</text:p>
              </table:table-cell>
              <table:table-cell office:value-type="float" office:value="0">
                <text:p>0</text:p>
              </table:table-cell>
              <table:table-cell office:value-type="float" office:value="0.0929004022726071">
                <text:p>0.09290040227260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6.342360143921">
                <text:p>956.342360143921</text:p>
              </table:table-cell>
              <table:table-cell office:value-type="float" office:value="0.0874457569188272">
                <text:p>0.0874457569188272</text:p>
              </table:table-cell>
              <table:table-cell office:value-type="float" office:value="0">
                <text:p>0</text:p>
              </table:table-cell>
              <table:table-cell office:value-type="float" office:value="0.0900321893513724">
                <text:p>0.09003218935137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7.275074878035">
                <text:p>967.275074878035</text:p>
              </table:table-cell>
              <table:table-cell office:value-type="float" office:value="0.0848223842112624">
                <text:p>0.0848223842112624</text:p>
              </table:table-cell>
              <table:table-cell office:value-type="float" office:value="0">
                <text:p>0</text:p>
              </table:table-cell>
              <table:table-cell office:value-type="float" office:value="0.0872548896015824">
                <text:p>0.08725488960158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8.198636330716">
                <text:p>978.198636330716</text:p>
              </table:table-cell>
              <table:table-cell office:value-type="float" office:value="0.0822777126849245">
                <text:p>0.0822777126849245</text:p>
              </table:table-cell>
              <table:table-cell office:value-type="float" office:value="0">
                <text:p>0</text:p>
              </table:table-cell>
              <table:table-cell office:value-type="float" office:value="0.0845654820251158">
                <text:p>0.0845654820251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9.113319100409">
                <text:p>989.113319100409</text:p>
              </table:table-cell>
              <table:table-cell office:value-type="float" office:value="0.0798093813043768">
                <text:p>0.0798093813043768</text:p>
              </table:table-cell>
              <table:table-cell office:value-type="float" office:value="0">
                <text:p>0</text:p>
              </table:table-cell>
              <table:table-cell office:value-type="float" office:value="0.0819610541338506">
                <text:p>0.0819610541338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.0193895476">
                <text:p>1000.0193895476</text:p>
              </table:table-cell>
              <table:table-cell office:value-type="float" office:value="0.0774150998652455">
                <text:p>0.0774150998652455</text:p>
              </table:table-cell>
              <table:table-cell office:value-type="float" office:value="0">
                <text:p>0</text:p>
              </table:table-cell>
              <table:table-cell office:value-type="float" office:value="0.0794387975908111">
                <text:p>0.0794387975908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0.91710604197">
                <text:p>1010.91710604197</text:p>
              </table:table-cell>
              <table:table-cell office:value-type="float" office:value="0.0750926468692881">
                <text:p>0.0750926468692881</text:p>
              </table:table-cell>
              <table:table-cell office:value-type="float" office:value="0">
                <text:p>0</text:p>
              </table:table-cell>
              <table:table-cell office:value-type="float" office:value="0.0769960040514745">
                <text:p>0.07699600405147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1.8067192021">
                <text:p>1021.8067192021</text:p>
              </table:table-cell>
              <table:table-cell office:value-type="float" office:value="0.0728398674632095">
                <text:p>0.0728398674632095</text:p>
              </table:table-cell>
              <table:table-cell office:value-type="float" office:value="0">
                <text:p>0</text:p>
              </table:table-cell>
              <table:table-cell office:value-type="float" office:value="0.0746300611947575">
                <text:p>0.0746300611947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2.68847212802">
                <text:p>1032.68847212802</text:p>
              </table:table-cell>
              <table:table-cell office:value-type="float" office:value="0.0706546714393132">
                <text:p>0.0706546714393132</text:p>
              </table:table-cell>
              <table:table-cell office:value-type="float" office:value="0">
                <text:p>0</text:p>
              </table:table-cell>
              <table:table-cell office:value-type="float" office:value="0.072338448933815">
                <text:p>0.072338448933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3.56260062675">
                <text:p>1043.56260062675</text:p>
              </table:table-cell>
              <table:table-cell office:value-type="float" office:value="0.0685350312961338">
                <text:p>0.0685350312961338</text:p>
              </table:table-cell>
              <table:table-cell office:value-type="float" office:value="0">
                <text:p>0</text:p>
              </table:table-cell>
              <table:table-cell office:value-type="float" office:value="0.0701187357973568">
                <text:p>0.07011873579735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4.42933343111">
                <text:p>1054.42933343111</text:p>
              </table:table-cell>
              <table:table-cell office:value-type="float" office:value="0.0664789803572498">
                <text:p>0.0664789803572498</text:p>
              </table:table-cell>
              <table:table-cell office:value-type="float" office:value="0">
                <text:p>0</text:p>
              </table:table-cell>
              <table:table-cell office:value-type="float" office:value="0.0679685754727254">
                <text:p>0.0679685754727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5.28889241193">
                <text:p>1065.28889241193</text:p>
              </table:table-cell>
              <table:table-cell office:value-type="float" office:value="0.0644846109465323">
                <text:p>0.0644846109465323</text:p>
              </table:table-cell>
              <table:table-cell office:value-type="float" office:value="0">
                <text:p>0</text:p>
              </table:table-cell>
              <table:table-cell office:value-type="float" office:value="0.0658857035024828">
                <text:p>0.0658857035024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6.14149278392">
                <text:p>1076.14149278392</text:p>
              </table:table-cell>
              <table:table-cell office:value-type="float" office:value="0.0625500726181363">
                <text:p>0.0625500726181363</text:p>
              </table:table-cell>
              <table:table-cell office:value-type="float" office:value="0">
                <text:p>0</text:p>
              </table:table-cell>
              <table:table-cell office:value-type="float" office:value="0.0638679341267224">
                <text:p>0.0638679341267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6.98734330534">
                <text:p>1086.98734330534</text:p>
              </table:table-cell>
              <table:table-cell office:value-type="float" office:value="0.0606735704395922">
                <text:p>0.0606735704395922</text:p>
              </table:table-cell>
              <table:table-cell office:value-type="float" office:value="0">
                <text:p>0</text:p>
              </table:table-cell>
              <table:table-cell office:value-type="float" office:value="0.0619131572637691">
                <text:p>0.0619131572637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7.82664647171">
                <text:p>1097.82664647171</text:p>
              </table:table-cell>
              <table:table-cell office:value-type="float" office:value="0.0588533633264044">
                <text:p>0.0588533633264044</text:p>
              </table:table-cell>
              <table:table-cell office:value-type="float" office:value="0">
                <text:p>0</text:p>
              </table:table-cell>
              <table:table-cell office:value-type="float" office:value="0.0600193356223398">
                <text:p>0.0600193356223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8.65959870368">
                <text:p>1108.65959870368</text:p>
              </table:table-cell>
              <table:table-cell office:value-type="float" office:value="0.0570877624266123">
                <text:p>0.0570877624266123</text:p>
              </table:table-cell>
              <table:table-cell office:value-type="float" office:value="0">
                <text:p>0</text:p>
              </table:table-cell>
              <table:table-cell office:value-type="float" office:value="0.0581845019386304">
                <text:p>0.0581845019386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9.48639052928">
                <text:p>1119.48639052928</text:p>
              </table:table-cell>
              <table:table-cell office:value-type="float" office:value="0.0553751295538139">
                <text:p>0.0553751295538139</text:p>
              </table:table-cell>
              <table:table-cell office:value-type="float" office:value="0">
                <text:p>0</text:p>
              </table:table-cell>
              <table:table-cell office:value-type="float" office:value="0.0564067563321582">
                <text:p>0.05640675633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0.3072067607">
                <text:p>1130.3072067607</text:p>
              </table:table-cell>
              <table:table-cell office:value-type="float" office:value="0.0537138756671995">
                <text:p>0.0537138756671995</text:p>
              </table:table-cell>
              <table:table-cell office:value-type="float" office:value="0">
                <text:p>0</text:p>
              </table:table-cell>
              <table:table-cell office:value-type="float" office:value="0.05468426377453">
                <text:p>0.05468426377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1.12222666578">
                <text:p>1141.12222666578</text:p>
              </table:table-cell>
              <table:table-cell office:value-type="float" office:value="0.0521024593971835">
                <text:p>0.0521024593971835</text:p>
              </table:table-cell>
              <table:table-cell office:value-type="float" office:value="0">
                <text:p>0</text:p>
              </table:table-cell>
              <table:table-cell office:value-type="float" office:value="0.0530152516656319">
                <text:p>0.0530152516656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1.93162413429">
                <text:p>1151.93162413429</text:p>
              </table:table-cell>
              <table:table-cell office:value-type="float" office:value="0.050539385615268">
                <text:p>0.050539385615268</text:p>
              </table:table-cell>
              <table:table-cell office:value-type="float" office:value="0">
                <text:p>0</text:p>
              </table:table-cell>
              <table:table-cell office:value-type="float" office:value="0.0513980075120344">
                <text:p>0.0513980075120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2.73556783934">
                <text:p>1162.73556783934</text:p>
              </table:table-cell>
              <table:table-cell office:value-type="float" office:value="0.04902320404681">
                <text:p>0.04902320404681</text:p>
              </table:table-cell>
              <table:table-cell office:value-type="float" office:value="0">
                <text:p>0</text:p>
              </table:table-cell>
              <table:table-cell office:value-type="float" office:value="0.0498308767026941">
                <text:p>0.04983087670269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3.53422139383">
                <text:p>1173.53422139383</text:p>
              </table:table-cell>
              <table:table-cell office:value-type="float" office:value="0.0475525079254057">
                <text:p>0.0475525079254057</text:p>
              </table:table-cell>
              <table:table-cell office:value-type="float" office:value="0">
                <text:p>0</text:p>
              </table:table-cell>
              <table:table-cell office:value-type="float" office:value="0.0483122603772988">
                <text:p>0.0483122603772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4.32774350228">
                <text:p>1184.32774350228</text:p>
              </table:table-cell>
              <table:table-cell office:value-type="float" office:value="0.0461259326876435">
                <text:p>0.0461259326876435</text:p>
              </table:table-cell>
              <table:table-cell office:value-type="float" office:value="0">
                <text:p>0</text:p>
              </table:table-cell>
              <table:table-cell office:value-type="float" office:value="0.0468406133828533">
                <text:p>0.04684061338285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95.11628810806">
                <text:p>1195.11628810806</text:p>
              </table:table-cell>
              <table:table-cell office:value-type="float" office:value="0.0447421547070142">
                <text:p>0.0447421547070142</text:p>
              </table:table-cell>
              <table:table-cell office:value-type="float" office:value="0">
                <text:p>0</text:p>
              </table:table-cell>
              <table:table-cell office:value-type="float" office:value="0.0454144423143403">
                <text:p>0.04541444231434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5.90000453626">
                <text:p>1205.90000453626</text:p>
              </table:table-cell>
              <table:table-cell office:value-type="float" office:value="0.0433998900658038">
                <text:p>0.0433998900658038</text:p>
              </table:table-cell>
              <table:table-cell office:value-type="float" office:value="0">
                <text:p>0</text:p>
              </table:table-cell>
              <table:table-cell office:value-type="float" office:value="0.0440323036355128">
                <text:p>0.0440323036355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6.67903763221">
                <text:p>1216.67903763221</text:p>
              </table:table-cell>
              <table:table-cell office:value-type="float" office:value="0.0420978933638296">
                <text:p>0.0420978933638296</text:p>
              </table:table-cell>
              <table:table-cell office:value-type="float" office:value="0">
                <text:p>0</text:p>
              </table:table-cell>
              <table:table-cell office:value-type="float" office:value="0.0426928018760831">
                <text:p>0.0426928018760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27.45352789587">
                <text:p>1227.45352789587</text:p>
              </table:table-cell>
              <table:table-cell office:value-type="float" office:value="0.0408349565629148">
                <text:p>0.0408349565629148</text:p>
              </table:table-cell>
              <table:table-cell office:value-type="float" office:value="0">
                <text:p>0</text:p>
              </table:table-cell>
              <table:table-cell office:value-type="float" office:value="0.0413945879017706">
                <text:p>0.04139458790177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8.22361161222">
                <text:p>1238.22361161222</text:p>
              </table:table-cell>
              <table:table-cell office:value-type="float" office:value="0.0396099078660273">
                <text:p>0.0396099078660273</text:p>
              </table:table-cell>
              <table:table-cell office:value-type="float" office:value="0">
                <text:p>0</text:p>
              </table:table-cell>
              <table:table-cell office:value-type="float" office:value="0.0401363572538553">
                <text:p>0.04013635725385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48.98942097766">
                <text:p>1248.98942097766</text:p>
              </table:table-cell>
              <table:table-cell office:value-type="float" office:value="0.0384216106300465">
                <text:p>0.0384216106300465</text:p>
              </table:table-cell>
              <table:table-cell office:value-type="float" office:value="0">
                <text:p>0</text:p>
              </table:table-cell>
              <table:table-cell office:value-type="float" office:value="0.0389168485550601">
                <text:p>0.03891684855506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9.75108422273">
                <text:p>1259.75108422273</text:p>
              </table:table-cell>
              <table:table-cell office:value-type="float" office:value="0.0372689623111451">
                <text:p>0.0372689623111451</text:p>
              </table:table-cell>
              <table:table-cell office:value-type="float" office:value="0">
                <text:p>0</text:p>
              </table:table-cell>
              <table:table-cell office:value-type="float" office:value="0.0377348419787479">
                <text:p>0.03773484197874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0.50872573104">
                <text:p>1270.50872573104</text:p>
              </table:table-cell>
              <table:table-cell office:value-type="float" office:value="0.0361508934418107">
                <text:p>0.0361508934418107</text:p>
              </table:table-cell>
              <table:table-cell office:value-type="float" office:value="0">
                <text:p>0</text:p>
              </table:table-cell>
              <table:table-cell office:value-type="float" office:value="0.036589157778575">
                <text:p>0.036589157778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1.2624661547">
                <text:p>1281.2624661547</text:p>
              </table:table-cell>
              <table:table-cell office:value-type="float" office:value="0.0350663666385564">
                <text:p>0.0350663666385564</text:p>
              </table:table-cell>
              <table:table-cell office:value-type="float" office:value="0">
                <text:p>0</text:p>
              </table:table-cell>
              <table:table-cell office:value-type="float" office:value="0.0354786548758898">
                <text:p>0.03547865487588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92.01242252623">
                <text:p>1292.01242252623</text:p>
              </table:table-cell>
              <table:table-cell office:value-type="float" office:value="0.0340143756393997">
                <text:p>0.0340143756393997</text:p>
              </table:table-cell>
              <table:table-cell office:value-type="float" office:value="0">
                <text:p>0</text:p>
              </table:table-cell>
              <table:table-cell office:value-type="float" office:value="0.0344022295023015">
                <text:p>0.0344022295023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02.75870836721">
                <text:p>1302.75870836721</text:p>
              </table:table-cell>
              <table:table-cell office:value-type="float" office:value="0.0329939443702177">
                <text:p>0.0329939443702177</text:p>
              </table:table-cell>
              <table:table-cell office:value-type="float" office:value="0">
                <text:p>0</text:p>
              </table:table-cell>
              <table:table-cell office:value-type="float" office:value="0.0333588138949763">
                <text:p>0.0333588138949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3.50143379356">
                <text:p>1313.50143379356</text:p>
              </table:table-cell>
              <table:table-cell office:value-type="float" office:value="0.0320041260391112">
                <text:p>0.0320041260391112</text:p>
              </table:table-cell>
              <table:table-cell office:value-type="float" office:value="0">
                <text:p>0</text:p>
              </table:table-cell>
              <table:table-cell office:value-type="float" office:value="0.0323473750423384">
                <text:p>0.03234737504233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24.2407056177">
                <text:p>1324.2407056177</text:p>
              </table:table-cell>
              <table:table-cell office:value-type="float" office:value="0.0310440022579379">
                <text:p>0.0310440022579379</text:p>
              </table:table-cell>
              <table:table-cell office:value-type="float" office:value="0">
                <text:p>0</text:p>
              </table:table-cell>
              <table:table-cell office:value-type="float" office:value="0.0313669134779727">
                <text:p>0.0313669134779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4.97662744771">
                <text:p>1334.97662744771</text:p>
              </table:table-cell>
              <table:table-cell office:value-type="float" office:value="0.0301126821901997">
                <text:p>0.0301126821901997</text:p>
              </table:table-cell>
              <table:table-cell office:value-type="float" office:value="0">
                <text:p>0</text:p>
              </table:table-cell>
              <table:table-cell office:value-type="float" office:value="0.0304164621206313">
                <text:p>0.03041646212063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45.70929978342">
                <text:p>1345.70929978342</text:p>
              </table:table-cell>
              <table:table-cell office:value-type="float" office:value="0.0292093017244937">
                <text:p>0.0292093017244937</text:p>
              </table:table-cell>
              <table:table-cell office:value-type="float" office:value="0">
                <text:p>0</text:p>
              </table:table-cell>
              <table:table-cell office:value-type="float" office:value="0.0294950851583544">
                <text:p>0.02949508515835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6.43882010964">
                <text:p>1356.43882010964</text:p>
              </table:table-cell>
              <table:table-cell office:value-type="float" office:value="0.0283330226727589">
                <text:p>0.0283330226727589</text:p>
              </table:table-cell>
              <table:table-cell office:value-type="float" office:value="0">
                <text:p>0</text:p>
              </table:table-cell>
              <table:table-cell office:value-type="float" office:value="0.0286018769748083">
                <text:p>0.02860187697480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67.16528298667">
                <text:p>1367.16528298667</text:p>
              </table:table-cell>
              <table:table-cell office:value-type="float" office:value="0.0274830319925761">
                <text:p>0.0274830319925761</text:p>
              </table:table-cell>
              <table:table-cell office:value-type="float" office:value="0">
                <text:p>0</text:p>
              </table:table-cell>
              <table:table-cell office:value-type="float" office:value="0.0277359611160412">
                <text:p>0.02773596111604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7.88878013798">
                <text:p>1377.88878013798</text:p>
              </table:table-cell>
              <table:table-cell office:value-type="float" office:value="0.0266585410327989">
                <text:p>0.0266585410327989</text:p>
              </table:table-cell>
              <table:table-cell office:value-type="float" office:value="0">
                <text:p>0</text:p>
              </table:table-cell>
              <table:table-cell office:value-type="float" office:value="0.02689648929594">
                <text:p>0.026896489295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88.60940053534">
                <text:p>1388.60940053534</text:p>
              </table:table-cell>
              <table:table-cell office:value-type="float" office:value="0.0258587848018149">
                <text:p>0.0258587848018149</text:p>
              </table:table-cell>
              <table:table-cell office:value-type="float" office:value="0">
                <text:p>0</text:p>
              </table:table-cell>
              <table:table-cell office:value-type="float" office:value="0.0260826404387579">
                <text:p>0.02608264043875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9.32723048137">
                <text:p>1399.32723048137</text:p>
              </table:table-cell>
              <table:table-cell office:value-type="float" office:value="0.0250830212577604">
                <text:p>0.0250830212577604</text:p>
              </table:table-cell>
              <table:table-cell office:value-type="float" office:value="0">
                <text:p>0</text:p>
              </table:table-cell>
              <table:table-cell office:value-type="float" office:value="0.0252936197571579">
                <text:p>0.0252936197571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0.04235368961">
                <text:p>1410.04235368961</text:p>
              </table:table-cell>
              <table:table-cell office:value-type="float" office:value="0.0243305306200276">
                <text:p>0.0243305306200276</text:p>
              </table:table-cell>
              <table:table-cell office:value-type="float" office:value="0">
                <text:p>0</text:p>
              </table:table-cell>
              <table:table-cell office:value-type="float" office:value="0.0245286578642923">
                <text:p>0.02452865786429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0.7548513622">
                <text:p>1420.7548513622</text:p>
              </table:table-cell>
              <table:table-cell office:value-type="float" office:value="0.0236006147014268">
                <text:p>0.0236006147014268</text:p>
              </table:table-cell>
              <table:table-cell office:value-type="float" office:value="0">
                <text:p>0</text:p>
              </table:table-cell>
              <table:table-cell office:value-type="float" office:value="0.0237870099185092">
                <text:p>0.0237870099185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1.4648022652">
                <text:p>1431.4648022652</text:p>
              </table:table-cell>
              <table:table-cell office:value-type="float" office:value="0.022892596260384">
                <text:p>0.022892596260384</text:p>
              </table:table-cell>
              <table:table-cell office:value-type="float" office:value="0">
                <text:p>0</text:p>
              </table:table-cell>
              <table:table-cell office:value-type="float" office:value="0.0230679547993418">
                <text:p>0.0230679547993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2.1722828017">
                <text:p>1442.1722828017</text:p>
              </table:table-cell>
              <table:table-cell office:value-type="float" office:value="0.0222058183725725">
                <text:p>0.0222058183725725</text:p>
              </table:table-cell>
              <table:table-cell office:value-type="float" office:value="0">
                <text:p>0</text:p>
              </table:table-cell>
              <table:table-cell office:value-type="float" office:value="0.0223707943135002">
                <text:p>0.0223707943135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2.8773670827">
                <text:p>1452.8773670827</text:p>
              </table:table-cell>
              <table:table-cell office:value-type="float" office:value="0.0215396438213953">
                <text:p>0.0215396438213953</text:p>
              </table:table-cell>
              <table:table-cell office:value-type="float" office:value="0">
                <text:p>0</text:p>
              </table:table-cell>
              <table:table-cell office:value-type="float" office:value="0.021694852429644">
                <text:p>0.0216948524296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3.58012699586">
                <text:p>1463.58012699586</text:p>
              </table:table-cell>
              <table:table-cell office:value-type="float" office:value="0.0208934545067534">
                <text:p>0.0208934545067534</text:p>
              </table:table-cell>
              <table:table-cell office:value-type="float" office:value="0">
                <text:p>0</text:p>
              </table:table-cell>
              <table:table-cell office:value-type="float" office:value="0.0210394745407719">
                <text:p>0.02103947454077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4.28063227221">
                <text:p>1474.28063227221</text:p>
              </table:table-cell>
              <table:table-cell office:value-type="float" office:value="0.0202666508715508">
                <text:p>0.0202666508715508</text:p>
              </table:table-cell>
              <table:table-cell office:value-type="float" office:value="0">
                <text:p>0</text:p>
              </table:table-cell>
              <table:table-cell office:value-type="float" office:value="0.0204040267531155">
                <text:p>0.0204040267531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4.97895055087">
                <text:p>1484.97895055087</text:p>
              </table:table-cell>
              <table:table-cell office:value-type="float" office:value="0.0196586513454043">
                <text:p>0.0196586513454043</text:p>
              </table:table-cell>
              <table:table-cell office:value-type="float" office:value="0">
                <text:p>0</text:p>
              </table:table-cell>
              <table:table-cell office:value-type="float" office:value="0.0197878952004783">
                <text:p>0.0197878952004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5.67514744176">
                <text:p>1495.67514744176</text:p>
              </table:table-cell>
              <table:table-cell office:value-type="float" office:value="0.0190688918050422">
                <text:p>0.0190688918050422</text:p>
              </table:table-cell>
              <table:table-cell office:value-type="float" office:value="0">
                <text:p>0</text:p>
              </table:table-cell>
              <table:table-cell office:value-type="float" office:value="0.0191904853830065">
                <text:p>0.0191904853830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6.36928658651">
                <text:p>1506.36928658651</text:p>
              </table:table-cell>
              <table:table-cell office:value-type="float" office:value="0.0184968250508909">
                <text:p>0.0184968250508909</text:p>
              </table:table-cell>
              <table:table-cell office:value-type="float" office:value="0">
                <text:p>0</text:p>
              </table:table-cell>
              <table:table-cell office:value-type="float" office:value="0.0186112215294247">
                <text:p>0.01861122152942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7.06142971752">
                <text:p>1517.06142971752</text:p>
              </table:table-cell>
              <table:table-cell office:value-type="float" office:value="0.0179419202993642">
                <text:p>0.0179419202993642</text:p>
              </table:table-cell>
              <table:table-cell office:value-type="float" office:value="0">
                <text:p>0</text:p>
              </table:table-cell>
              <table:table-cell office:value-type="float" office:value="0.0180495459818133">
                <text:p>0.0180495459818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7.75163671518">
                <text:p>1527.75163671518</text:p>
              </table:table-cell>
              <table:table-cell office:value-type="float" office:value="0.0174036626903833">
                <text:p>0.0174036626903833</text:p>
              </table:table-cell>
              <table:table-cell office:value-type="float" office:value="0">
                <text:p>0</text:p>
              </table:table-cell>
              <table:table-cell office:value-type="float" office:value="0.0175049186020454">
                <text:p>0.01750491860204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8.43996566351">
                <text:p>1538.43996566351</text:p>
              </table:table-cell>
              <table:table-cell office:value-type="float" office:value="0.0168815528096718">
                <text:p>0.0168815528096718</text:p>
              </table:table-cell>
              <table:table-cell office:value-type="float" office:value="0">
                <text:p>0</text:p>
              </table:table-cell>
              <table:table-cell office:value-type="float" office:value="0.016976816199039">
                <text:p>0.0169768161990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9.12647290398">
                <text:p>1549.12647290398</text:p>
              </table:table-cell>
              <table:table-cell office:value-type="float" office:value="0.0163751062253816">
                <text:p>0.0163751062253816</text:p>
              </table:table-cell>
              <table:table-cell office:value-type="float" office:value="0">
                <text:p>0</text:p>
              </table:table-cell>
              <table:table-cell office:value-type="float" office:value="0.0164647319760195">
                <text:p>0.0164647319760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9.81121308782">
                <text:p>1559.81121308782</text:p>
              </table:table-cell>
              <table:table-cell office:value-type="float" office:value="0.0158838530386202">
                <text:p>0.0158838530386202</text:p>
              </table:table-cell>
              <table:table-cell office:value-type="float" office:value="0">
                <text:p>0</text:p>
              </table:table-cell>
              <table:table-cell office:value-type="float" office:value="0.0159681749970207">
                <text:p>0.0159681749970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0.49423922674">
                <text:p>1570.49423922674</text:p>
              </table:table-cell>
              <table:table-cell office:value-type="float" office:value="0.0154073374474616">
                <text:p>0.0154073374474616</text:p>
              </table:table-cell>
              <table:table-cell office:value-type="float" office:value="0">
                <text:p>0</text:p>
              </table:table-cell>
              <table:table-cell office:value-type="float" office:value="0.0154866696718866">
                <text:p>0.0154866696718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81.17560274209">
                <text:p>1581.17560274209</text:p>
              </table:table-cell>
              <table:table-cell office:value-type="float" office:value="0.0149451173240377">
                <text:p>0.0149451173240377</text:p>
              </table:table-cell>
              <table:table-cell office:value-type="float" office:value="0">
                <text:p>0</text:p>
              </table:table-cell>
              <table:table-cell office:value-type="float" office:value="0.0150197552590703">
                <text:p>0.0150197552590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91.85535351256">
                <text:p>1591.85535351256</text:p>
              </table:table-cell>
              <table:table-cell office:value-type="float" office:value="0.0144967638043166">
                <text:p>0.0144967638043166</text:p>
              </table:table-cell>
              <table:table-cell office:value-type="float" office:value="0">
                <text:p>0</text:p>
              </table:table-cell>
              <table:table-cell office:value-type="float" office:value="0.014566985385552">
                <text:p>0.0145669853855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02.53353992052">
                <text:p>1602.53353992052</text:p>
              </table:table-cell>
              <table:table-cell office:value-type="float" office:value="0.0140618608901871">
                <text:p>0.0140618608901871</text:p>
              </table:table-cell>
              <table:table-cell office:value-type="float" office:value="0">
                <text:p>0</text:p>
              </table:table-cell>
              <table:table-cell office:value-type="float" office:value="0.0141279275832326">
                <text:p>0.0141279275832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13.21020889682">
                <text:p>1613.21020889682</text:p>
              </table:table-cell>
              <table:table-cell office:value-type="float" office:value="0.0136400050634815">
                <text:p>0.0136400050634815</text:p>
              </table:table-cell>
              <table:table-cell office:value-type="float" office:value="0">
                <text:p>0</text:p>
              </table:table-cell>
              <table:table-cell office:value-type="float" office:value="0.0137021628411811">
                <text:p>0.0137021628411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3.88540596443">
                <text:p>1623.88540596443</text:p>
              </table:table-cell>
              <table:table-cell office:value-type="float" office:value="0.013230804911577">
                <text:p>0.013230804911577</text:p>
              </table:table-cell>
              <table:table-cell office:value-type="float" office:value="0">
                <text:p>0</text:p>
              </table:table-cell>
              <table:table-cell office:value-type="float" office:value="0.0132892851731461">
                <text:p>0.01328928517314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4.5591752806">
                <text:p>1634.5591752806</text:p>
              </table:table-cell>
              <table:table-cell office:value-type="float" office:value="0.0128338807642297">
                <text:p>0.0128338807642297</text:p>
              </table:table-cell>
              <table:table-cell office:value-type="float" office:value="0">
                <text:p>0</text:p>
              </table:table-cell>
              <table:table-cell office:value-type="float" office:value="0.0128889011997609">
                <text:p>0.0128889011997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5.23155967788">
                <text:p>1645.23155967788</text:p>
              </table:table-cell>
              <table:table-cell office:value-type="float" office:value="0.0124488643413028">
                <text:p>0.0124488643413028</text:p>
              </table:table-cell>
              <table:table-cell office:value-type="float" office:value="0">
                <text:p>0</text:p>
              </table:table-cell>
              <table:table-cell office:value-type="float" office:value="0.0125006297448995">
                <text:p>0.01250062974489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5.90260070383">
                <text:p>1655.90260070383</text:p>
              </table:table-cell>
              <table:table-cell office:value-type="float" office:value="0.0120753984110637">
                <text:p>0.0120753984110637</text:p>
              </table:table-cell>
              <table:table-cell office:value-type="float" office:value="0">
                <text:p>0</text:p>
              </table:table-cell>
              <table:table-cell office:value-type="float" office:value="0.0121241014456609">
                <text:p>0.0121241014456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.5723386596">
                <text:p>1666.5723386596</text:p>
              </table:table-cell>
              <table:table-cell office:value-type="float" office:value="0.0117131364587318">
                <text:p>0.0117131364587318</text:p>
              </table:table-cell>
              <table:table-cell office:value-type="float" office:value="0">
                <text:p>0</text:p>
              </table:table-cell>
              <table:table-cell office:value-type="float" office:value="0.011758958375483">
                <text:p>0.0117589583754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.24081263728">
                <text:p>1677.24081263728</text:p>
              </table:table-cell>
              <table:table-cell office:value-type="float" office:value="0.0113617423649699">
                <text:p>0.0113617423649699</text:p>
              </table:table-cell>
              <table:table-cell office:value-type="float" office:value="0">
                <text:p>0</text:p>
              </table:table-cell>
              <table:table-cell office:value-type="float" office:value="0.0114048536799051">
                <text:p>0.0114048536799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7.90806055623">
                <text:p>1687.90806055623</text:p>
              </table:table-cell>
              <table:table-cell office:value-type="float" office:value="0.0110208900940208">
                <text:p>0.0110208900940208</text:p>
              </table:table-cell>
              <table:table-cell office:value-type="float" office:value="0">
                <text:p>0</text:p>
              </table:table-cell>
              <table:table-cell office:value-type="float" office:value="0.0110614512245196">
                <text:p>0.0110614512245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8.57411919819">
                <text:p>1698.57411919819</text:p>
              </table:table-cell>
              <table:table-cell office:value-type="float" office:value="0.0106902633912002">
                <text:p>0.0106902633912002</text:p>
              </table:table-cell>
              <table:table-cell office:value-type="float" office:value="0">
                <text:p>0</text:p>
              </table:table-cell>
              <table:table-cell office:value-type="float" office:value="0.0107284252546717">
                <text:p>0.01072842525467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9.23902424149">
                <text:p>1709.23902424149</text:p>
              </table:table-cell>
              <table:table-cell office:value-type="float" office:value="0.0103695554894641">
                <text:p>0.0103695554894641</text:p>
              </table:table-cell>
              <table:table-cell office:value-type="float" office:value="0">
                <text:p>0</text:p>
              </table:table-cell>
              <table:table-cell office:value-type="float" office:value="0.0104054600664836">
                <text:p>0.0104054600664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